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linea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IF([.$C2] &lt; [.$B$2]; [.$B$4] + ([.$B$5] - [.$B$4]) * ([.$C2] + 0.5) / [.$B$2]; 0)" office:value-type="float" office:value="59.0234375" calcext:value-type="float">
            <text:p>59.0234375</text:p>
          </table:table-cell>
          <table:table-cell table:formula="of:=IF([.$C2] &lt; [.$B$2]; POWER(10;  LOG([.$B$4]) + (LOG([.$B$5]) - LOG([.$B$4])) * ([.$C2] + 0.5) / [.$B$2]); 0)" office:value-type="float" office:value="20.2716626666813" calcext:value-type="float">
            <text:p>20.2716626666813</text:p>
          </table:table-cell>
          <table:table-cell table:formula="of:=IF([.$C2] &lt; [.$B$2]; POWER(POWER([.$B$4]; 1/[.$B$3]) + (POWER([.$B$5]; 1/[.$B$3]) - POWER([.$B$4]; 1/[.$B$3])) * ([.$C2] + 0.5) / [.$B$2]; [.$B$3]); 0)" office:value-type="float" office:value="21.2663296759722" calcext:value-type="float">
            <text:p>21.2663296759722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office:value-type="float" office:value="1" calcext:value-type="float">
            <text:p>1</text:p>
          </table:table-cell>
          <table:table-cell table:formula="of:=IF([.$C3] &lt; [.$B$2]; [.$B$4] + ([.$B$5] - [.$B$4]) * ([.$C3] + 0.5) / [.$B$2]; 0)" office:value-type="float" office:value="137.0703125" calcext:value-type="float">
            <text:p>137.0703125</text:p>
          </table:table-cell>
          <table:table-cell table:formula="of:=IF([.$C3] &lt; [.$B$2]; POWER(10;  LOG([.$B$4]) + (LOG([.$B$5]) - LOG([.$B$4])) * ([.$C3] + 0.5) / [.$B$2]); 0)" office:value-type="float" office:value="20.8261082128867" calcext:value-type="float">
            <text:p>20.8261082128867</text:p>
          </table:table-cell>
          <table:table-cell table:formula="of:=IF([.$C3] &lt; [.$B$2]; POWER(POWER([.$B$4]; 1/[.$B$3]) + (POWER([.$B$5]; 1/[.$B$3]) - POWER([.$B$4]; 1/[.$B$3])) * ([.$C3] + 0.5) / [.$B$2]; [.$B$3]); 0)" office:value-type="float" office:value="23.9483934118915" calcext:value-type="float">
            <text:p>23.94839341189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$C4] &lt; [.$B$2]; [.$B$4] + ([.$B$5] - [.$B$4]) * ([.$C4] + 0.5) / [.$B$2]; 0)" office:value-type="float" office:value="215.1171875" calcext:value-type="float">
            <text:p>215.1171875</text:p>
          </table:table-cell>
          <table:table-cell table:formula="of:=IF([.$C4] &lt; [.$B$2]; POWER(10;  LOG([.$B$4]) + (LOG([.$B$5]) - LOG([.$B$4])) * ([.$C4] + 0.5) / [.$B$2]); 0)" office:value-type="float" office:value="21.3957182706945" calcext:value-type="float">
            <text:p>21.3957182706945</text:p>
          </table:table-cell>
          <table:table-cell table:formula="of:=IF([.$C4] &lt; [.$B$2]; POWER(POWER([.$B$4]; 1/[.$B$3]) + (POWER([.$B$5]; 1/[.$B$3]) - POWER([.$B$4]; 1/[.$B$3])) * ([.$C4] + 0.5) / [.$B$2]; [.$B$3]); 0)" office:value-type="float" office:value="26.8349198601233" calcext:value-type="float">
            <text:p>26.83491986012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table:formula="of:=IF([.$C5] &lt; [.$B$2]; [.$B$4] + ([.$B$5] - [.$B$4]) * ([.$C5] + 0.5) / [.$B$2]; 0)" office:value-type="float" office:value="293.1640625" calcext:value-type="float">
            <text:p>293.1640625</text:p>
          </table:table-cell>
          <table:table-cell table:formula="of:=IF([.$C5] &lt; [.$B$2]; POWER(10;  LOG([.$B$4]) + (LOG([.$B$5]) - LOG([.$B$4])) * ([.$C5] + 0.5) / [.$B$2]); 0)" office:value-type="float" office:value="21.9809076011459" calcext:value-type="float">
            <text:p>21.9809076011459</text:p>
          </table:table-cell>
          <table:table-cell table:formula="of:=IF([.$C5] &lt; [.$B$2]; POWER(POWER([.$B$4]; 1/[.$B$3]) + (POWER([.$B$5]; 1/[.$B$3]) - POWER([.$B$4]; 1/[.$B$3])) * ([.$C5] + 0.5) / [.$B$2]; [.$B$3]); 0)" office:value-type="float" office:value="29.9321513973126" calcext:value-type="float">
            <text:p>29.932151397312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$C6] &lt; [.$B$2]; [.$B$4] + ([.$B$5] - [.$B$4]) * ([.$C6] + 0.5) / [.$B$2]; 0)" office:value-type="float" office:value="371.2109375" calcext:value-type="float">
            <text:p>371.2109375</text:p>
          </table:table-cell>
          <table:table-cell table:formula="of:=IF([.$C6] &lt; [.$B$2]; POWER(10;  LOG([.$B$4]) + (LOG([.$B$5]) - LOG([.$B$4])) * ([.$C6] + 0.5) / [.$B$2]); 0)" office:value-type="float" office:value="22.5821023093155" calcext:value-type="float">
            <text:p>22.5821023093155</text:p>
          </table:table-cell>
          <table:table-cell table:formula="of:=IF([.$C6] &lt; [.$B$2]; POWER(POWER([.$B$4]; 1/[.$B$3]) + (POWER([.$B$5]; 1/[.$B$3]) - POWER([.$B$4]; 1/[.$B$3])) * ([.$C6] + 0.5) / [.$B$2]; [.$B$3]); 0)" office:value-type="float" office:value="33.2462586617213" calcext:value-type="float">
            <text:p>33.246258661721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$C7] &lt; [.$B$2]; [.$B$4] + ([.$B$5] - [.$B$4]) * ([.$C7] + 0.5) / [.$B$2]; 0)" office:value-type="float" office:value="449.2578125" calcext:value-type="float">
            <text:p>449.2578125</text:p>
          </table:table-cell>
          <table:table-cell table:formula="of:=IF([.$C7] &lt; [.$B$2]; POWER(10;  LOG([.$B$4]) + (LOG([.$B$5]) - LOG([.$B$4])) * ([.$C7] + 0.5) / [.$B$2]); 0)" office:value-type="float" office:value="23.1997401545789" calcext:value-type="float">
            <text:p>23.1997401545789</text:p>
          </table:table-cell>
          <table:table-cell table:formula="of:=IF([.$C7] &lt; [.$B$2]; POWER(POWER([.$B$4]; 1/[.$B$3]) + (POWER([.$B$5]; 1/[.$B$3]) - POWER([.$B$4]; 1/[.$B$3])) * ([.$C7] + 0.5) / [.$B$2]; [.$B$3]); 0)" office:value-type="float" office:value="36.7833441587932" calcext:value-type="float">
            <text:p>36.783344158793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$C8] &lt; [.$B$2]; [.$B$4] + ([.$B$5] - [.$B$4]) * ([.$C8] + 0.5) / [.$B$2]; 0)" office:value-type="float" office:value="527.3046875" calcext:value-type="float">
            <text:p>527.3046875</text:p>
          </table:table-cell>
          <table:table-cell table:formula="of:=IF([.$C8] &lt; [.$B$2]; POWER(10;  LOG([.$B$4]) + (LOG([.$B$5]) - LOG([.$B$4])) * ([.$C8] + 0.5) / [.$B$2]); 0)" office:value-type="float" office:value="23.8342708693668" calcext:value-type="float">
            <text:p>23.8342708693668</text:p>
          </table:table-cell>
          <table:table-cell table:formula="of:=IF([.$C8] &lt; [.$B$2]; POWER(POWER([.$B$4]; 1/[.$B$3]) + (POWER([.$B$5]; 1/[.$B$3]) - POWER([.$B$4]; 1/[.$B$3])) * ([.$C8] + 0.5) / [.$B$2]; [.$B$3]); 0)" office:value-type="float" office:value="40.5494455561566" calcext:value-type="float">
            <text:p>40.549445556156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$C9] &lt; [.$B$2]; [.$B$4] + ([.$B$5] - [.$B$4]) * ([.$C9] + 0.5) / [.$B$2]; 0)" office:value-type="float" office:value="605.3515625" calcext:value-type="float">
            <text:p>605.3515625</text:p>
          </table:table-cell>
          <table:table-cell table:formula="of:=IF([.$C9] &lt; [.$B$2]; POWER(10;  LOG([.$B$4]) + (LOG([.$B$5]) - LOG([.$B$4])) * ([.$C9] + 0.5) / [.$B$2]); 0)" office:value-type="float" office:value="24.4861564866376" calcext:value-type="float">
            <text:p>24.4861564866376</text:p>
          </table:table-cell>
          <table:table-cell table:formula="of:=IF([.$C9] &lt; [.$B$2]; POWER(POWER([.$B$4]; 1/[.$B$3]) + (POWER([.$B$5]; 1/[.$B$3]) - POWER([.$B$4]; 1/[.$B$3])) * ([.$C9] + 0.5) / [.$B$2]; [.$B$3]); 0)" office:value-type="float" office:value="44.5505387051499" calcext:value-type="float">
            <text:p>44.550538705149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$C10] &lt; [.$B$2]; [.$B$4] + ([.$B$5] - [.$B$4]) * ([.$C10] + 0.5) / [.$B$2]; 0)" office:value-type="float" office:value="683.3984375" calcext:value-type="float">
            <text:p>683.3984375</text:p>
          </table:table-cell>
          <table:table-cell table:formula="of:=IF([.$C10] &lt; [.$B$2]; POWER(10;  LOG([.$B$4]) + (LOG([.$B$5]) - LOG([.$B$4])) * ([.$C10] + 0.5) / [.$B$2]); 0)" office:value-type="float" office:value="25.1558716763057" calcext:value-type="float">
            <text:p>25.1558716763057</text:p>
          </table:table-cell>
          <table:table-cell table:formula="of:=IF([.$C10] &lt; [.$B$2]; POWER(POWER([.$B$4]; 1/[.$B$3]) + (POWER([.$B$5]; 1/[.$B$3]) - POWER([.$B$4]; 1/[.$B$3])) * ([.$C10] + 0.5) / [.$B$2]; [.$B$3]); 0)" office:value-type="float" office:value="48.7925404203855" calcext:value-type="float">
            <text:p>48.792540420385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$C11] &lt; [.$B$2]; [.$B$4] + ([.$B$5] - [.$B$4]) * ([.$C11] + 0.5) / [.$B$2]; 0)" office:value-type="float" office:value="761.4453125" calcext:value-type="float">
            <text:p>761.4453125</text:p>
          </table:table-cell>
          <table:table-cell table:formula="of:=IF([.$C11] &lt; [.$B$2]; POWER(10;  LOG([.$B$4]) + (LOG([.$B$5]) - LOG([.$B$4])) * ([.$C11] + 0.5) / [.$B$2]); 0)" office:value-type="float" office:value="25.8439040908727" calcext:value-type="float">
            <text:p>25.8439040908727</text:p>
          </table:table-cell>
          <table:table-cell table:formula="of:=IF([.$C11] &lt; [.$B$2]; POWER(POWER([.$B$4]; 1/[.$B$3]) + (POWER([.$B$5]; 1/[.$B$3]) - POWER([.$B$4]; 1/[.$B$3])) * ([.$C11] + 0.5) / [.$B$2]; [.$B$3]); 0)" office:value-type="float" office:value="53.2813110442822" calcext:value-type="float">
            <text:p>53.281311044282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$C12] &lt; [.$B$2]; [.$B$4] + ([.$B$5] - [.$B$4]) * ([.$C12] + 0.5) / [.$B$2]; 0)" office:value-type="float" office:value="839.4921875" calcext:value-type="float">
            <text:p>839.4921875</text:p>
          </table:table-cell>
          <table:table-cell table:formula="of:=IF([.$C12] &lt; [.$B$2]; POWER(10;  LOG([.$B$4]) + (LOG([.$B$5]) - LOG([.$B$4])) * ([.$C12] + 0.5) / [.$B$2]); 0)" office:value-type="float" office:value="26.5507547205102" calcext:value-type="float">
            <text:p>26.5507547205102</text:p>
          </table:table-cell>
          <table:table-cell table:formula="of:=IF([.$C12] &lt; [.$B$2]; POWER(POWER([.$B$4]; 1/[.$B$3]) + (POWER([.$B$5]; 1/[.$B$3]) - POWER([.$B$4]; 1/[.$B$3])) * ([.$C12] + 0.5) / [.$B$2]; [.$B$3]); 0)" office:value-type="float" office:value="58.0226568197168" calcext:value-type="float">
            <text:p>58.022656819716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$C13] &lt; [.$B$2]; [.$B$4] + ([.$B$5] - [.$B$4]) * ([.$C13] + 0.5) / [.$B$2]; 0)" office:value-type="float" office:value="917.5390625" calcext:value-type="float">
            <text:p>917.5390625</text:p>
          </table:table-cell>
          <table:table-cell table:formula="of:=IF([.$C13] &lt; [.$B$2]; POWER(10;  LOG([.$B$4]) + (LOG([.$B$5]) - LOG([.$B$4])) * ([.$C13] + 0.5) / [.$B$2]); 0)" office:value-type="float" office:value="27.2769382578564" calcext:value-type="float">
            <text:p>27.2769382578564</text:p>
          </table:table-cell>
          <table:table-cell table:formula="of:=IF([.$C13] &lt; [.$B$2]; POWER(POWER([.$B$4]; 1/[.$B$3]) + (POWER([.$B$5]; 1/[.$B$3]) - POWER([.$B$4]; 1/[.$B$3])) * ([.$C13] + 0.5) / [.$B$2]; [.$B$3]); 0)" office:value-type="float" office:value="63.0223320907929" calcext:value-type="float">
            <text:p>63.022332090792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$C14] &lt; [.$B$2]; [.$B$4] + ([.$B$5] - [.$B$4]) * ([.$C14] + 0.5) / [.$B$2]; 0)" office:value-type="float" office:value="995.5859375" calcext:value-type="float">
            <text:p>995.5859375</text:p>
          </table:table-cell>
          <table:table-cell table:formula="of:=IF([.$C14] &lt; [.$B$2]; POWER(10;  LOG([.$B$4]) + (LOG([.$B$5]) - LOG([.$B$4])) * ([.$C14] + 0.5) / [.$B$2]); 0)" office:value-type="float" office:value="28.0229834727882" calcext:value-type="float">
            <text:p>28.0229834727882</text:p>
          </table:table-cell>
          <table:table-cell table:formula="of:=IF([.$C14] &lt; [.$B$2]; POWER(POWER([.$B$4]; 1/[.$B$3]) + (POWER([.$B$5]; 1/[.$B$3]) - POWER([.$B$4]; 1/[.$B$3])) * ([.$C14] + 0.5) / [.$B$2]; [.$B$3]); 0)" office:value-type="float" office:value="68.286041349091" calcext:value-type="float">
            <text:p>68.28604134909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$C15] &lt; [.$B$2]; [.$B$4] + ([.$B$5] - [.$B$4]) * ([.$C15] + 0.5) / [.$B$2]; 0)" office:value-type="float" office:value="1073.6328125" calcext:value-type="float">
            <text:p>1073.6328125</text:p>
          </table:table-cell>
          <table:table-cell table:formula="of:=IF([.$C15] &lt; [.$B$2]; POWER(10;  LOG([.$B$4]) + (LOG([.$B$5]) - LOG([.$B$4])) * ([.$C15] + 0.5) / [.$B$2]); 0)" office:value-type="float" office:value="28.7894335974449" calcext:value-type="float">
            <text:p>28.7894335974449</text:p>
          </table:table-cell>
          <table:table-cell table:formula="of:=IF([.$C15] &lt; [.$B$2]; POWER(POWER([.$B$4]; 1/[.$B$3]) + (POWER([.$B$5]; 1/[.$B$3]) - POWER([.$B$4]; 1/[.$B$3])) * ([.$C15] + 0.5) / [.$B$2]; [.$B$3]); 0)" office:value-type="float" office:value="73.8194411405415" calcext:value-type="float">
            <text:p>73.819441140541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$C16] &lt; [.$B$2]; [.$B$4] + ([.$B$5] - [.$B$4]) * ([.$C16] + 0.5) / [.$B$2]; 0)" office:value-type="float" office:value="1151.6796875" calcext:value-type="float">
            <text:p>1151.6796875</text:p>
          </table:table-cell>
          <table:table-cell table:formula="of:=IF([.$C16] &lt; [.$B$2]; POWER(10;  LOG([.$B$4]) + (LOG([.$B$5]) - LOG([.$B$4])) * ([.$C16] + 0.5) / [.$B$2]); 0)" office:value-type="float" office:value="29.576846721782" calcext:value-type="float">
            <text:p>29.576846721782</text:p>
          </table:table-cell>
          <table:table-cell table:formula="of:=IF([.$C16] &lt; [.$B$2]; POWER(POWER([.$B$4]; 1/[.$B$3]) + (POWER([.$B$5]; 1/[.$B$3]) - POWER([.$B$4]; 1/[.$B$3])) * ([.$C16] + 0.5) / [.$B$2]; [.$B$3]); 0)" office:value-type="float" office:value="79.6281418461819" calcext:value-type="float">
            <text:p>79.628141846181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$C17] &lt; [.$B$2]; [.$B$4] + ([.$B$5] - [.$B$4]) * ([.$C17] + 0.5) / [.$B$2]; 0)" office:value-type="float" office:value="1229.7265625" calcext:value-type="float">
            <text:p>1229.7265625</text:p>
          </table:table-cell>
          <table:table-cell table:formula="of:=IF([.$C17] &lt; [.$B$2]; POWER(10;  LOG([.$B$4]) + (LOG([.$B$5]) - LOG([.$B$4])) * ([.$C17] + 0.5) / [.$B$2]); 0)" office:value-type="float" office:value="30.3857961999442" calcext:value-type="float">
            <text:p>30.3857961999442</text:p>
          </table:table-cell>
          <table:table-cell table:formula="of:=IF([.$C17] &lt; [.$B$2]; POWER(POWER([.$B$4]; 1/[.$B$3]) + (POWER([.$B$5]; 1/[.$B$3]) - POWER([.$B$4]; 1/[.$B$3])) * ([.$C17] + 0.5) / [.$B$2]; [.$B$3]); 0)" office:value-type="float" office:value="85.7177093484604" calcext:value-type="float">
            <text:p>85.717709348460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$C18] &lt; [.$B$2]; [.$B$4] + ([.$B$5] - [.$B$4]) * ([.$C18] + 0.5) / [.$B$2]; 0)" office:value-type="float" office:value="1307.7734375" calcext:value-type="float">
            <text:p>1307.7734375</text:p>
          </table:table-cell>
          <table:table-cell table:formula="of:=IF([.$C18] &lt; [.$B$2]; POWER(10;  LOG([.$B$4]) + (LOG([.$B$5]) - LOG([.$B$4])) * ([.$C18] + 0.5) / [.$B$2]); 0)" office:value-type="float" office:value="31.2168710677524" calcext:value-type="float">
            <text:p>31.2168710677524</text:p>
          </table:table-cell>
          <table:table-cell table:formula="of:=IF([.$C18] &lt; [.$B$2]; POWER(POWER([.$B$4]; 1/[.$B$3]) + (POWER([.$B$5]; 1/[.$B$3]) - POWER([.$B$4]; 1/[.$B$3])) * ([.$C18] + 0.5) / [.$B$2]; [.$B$3]); 0)" office:value-type="float" office:value="92.0936665933787" calcext:value-type="float">
            <text:p>92.093666593378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$C19] &lt; [.$B$2]; [.$B$4] + ([.$B$5] - [.$B$4]) * ([.$C19] + 0.5) / [.$B$2]; 0)" office:value-type="float" office:value="1385.8203125" calcext:value-type="float">
            <text:p>1385.8203125</text:p>
          </table:table-cell>
          <table:table-cell table:formula="of:=IF([.$C19] &lt; [.$B$2]; POWER(10;  LOG([.$B$4]) + (LOG([.$B$5]) - LOG([.$B$4])) * ([.$C19] + 0.5) / [.$B$2]); 0)" office:value-type="float" office:value="32.0706764716097" calcext:value-type="float">
            <text:p>32.0706764716097</text:p>
          </table:table-cell>
          <table:table-cell table:formula="of:=IF([.$C19] &lt; [.$B$2]; POWER(POWER([.$B$4]; 1/[.$B$3]) + (POWER([.$B$5]; 1/[.$B$3]) - POWER([.$B$4]; 1/[.$B$3])) * ([.$C19] + 0.5) / [.$B$2]; [.$B$3]); 0)" office:value-type="float" office:value="98.7614950575899" calcext:value-type="float">
            <text:p>98.761495057589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$C20] &lt; [.$B$2]; [.$B$4] + ([.$B$5] - [.$B$4]) * ([.$C20] + 0.5) / [.$B$2]; 0)" office:value-type="float" office:value="1463.8671875" calcext:value-type="float">
            <text:p>1463.8671875</text:p>
          </table:table-cell>
          <table:table-cell table:formula="of:=IF([.$C20] &lt; [.$B$2]; POWER(10;  LOG([.$B$4]) + (LOG([.$B$5]) - LOG([.$B$4])) * ([.$C20] + 0.5) / [.$B$2]); 0)" office:value-type="float" office:value="32.9478341091381" calcext:value-type="float">
            <text:p>32.9478341091381</text:p>
          </table:table-cell>
          <table:table-cell table:formula="of:=IF([.$C20] &lt; [.$B$2]; POWER(POWER([.$B$4]; 1/[.$B$3]) + (POWER([.$B$5]; 1/[.$B$3]) - POWER([.$B$4]; 1/[.$B$3])) * ([.$C20] + 0.5) / [.$B$2]; [.$B$3]); 0)" office:value-type="float" office:value="105.726636128556" calcext:value-type="float">
            <text:p>105.72663612855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$C21] &lt; [.$B$2]; [.$B$4] + ([.$B$5] - [.$B$4]) * ([.$C21] + 0.5) / [.$B$2]; 0)" office:value-type="float" office:value="1541.9140625" calcext:value-type="float">
            <text:p>1541.9140625</text:p>
          </table:table-cell>
          <table:table-cell table:formula="of:=IF([.$C21] &lt; [.$B$2]; POWER(10;  LOG([.$B$4]) + (LOG([.$B$5]) - LOG([.$B$4])) * ([.$C21] + 0.5) / [.$B$2]); 0)" office:value-type="float" office:value="33.8489826818673" calcext:value-type="float">
            <text:p>33.8489826818673</text:p>
          </table:table-cell>
          <table:table-cell table:formula="of:=IF([.$C21] &lt; [.$B$2]; POWER(POWER([.$B$4]; 1/[.$B$3]) + (POWER([.$B$5]; 1/[.$B$3]) - POWER([.$B$4]; 1/[.$B$3])) * ([.$C21] + 0.5) / [.$B$2]; [.$B$3]); 0)" office:value-type="float" office:value="112.994492404986" calcext:value-type="float">
            <text:p>112.99449240498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$C22] &lt; [.$B$2]; [.$B$4] + ([.$B$5] - [.$B$4]) * ([.$C22] + 0.5) / [.$B$2]; 0)" office:value-type="float" office:value="1619.9609375" calcext:value-type="float">
            <text:p>1619.9609375</text:p>
          </table:table-cell>
          <table:table-cell table:formula="of:=IF([.$C22] &lt; [.$B$2]; POWER(10;  LOG([.$B$4]) + (LOG([.$B$5]) - LOG([.$B$4])) * ([.$C22] + 0.5) / [.$B$2]); 0)" office:value-type="float" office:value="34.7747783603043" calcext:value-type="float">
            <text:p>34.7747783603043</text:p>
          </table:table-cell>
          <table:table-cell table:formula="of:=IF([.$C22] &lt; [.$B$2]; POWER(POWER([.$B$4]; 1/[.$B$3]) + (POWER([.$B$5]; 1/[.$B$3]) - POWER([.$B$4]; 1/[.$B$3])) * ([.$C22] + 0.5) / [.$B$2]; [.$B$3]); 0)" office:value-type="float" office:value="120.570428924023" calcext:value-type="float">
            <text:p>120.57042892402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$C23] &lt; [.$B$2]; [.$B$4] + ([.$B$5] - [.$B$4]) * ([.$C23] + 0.5) / [.$B$2]; 0)" office:value-type="float" office:value="1698.0078125" calcext:value-type="float">
            <text:p>1698.0078125</text:p>
          </table:table-cell>
          <table:table-cell table:formula="of:=IF([.$C23] &lt; [.$B$2]; POWER(10;  LOG([.$B$4]) + (LOG([.$B$5]) - LOG([.$B$4])) * ([.$C23] + 0.5) / [.$B$2]); 0)" office:value-type="float" office:value="35.7258952617236" calcext:value-type="float">
            <text:p>35.7258952617236</text:p>
          </table:table-cell>
          <table:table-cell table:formula="of:=IF([.$C23] &lt; [.$B$2]; POWER(POWER([.$B$4]; 1/[.$B$3]) + (POWER([.$B$5]; 1/[.$B$3]) - POWER([.$B$4]; 1/[.$B$3])) * ([.$C23] + 0.5) / [.$B$2]; [.$B$3]); 0)" office:value-type="float" office:value="128.459774320955" calcext:value-type="float">
            <text:p>128.45977432095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$C24] &lt; [.$B$2]; [.$B$4] + ([.$B$5] - [.$B$4]) * ([.$C24] + 0.5) / [.$B$2]; 0)" office:value-type="float" office:value="1776.0546875" calcext:value-type="float">
            <text:p>1776.0546875</text:p>
          </table:table-cell>
          <table:table-cell table:formula="of:=IF([.$C24] &lt; [.$B$2]; POWER(10;  LOG([.$B$4]) + (LOG([.$B$5]) - LOG([.$B$4])) * ([.$C24] + 0.5) / [.$B$2]); 0)" office:value-type="float" office:value="36.703025941025" calcext:value-type="float">
            <text:p>36.703025941025</text:p>
          </table:table-cell>
          <table:table-cell table:formula="of:=IF([.$C24] &lt; [.$B$2]; POWER(POWER([.$B$4]; 1/[.$B$3]) + (POWER([.$B$5]; 1/[.$B$3]) - POWER([.$B$4]; 1/[.$B$3])) * ([.$C24] + 0.5) / [.$B$2]; [.$B$3]); 0)" office:value-type="float" office:value="136.667821926689" calcext:value-type="float">
            <text:p>136.66782192668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$C25] &lt; [.$B$2]; [.$B$4] + ([.$B$5] - [.$B$4]) * ([.$C25] + 0.5) / [.$B$2]; 0)" office:value-type="float" office:value="1854.1015625" calcext:value-type="float">
            <text:p>1854.1015625</text:p>
          </table:table-cell>
          <table:table-cell table:formula="of:=IF([.$C25] &lt; [.$B$2]; POWER(10;  LOG([.$B$4]) + (LOG([.$B$5]) - LOG([.$B$4])) * ([.$C25] + 0.5) / [.$B$2]); 0)" office:value-type="float" office:value="37.7068818950169" calcext:value-type="float">
            <text:p>37.7068818950169</text:p>
          </table:table-cell>
          <table:table-cell table:formula="of:=IF([.$C25] &lt; [.$B$2]; POWER(POWER([.$B$4]; 1/[.$B$3]) + (POWER([.$B$5]; 1/[.$B$3]) - POWER([.$B$4]; 1/[.$B$3])) * ([.$C25] + 0.5) / [.$B$2]; [.$B$3]); 0)" office:value-type="float" office:value="145.199830807651" calcext:value-type="float">
            <text:p>145.19983080765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$C26] &lt; [.$B$2]; [.$B$4] + ([.$B$5] - [.$B$4]) * ([.$C26] + 0.5) / [.$B$2]; 0)" office:value-type="float" office:value="1932.1484375" calcext:value-type="float">
            <text:p>1932.1484375</text:p>
          </table:table-cell>
          <table:table-cell table:formula="of:=IF([.$C26] &lt; [.$B$2]; POWER(10;  LOG([.$B$4]) + (LOG([.$B$5]) - LOG([.$B$4])) * ([.$C26] + 0.5) / [.$B$2]); 0)" office:value-type="float" office:value="38.7381940804918" calcext:value-type="float">
            <text:p>38.7381940804918</text:p>
          </table:table-cell>
          <table:table-cell table:formula="of:=IF([.$C26] &lt; [.$B$2]; POWER(POWER([.$B$4]; 1/[.$B$3]) + (POWER([.$B$5]; 1/[.$B$3]) - POWER([.$B$4]; 1/[.$B$3])) * ([.$C26] + 0.5) / [.$B$2]; [.$B$3]); 0)" office:value-type="float" office:value="154.061026752386" calcext:value-type="float">
            <text:p>154.06102675238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$C27] &lt; [.$B$2]; [.$B$4] + ([.$B$5] - [.$B$4]) * ([.$C27] + 0.5) / [.$B$2]; 0)" office:value-type="float" office:value="2010.1953125" calcext:value-type="float">
            <text:p>2010.1953125</text:p>
          </table:table-cell>
          <table:table-cell table:formula="of:=IF([.$C27] &lt; [.$B$2]; POWER(10;  LOG([.$B$4]) + (LOG([.$B$5]) - LOG([.$B$4])) * ([.$C27] + 0.5) / [.$B$2]); 0)" office:value-type="float" office:value="39.7977134464722" calcext:value-type="float">
            <text:p>39.7977134464722</text:p>
          </table:table-cell>
          <table:table-cell table:formula="of:=IF([.$C27] &lt; [.$B$2]; POWER(POWER([.$B$4]; 1/[.$B$3]) + (POWER([.$B$5]; 1/[.$B$3]) - POWER([.$B$4]; 1/[.$B$3])) * ([.$C27] + 0.5) / [.$B$2]; [.$B$3]); 0)" office:value-type="float" office:value="163.256603208679" calcext:value-type="float">
            <text:p>163.25660320867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$C28] &lt; [.$B$2]; [.$B$4] + ([.$B$5] - [.$B$4]) * ([.$C28] + 0.5) / [.$B$2]; 0)" office:value-type="float" office:value="2088.2421875" calcext:value-type="float">
            <text:p>2088.2421875</text:p>
          </table:table-cell>
          <table:table-cell table:formula="of:=IF([.$C28] &lt; [.$B$2]; POWER(10;  LOG([.$B$4]) + (LOG([.$B$5]) - LOG([.$B$4])) * ([.$C28] + 0.5) / [.$B$2]); 0)" office:value-type="float" office:value="40.886211481013" calcext:value-type="float">
            <text:p>40.886211481013</text:p>
          </table:table-cell>
          <table:table-cell table:formula="of:=IF([.$C28] &lt; [.$B$2]; POWER(POWER([.$B$4]; 1/[.$B$3]) + (POWER([.$B$5]; 1/[.$B$3]) - POWER([.$B$4]; 1/[.$B$3])) * ([.$C28] + 0.5) / [.$B$2]; [.$B$3]); 0)" office:value-type="float" office:value="172.791722174713" calcext:value-type="float">
            <text:p>172.79172217471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$C29] &lt; [.$B$2]; [.$B$4] + ([.$B$5] - [.$B$4]) * ([.$C29] + 0.5) / [.$B$2]; 0)" office:value-type="float" office:value="2166.2890625" calcext:value-type="float">
            <text:p>2166.2890625</text:p>
          </table:table-cell>
          <table:table-cell table:formula="of:=IF([.$C29] &lt; [.$B$2]; POWER(10;  LOG([.$B$4]) + (LOG([.$B$5]) - LOG([.$B$4])) * ([.$C29] + 0.5) / [.$B$2]); 0)" office:value-type="float" office:value="42.0044807729601" calcext:value-type="float">
            <text:p>42.0044807729601</text:p>
          </table:table-cell>
          <table:table-cell table:formula="of:=IF([.$C29] &lt; [.$B$2]; POWER(POWER([.$B$4]; 1/[.$B$3]) + (POWER([.$B$5]; 1/[.$B$3]) - POWER([.$B$4]; 1/[.$B$3])) * ([.$C29] + 0.5) / [.$B$2]; [.$B$3]); 0)" office:value-type="float" office:value="182.671515047416" calcext:value-type="float">
            <text:p>182.67151504741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$C30] &lt; [.$B$2]; [.$B$4] + ([.$B$5] - [.$B$4]) * ([.$C30] + 0.5) / [.$B$2]; 0)" office:value-type="float" office:value="2244.3359375" calcext:value-type="float">
            <text:p>2244.3359375</text:p>
          </table:table-cell>
          <table:table-cell table:formula="of:=IF([.$C30] &lt; [.$B$2]; POWER(10;  LOG([.$B$4]) + (LOG([.$B$5]) - LOG([.$B$4])) * ([.$C30] + 0.5) / [.$B$2]); 0)" office:value-type="float" office:value="43.1533355890733" calcext:value-type="float">
            <text:p>43.1533355890733</text:p>
          </table:table-cell>
          <table:table-cell table:formula="of:=IF([.$C30] &lt; [.$B$2]; POWER(POWER([.$B$4]; 1/[.$B$3]) + (POWER([.$B$5]; 1/[.$B$3]) - POWER([.$B$4]; 1/[.$B$3])) * ([.$C30] + 0.5) / [.$B$2]; [.$B$3]); 0)" office:value-type="float" office:value="192.901083430907" calcext:value-type="float">
            <text:p>192.90108343090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$C31] &lt; [.$B$2]; [.$B$4] + ([.$B$5] - [.$B$4]) * ([.$C31] + 0.5) / [.$B$2]; 0)" office:value-type="float" office:value="2322.3828125" calcext:value-type="float">
            <text:p>2322.3828125</text:p>
          </table:table-cell>
          <table:table-cell table:formula="of:=IF([.$C31] &lt; [.$B$2]; POWER(10;  LOG([.$B$4]) + (LOG([.$B$5]) - LOG([.$B$4])) * ([.$C31] + 0.5) / [.$B$2]); 0)" office:value-type="float" office:value="44.3336124669337" calcext:value-type="float">
            <text:p>44.3336124669337</text:p>
          </table:table-cell>
          <table:table-cell table:formula="of:=IF([.$C31] &lt; [.$B$2]; POWER(POWER([.$B$4]; 1/[.$B$3]) + (POWER([.$B$5]; 1/[.$B$3]) - POWER([.$B$4]; 1/[.$B$3])) * ([.$C31] + 0.5) / [.$B$2]; [.$B$3]); 0)" office:value-type="float" office:value="203.485499907687" calcext:value-type="float">
            <text:p>203.48549990768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$C32] &lt; [.$B$2]; [.$B$4] + ([.$B$5] - [.$B$4]) * ([.$C32] + 0.5) / [.$B$2]; 0)" office:value-type="float" office:value="2400.4296875" calcext:value-type="float">
            <text:p>2400.4296875</text:p>
          </table:table-cell>
          <table:table-cell table:formula="of:=IF([.$C32] &lt; [.$B$2]; POWER(10;  LOG([.$B$4]) + (LOG([.$B$5]) - LOG([.$B$4])) * ([.$C32] + 0.5) / [.$B$2]); 0)" office:value-type="float" office:value="45.5461708240678" calcext:value-type="float">
            <text:p>45.5461708240678</text:p>
          </table:table-cell>
          <table:table-cell table:formula="of:=IF([.$C32] &lt; [.$B$2]; POWER(POWER([.$B$4]; 1/[.$B$3]) + (POWER([.$B$5]; 1/[.$B$3]) - POWER([.$B$4]; 1/[.$B$3])) * ([.$C32] + 0.5) / [.$B$2]; [.$B$3]); 0)" office:value-type="float" office:value="214.429808774987" calcext:value-type="float">
            <text:p>214.429808774987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IF([.$C33] &lt; [.$B$2]; [.$B$4] + ([.$B$5] - [.$B$4]) * ([.$C33] + 0.5) / [.$B$2]; 0)" office:value-type="float" office:value="2478.4765625" calcext:value-type="float">
            <text:p>2478.4765625</text:p>
          </table:table-cell>
          <table:table-cell table:formula="of:=IF([.$C33] &lt; [.$B$2]; POWER(10;  LOG([.$B$4]) + (LOG([.$B$5]) - LOG([.$B$4])) * ([.$C33] + 0.5) / [.$B$2]); 0)" office:value-type="float" office:value="46.7918935837318" calcext:value-type="float">
            <text:p>46.7918935837318</text:p>
          </table:table-cell>
          <table:table-cell table:formula="of:=IF([.$C33] &lt; [.$B$2]; POWER(POWER([.$B$4]; 1/[.$B$3]) + (POWER([.$B$5]; 1/[.$B$3]) - POWER([.$B$4]; 1/[.$B$3])) * ([.$C33] + 0.5) / [.$B$2]; [.$B$3]); 0)" office:value-type="float" office:value="225.739026748502" calcext:value-type="float">
            <text:p>225.73902674850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IF([.$C34] &lt; [.$B$2]; [.$B$4] + ([.$B$5] - [.$B$4]) * ([.$C34] + 0.5) / [.$B$2]; 0)" office:value-type="float" office:value="2556.5234375" calcext:value-type="float">
            <text:p>2556.5234375</text:p>
          </table:table-cell>
          <table:table-cell table:formula="of:=IF([.$C34] &lt; [.$B$2]; POWER(10;  LOG([.$B$4]) + (LOG([.$B$5]) - LOG([.$B$4])) * ([.$C34] + 0.5) / [.$B$2]); 0)" office:value-type="float" office:value="48.0716878178111" calcext:value-type="float">
            <text:p>48.0716878178111</text:p>
          </table:table-cell>
          <table:table-cell table:formula="of:=IF([.$C34] &lt; [.$B$2]; POWER(POWER([.$B$4]; 1/[.$B$3]) + (POWER([.$B$5]; 1/[.$B$3]) - POWER([.$B$4]; 1/[.$B$3])) * ([.$C34] + 0.5) / [.$B$2]; [.$B$3]); 0)" office:value-type="float" office:value="237.418143635546" calcext:value-type="float">
            <text:p>237.418143635546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IF([.$C35] &lt; [.$B$2]; [.$B$4] + ([.$B$5] - [.$B$4]) * ([.$C35] + 0.5) / [.$B$2]; 0)" office:value-type="float" office:value="2634.5703125" calcext:value-type="float">
            <text:p>2634.5703125</text:p>
          </table:table-cell>
          <table:table-cell table:formula="of:=IF([.$C35] &lt; [.$B$2]; POWER(10;  LOG([.$B$4]) + (LOG([.$B$5]) - LOG([.$B$4])) * ([.$C35] + 0.5) / [.$B$2]); 0)" office:value-type="float" office:value="49.3864854073038" calcext:value-type="float">
            <text:p>49.3864854073038</text:p>
          </table:table-cell>
          <table:table-cell table:formula="of:=IF([.$C35] &lt; [.$B$2]; POWER(POWER([.$B$4]; 1/[.$B$3]) + (POWER([.$B$5]; 1/[.$B$3]) - POWER([.$B$4]; 1/[.$B$3])) * ([.$C35] + 0.5) / [.$B$2]; [.$B$3]); 0)" office:value-type="float" office:value="249.472122979499" calcext:value-type="float">
            <text:p>249.472122979499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IF([.$C36] &lt; [.$B$2]; [.$B$4] + ([.$B$5] - [.$B$4]) * ([.$C36] + 0.5) / [.$B$2]; 0)" office:value-type="float" office:value="2712.6171875" calcext:value-type="float">
            <text:p>2712.6171875</text:p>
          </table:table-cell>
          <table:table-cell table:formula="of:=IF([.$C36] &lt; [.$B$2]; POWER(10;  LOG([.$B$4]) + (LOG([.$B$5]) - LOG([.$B$4])) * ([.$C36] + 0.5) / [.$B$2]); 0)" office:value-type="float" office:value="50.7372437208695" calcext:value-type="float">
            <text:p>50.7372437208695</text:p>
          </table:table-cell>
          <table:table-cell table:formula="of:=IF([.$C36] &lt; [.$B$2]; POWER(POWER([.$B$4]; 1/[.$B$3]) + (POWER([.$B$5]; 1/[.$B$3]) - POWER([.$B$4]; 1/[.$B$3])) * ([.$C36] + 0.5) / [.$B$2]; [.$B$3]); 0)" office:value-type="float" office:value="261.905902677285" calcext:value-type="float">
            <text:p>261.90590267728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IF([.$C37] &lt; [.$B$2]; [.$B$4] + ([.$B$5] - [.$B$4]) * ([.$C37] + 0.5) / [.$B$2]; 0)" office:value-type="float" office:value="2790.6640625" calcext:value-type="float">
            <text:p>2790.6640625</text:p>
          </table:table-cell>
          <table:table-cell table:formula="of:=IF([.$C37] &lt; [.$B$2]; POWER(10;  LOG([.$B$4]) + (LOG([.$B$5]) - LOG([.$B$4])) * ([.$C37] + 0.5) / [.$B$2]); 0)" office:value-type="float" office:value="52.1249463119358" calcext:value-type="float">
            <text:p>52.1249463119358</text:p>
          </table:table-cell>
          <table:table-cell table:formula="of:=IF([.$C37] &lt; [.$B$2]; POWER(POWER([.$B$4]; 1/[.$B$3]) + (POWER([.$B$5]; 1/[.$B$3]) - POWER([.$B$4]; 1/[.$B$3])) * ([.$C37] + 0.5) / [.$B$2]; [.$B$3]); 0)" office:value-type="float" office:value="274.724395571465" calcext:value-type="float">
            <text:p>274.724395571465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IF([.$C38] &lt; [.$B$2]; [.$B$4] + ([.$B$5] - [.$B$4]) * ([.$C38] + 0.5) / [.$B$2]; 0)" office:value-type="float" office:value="2868.7109375" calcext:value-type="float">
            <text:p>2868.7109375</text:p>
          </table:table-cell>
          <table:table-cell table:formula="of:=IF([.$C38] &lt; [.$B$2]; POWER(10;  LOG([.$B$4]) + (LOG([.$B$5]) - LOG([.$B$4])) * ([.$C38] + 0.5) / [.$B$2]); 0)" office:value-type="float" office:value="53.5506036348721" calcext:value-type="float">
            <text:p>53.5506036348721</text:p>
          </table:table-cell>
          <table:table-cell table:formula="of:=IF([.$C38] &lt; [.$B$2]; POWER(POWER([.$B$4]; 1/[.$B$3]) + (POWER([.$B$5]; 1/[.$B$3]) - POWER([.$B$4]; 1/[.$B$3])) * ([.$C38] + 0.5) / [.$B$2]; [.$B$3]); 0)" office:value-type="float" office:value="287.932490018425" calcext:value-type="float">
            <text:p>287.93249001842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IF([.$C39] &lt; [.$B$2]; [.$B$4] + ([.$B$5] - [.$B$4]) * ([.$C39] + 0.5) / [.$B$2]; 0)" office:value-type="float" office:value="2946.7578125" calcext:value-type="float">
            <text:p>2946.7578125</text:p>
          </table:table-cell>
          <table:table-cell table:formula="of:=IF([.$C39] &lt; [.$B$2]; POWER(10;  LOG([.$B$4]) + (LOG([.$B$5]) - LOG([.$B$4])) * ([.$C39] + 0.5) / [.$B$2]); 0)" office:value-type="float" office:value="55.0152537807512" calcext:value-type="float">
            <text:p>55.0152537807512</text:p>
          </table:table-cell>
          <table:table-cell table:formula="of:=IF([.$C39] &lt; [.$B$2]; POWER(POWER([.$B$4]; 1/[.$B$3]) + (POWER([.$B$5]; 1/[.$B$3]) - POWER([.$B$4]; 1/[.$B$3])) * ([.$C39] + 0.5) / [.$B$2]; [.$B$3]); 0)" office:value-type="float" office:value="301.535050434024" calcext:value-type="float">
            <text:p>301.535050434024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IF([.$C40] &lt; [.$B$2]; [.$B$4] + ([.$B$5] - [.$B$4]) * ([.$C40] + 0.5) / [.$B$2]; 0)" office:value-type="float" office:value="3024.8046875" calcext:value-type="float">
            <text:p>3024.8046875</text:p>
          </table:table-cell>
          <table:table-cell table:formula="of:=IF([.$C40] &lt; [.$B$2]; POWER(10;  LOG([.$B$4]) + (LOG([.$B$5]) - LOG([.$B$4])) * ([.$C40] + 0.5) / [.$B$2]); 0)" office:value-type="float" office:value="56.519963233234" calcext:value-type="float">
            <text:p>56.519963233234</text:p>
          </table:table-cell>
          <table:table-cell table:formula="of:=IF([.$C40] &lt; [.$B$2]; POWER(POWER([.$B$4]; 1/[.$B$3]) + (POWER([.$B$5]; 1/[.$B$3]) - POWER([.$B$4]; 1/[.$B$3])) * ([.$C40] + 0.5) / [.$B$2]; [.$B$3]); 0)" office:value-type="float" office:value="315.536917817961" calcext:value-type="float">
            <text:p>315.53691781796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IF([.$C41] &lt; [.$B$2]; [.$B$4] + ([.$B$5] - [.$B$4]) * ([.$C41] + 0.5) / [.$B$2]; 0)" office:value-type="float" office:value="3102.8515625" calcext:value-type="float">
            <text:p>3102.8515625</text:p>
          </table:table-cell>
          <table:table-cell table:formula="of:=IF([.$C41] &lt; [.$B$2]; POWER(10;  LOG([.$B$4]) + (LOG([.$B$5]) - LOG([.$B$4])) * ([.$C41] + 0.5) / [.$B$2]); 0)" office:value-type="float" office:value="58.0658276451289" calcext:value-type="float">
            <text:p>58.0658276451289</text:p>
          </table:table-cell>
          <table:table-cell table:formula="of:=IF([.$C41] &lt; [.$B$2]; POWER(POWER([.$B$4]; 1/[.$B$3]) + (POWER([.$B$5]; 1/[.$B$3]) - POWER([.$B$4]; 1/[.$B$3])) * ([.$C41] + 0.5) / [.$B$2]; [.$B$3]); 0)" office:value-type="float" office:value="329.942910258038" calcext:value-type="float">
            <text:p>329.94291025803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IF([.$C42] &lt; [.$B$2]; [.$B$4] + ([.$B$5] - [.$B$4]) * ([.$C42] + 0.5) / [.$B$2]; 0)" office:value-type="float" office:value="3180.8984375" calcext:value-type="float">
            <text:p>3180.8984375</text:p>
          </table:table-cell>
          <table:table-cell table:formula="of:=IF([.$C42] &lt; [.$B$2]; POWER(10;  LOG([.$B$4]) + (LOG([.$B$5]) - LOG([.$B$4])) * ([.$C42] + 0.5) / [.$B$2]); 0)" office:value-type="float" office:value="59.6539726361902" calcext:value-type="float">
            <text:p>59.6539726361902</text:p>
          </table:table-cell>
          <table:table-cell table:formula="of:=IF([.$C42] &lt; [.$B$2]; POWER(POWER([.$B$4]; 1/[.$B$3]) + (POWER([.$B$5]; 1/[.$B$3]) - POWER([.$B$4]; 1/[.$B$3])) * ([.$C42] + 0.5) / [.$B$2]; [.$B$3]); 0)" office:value-type="float" office:value="344.757823415414" calcext:value-type="float">
            <text:p>344.75782341541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IF([.$C43] &lt; [.$B$2]; [.$B$4] + ([.$B$5] - [.$B$4]) * ([.$C43] + 0.5) / [.$B$2]; 0)" office:value-type="float" office:value="3258.9453125" calcext:value-type="float">
            <text:p>3258.9453125</text:p>
          </table:table-cell>
          <table:table-cell table:formula="of:=IF([.$C43] &lt; [.$B$2]; POWER(10;  LOG([.$B$4]) + (LOG([.$B$5]) - LOG([.$B$4])) * ([.$C43] + 0.5) / [.$B$2]); 0)" office:value-type="float" office:value="61.2855546127371" calcext:value-type="float">
            <text:p>61.2855546127371</text:p>
          </table:table-cell>
          <table:table-cell table:formula="of:=IF([.$C43] &lt; [.$B$2]; POWER(POWER([.$B$4]; 1/[.$B$3]) + (POWER([.$B$5]; 1/[.$B$3]) - POWER([.$B$4]; 1/[.$B$3])) * ([.$C43] + 0.5) / [.$B$2]; [.$B$3]); 0)" office:value-type="float" office:value="359.986430991851" calcext:value-type="float">
            <text:p>359.98643099185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IF([.$C44] &lt; [.$B$2]; [.$B$4] + ([.$B$5] - [.$B$4]) * ([.$C44] + 0.5) / [.$B$2]; 0)" office:value-type="float" office:value="3336.9921875" calcext:value-type="float">
            <text:p>3336.9921875</text:p>
          </table:table-cell>
          <table:table-cell table:formula="of:=IF([.$C44] &lt; [.$B$2]; POWER(10;  LOG([.$B$4]) + (LOG([.$B$5]) - LOG([.$B$4])) * ([.$C44] + 0.5) / [.$B$2]); 0)" office:value-type="float" office:value="62.96176160969" calcext:value-type="float">
            <text:p>62.96176160969</text:p>
          </table:table-cell>
          <table:table-cell table:formula="of:=IF([.$C44] &lt; [.$B$2]; POWER(POWER([.$B$4]; 1/[.$B$3]) + (POWER([.$B$5]; 1/[.$B$3]) - POWER([.$B$4]; 1/[.$B$3])) * ([.$C44] + 0.5) / [.$B$2]; [.$B$3]); 0)" office:value-type="float" office:value="375.633485179916" calcext:value-type="float">
            <text:p>375.63348517991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$C45] &lt; [.$B$2]; [.$B$4] + ([.$B$5] - [.$B$4]) * ([.$C45] + 0.5) / [.$B$2]; 0)" office:value-type="float" office:value="3415.0390625" calcext:value-type="float">
            <text:p>3415.0390625</text:p>
          </table:table-cell>
          <table:table-cell table:formula="of:=IF([.$C45] &lt; [.$B$2]; POWER(10;  LOG([.$B$4]) + (LOG([.$B$5]) - LOG([.$B$4])) * ([.$C45] + 0.5) / [.$B$2]); 0)" office:value-type="float" office:value="64.6838141556372" calcext:value-type="float">
            <text:p>64.6838141556372</text:p>
          </table:table-cell>
          <table:table-cell table:formula="of:=IF([.$C45] &lt; [.$B$2]; POWER(POWER([.$B$4]; 1/[.$B$3]) + (POWER([.$B$5]; 1/[.$B$3]) - POWER([.$B$4]; 1/[.$B$3])) * ([.$C45] + 0.5) / [.$B$2]; [.$B$3]); 0)" office:value-type="float" office:value="391.703717097001" calcext:value-type="float">
            <text:p>391.703717097001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IF([.$C46] &lt; [.$B$2]; [.$B$4] + ([.$B$5] - [.$B$4]) * ([.$C46] + 0.5) / [.$B$2]; 0)" office:value-type="float" office:value="3493.0859375" calcext:value-type="float">
            <text:p>3493.0859375</text:p>
          </table:table-cell>
          <table:table-cell table:formula="of:=IF([.$C46] &lt; [.$B$2]; POWER(10;  LOG([.$B$4]) + (LOG([.$B$5]) - LOG([.$B$4])) * ([.$C46] + 0.5) / [.$B$2]); 0)" office:value-type="float" office:value="66.4529661615611" calcext:value-type="float">
            <text:p>66.4529661615611</text:p>
          </table:table-cell>
          <table:table-cell table:formula="of:=IF([.$C46] &lt; [.$B$2]; POWER(POWER([.$B$4]; 1/[.$B$3]) + (POWER([.$B$5]; 1/[.$B$3]) - POWER([.$B$4]; 1/[.$B$3])) * ([.$C46] + 0.5) / [.$B$2]; [.$B$3]); 0)" office:value-type="float" office:value="408.201837203994" calcext:value-type="float">
            <text:p>408.20183720399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IF([.$C47] &lt; [.$B$2]; [.$B$4] + ([.$B$5] - [.$B$4]) * ([.$C47] + 0.5) / [.$B$2]; 0)" office:value-type="float" office:value="3571.1328125" calcext:value-type="float">
            <text:p>3571.1328125</text:p>
          </table:table-cell>
          <table:table-cell table:formula="of:=IF([.$C47] &lt; [.$B$2]; POWER(10;  LOG([.$B$4]) + (LOG([.$B$5]) - LOG([.$B$4])) * ([.$C47] + 0.5) / [.$B$2]); 0)" office:value-type="float" office:value="68.270505833873" calcext:value-type="float">
            <text:p>68.270505833873</text:p>
          </table:table-cell>
          <table:table-cell table:formula="of:=IF([.$C47] &lt; [.$B$2]; POWER(POWER([.$B$4]; 1/[.$B$3]) + (POWER([.$B$5]; 1/[.$B$3]) - POWER([.$B$4]; 1/[.$B$3])) * ([.$C47] + 0.5) / [.$B$2]; [.$B$3]); 0)" office:value-type="float" office:value="425.132535709376" calcext:value-type="float">
            <text:p>425.132535709376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IF([.$C48] &lt; [.$B$2]; [.$B$4] + ([.$B$5] - [.$B$4]) * ([.$C48] + 0.5) / [.$B$2]; 0)" office:value-type="float" office:value="3649.1796875" calcext:value-type="float">
            <text:p>3649.1796875</text:p>
          </table:table-cell>
          <table:table-cell table:formula="of:=IF([.$C48] &lt; [.$B$2]; POWER(10;  LOG([.$B$4]) + (LOG([.$B$5]) - LOG([.$B$4])) * ([.$C48] + 0.5) / [.$B$2]); 0)" office:value-type="float" office:value="70.137756612419" calcext:value-type="float">
            <text:p>70.137756612419</text:p>
          </table:table-cell>
          <table:table-cell table:formula="of:=IF([.$C48] &lt; [.$B$2]; POWER(POWER([.$B$4]; 1/[.$B$3]) + (POWER([.$B$5]; 1/[.$B$3]) - POWER([.$B$4]; 1/[.$B$3])) * ([.$C48] + 0.5) / [.$B$2]; [.$B$3]); 0)" office:value-type="float" office:value="442.500482959446" calcext:value-type="float">
            <text:p>442.50048295944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IF([.$C49] &lt; [.$B$2]; [.$B$4] + ([.$B$5] - [.$B$4]) * ([.$C49] + 0.5) / [.$B$2]; 0)" office:value-type="float" office:value="3727.2265625" calcext:value-type="float">
            <text:p>3727.2265625</text:p>
          </table:table-cell>
          <table:table-cell table:formula="of:=IF([.$C49] &lt; [.$B$2]; POWER(10;  LOG([.$B$4]) + (LOG([.$B$5]) - LOG([.$B$4])) * ([.$C49] + 0.5) / [.$B$2]); 0)" office:value-type="float" office:value="72.0560781341416" calcext:value-type="float">
            <text:p>72.0560781341416</text:p>
          </table:table-cell>
          <table:table-cell table:formula="of:=IF([.$C49] &lt; [.$B$2]; POWER(POWER([.$B$4]; 1/[.$B$3]) + (POWER([.$B$5]; 1/[.$B$3]) - POWER([.$B$4]; 1/[.$B$3])) * ([.$C49] + 0.5) / [.$B$2]; [.$B$3]); 0)" office:value-type="float" office:value="460.310329815364" calcext:value-type="float">
            <text:p>460.31032981536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IF([.$C50] &lt; [.$B$2]; [.$B$4] + ([.$B$5] - [.$B$4]) * ([.$C50] + 0.5) / [.$B$2]; 0)" office:value-type="float" office:value="3805.2734375" calcext:value-type="float">
            <text:p>3805.2734375</text:p>
          </table:table-cell>
          <table:table-cell table:formula="of:=IF([.$C50] &lt; [.$B$2]; POWER(10;  LOG([.$B$4]) + (LOG([.$B$5]) - LOG([.$B$4])) * ([.$C50] + 0.5) / [.$B$2]); 0)" office:value-type="float" office:value="74.0268672230982" calcext:value-type="float">
            <text:p>74.0268672230982</text:p>
          </table:table-cell>
          <table:table-cell table:formula="of:=IF([.$C50] &lt; [.$B$2]; POWER(POWER([.$B$4]; 1/[.$B$3]) + (POWER([.$B$5]; 1/[.$B$3]) - POWER([.$B$4]; 1/[.$B$3])) * ([.$C50] + 0.5) / [.$B$2]; [.$B$3]); 0)" office:value-type="float" office:value="478.566708017639" calcext:value-type="float">
            <text:p>478.56670801763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IF([.$C51] &lt; [.$B$2]; [.$B$4] + ([.$B$5] - [.$B$4]) * ([.$C51] + 0.5) / [.$B$2]; 0)" office:value-type="float" office:value="3883.3203125" calcext:value-type="float">
            <text:p>3883.3203125</text:p>
          </table:table-cell>
          <table:table-cell table:formula="of:=IF([.$C51] &lt; [.$B$2]; POWER(10;  LOG([.$B$4]) + (LOG([.$B$5]) - LOG([.$B$4])) * ([.$C51] + 0.5) / [.$B$2]); 0)" office:value-type="float" office:value="76.0515589075572" calcext:value-type="float">
            <text:p>76.0515589075572</text:p>
          </table:table-cell>
          <table:table-cell table:formula="of:=IF([.$C51] &lt; [.$B$2]; POWER(POWER([.$B$4]; 1/[.$B$3]) + (POWER([.$B$5]; 1/[.$B$3]) - POWER([.$B$4]; 1/[.$B$3])) * ([.$C51] + 0.5) / [.$B$2]; [.$B$3]); 0)" office:value-type="float" office:value="497.274230538642" calcext:value-type="float">
            <text:p>497.27423053864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IF([.$C52] &lt; [.$B$2]; [.$B$4] + ([.$B$5] - [.$B$4]) * ([.$C52] + 0.5) / [.$B$2]; 0)" office:value-type="float" office:value="3961.3671875" calcext:value-type="float">
            <text:p>3961.3671875</text:p>
          </table:table-cell>
          <table:table-cell table:formula="of:=IF([.$C52] &lt; [.$B$2]; POWER(10;  LOG([.$B$4]) + (LOG([.$B$5]) - LOG([.$B$4])) * ([.$C52] + 0.5) / [.$B$2]); 0)" office:value-type="float" office:value="78.1316274649123" calcext:value-type="float">
            <text:p>78.1316274649123</text:p>
          </table:table-cell>
          <table:table-cell table:formula="of:=IF([.$C52] &lt; [.$B$2]; POWER(POWER([.$B$4]; 1/[.$B$3]) + (POWER([.$B$5]; 1/[.$B$3]) - POWER([.$B$4]; 1/[.$B$3])) * ([.$C52] + 0.5) / [.$B$2]; [.$B$3]); 0)" office:value-type="float" office:value="516.437491923731" calcext:value-type="float">
            <text:p>516.43749192373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IF([.$C53] &lt; [.$B$2]; [.$B$4] + ([.$B$5] - [.$B$4]) * ([.$C53] + 0.5) / [.$B$2]; 0)" office:value-type="float" office:value="4039.4140625" calcext:value-type="float">
            <text:p>4039.4140625</text:p>
          </table:table-cell>
          <table:table-cell table:formula="of:=IF([.$C53] &lt; [.$B$2]; POWER(10;  LOG([.$B$4]) + (LOG([.$B$5]) - LOG([.$B$4])) * ([.$C53] + 0.5) / [.$B$2]); 0)" office:value-type="float" office:value="80.2685874951768" calcext:value-type="float">
            <text:p>80.2685874951768</text:p>
          </table:table-cell>
          <table:table-cell table:formula="of:=IF([.$C53] &lt; [.$B$2]; POWER(POWER([.$B$4]; 1/[.$B$3]) + (POWER([.$B$5]; 1/[.$B$3]) - POWER([.$B$4]; 1/[.$B$3])) * ([.$C53] + 0.5) / [.$B$2]; [.$B$3]); 0)" office:value-type="float" office:value="536.061068621477" calcext:value-type="float">
            <text:p>536.061068621477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IF([.$C54] &lt; [.$B$2]; [.$B$4] + ([.$B$5] - [.$B$4]) * ([.$C54] + 0.5) / [.$B$2]; 0)" office:value-type="float" office:value="4117.4609375" calcext:value-type="float">
            <text:p>4117.4609375</text:p>
          </table:table-cell>
          <table:table-cell table:formula="of:=IF([.$C54] &lt; [.$B$2]; POWER(10;  LOG([.$B$4]) + (LOG([.$B$5]) - LOG([.$B$4])) * ([.$C54] + 0.5) / [.$B$2]); 0)" office:value-type="float" office:value="82.4639950238374" calcext:value-type="float">
            <text:p>82.4639950238374</text:p>
          </table:table-cell>
          <table:table-cell table:formula="of:=IF([.$C54] &lt; [.$B$2]; POWER(POWER([.$B$4]; 1/[.$B$3]) + (POWER([.$B$5]; 1/[.$B$3]) - POWER([.$B$4]; 1/[.$B$3])) * ([.$C54] + 0.5) / [.$B$2]; [.$B$3]); 0)" office:value-type="float" office:value="556.149519303505" calcext:value-type="float">
            <text:p>556.149519303505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IF([.$C55] &lt; [.$B$2]; [.$B$4] + ([.$B$5] - [.$B$4]) * ([.$C55] + 0.5) / [.$B$2]; 0)" office:value-type="float" office:value="4195.5078125" calcext:value-type="float">
            <text:p>4195.5078125</text:p>
          </table:table-cell>
          <table:table-cell table:formula="of:=IF([.$C55] &lt; [.$B$2]; POWER(10;  LOG([.$B$4]) + (LOG([.$B$5]) - LOG([.$B$4])) * ([.$C55] + 0.5) / [.$B$2]); 0)" office:value-type="float" office:value="84.7194486348736" calcext:value-type="float">
            <text:p>84.7194486348736</text:p>
          </table:table-cell>
          <table:table-cell table:formula="of:=IF([.$C55] &lt; [.$B$2]; POWER(POWER([.$B$4]; 1/[.$B$3]) + (POWER([.$B$5]; 1/[.$B$3]) - POWER([.$B$4]; 1/[.$B$3])) * ([.$C55] + 0.5) / [.$B$2]; [.$B$3]); 0)" office:value-type="float" office:value="576.707385174408" calcext:value-type="float">
            <text:p>576.707385174408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IF([.$C56] &lt; [.$B$2]; [.$B$4] + ([.$B$5] - [.$B$4]) * ([.$C56] + 0.5) / [.$B$2]; 0)" office:value-type="float" office:value="4273.5546875" calcext:value-type="float">
            <text:p>4273.5546875</text:p>
          </table:table-cell>
          <table:table-cell table:formula="of:=IF([.$C56] &lt; [.$B$2]; POWER(10;  LOG([.$B$4]) + (LOG([.$B$5]) - LOG([.$B$4])) * ([.$C56] + 0.5) / [.$B$2]); 0)" office:value-type="float" office:value="87.0365906347643" calcext:value-type="float">
            <text:p>87.0365906347643</text:p>
          </table:table-cell>
          <table:table-cell table:formula="of:=IF([.$C56] &lt; [.$B$2]; POWER(POWER([.$B$4]; 1/[.$B$3]) + (POWER([.$B$5]; 1/[.$B$3]) - POWER([.$B$4]; 1/[.$B$3])) * ([.$C56] + 0.5) / [.$B$2]; [.$B$3]); 0)" office:value-type="float" office:value="597.739190272171" calcext:value-type="float">
            <text:p>597.73919027217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IF([.$C57] &lt; [.$B$2]; [.$B$4] + ([.$B$5] - [.$B$4]) * ([.$C57] + 0.5) / [.$B$2]; 0)" office:value-type="float" office:value="4351.6015625" calcext:value-type="float">
            <text:p>4351.6015625</text:p>
          </table:table-cell>
          <table:table-cell table:formula="of:=IF([.$C57] &lt; [.$B$2]; POWER(10;  LOG([.$B$4]) + (LOG([.$B$5]) - LOG([.$B$4])) * ([.$C57] + 0.5) / [.$B$2]); 0)" office:value-type="float" office:value="89.4171082483326" calcext:value-type="float">
            <text:p>89.4171082483326</text:p>
          </table:table-cell>
          <table:table-cell table:formula="of:=IF([.$C57] &lt; [.$B$2]; POWER(POWER([.$B$4]; 1/[.$B$3]) + (POWER([.$B$5]; 1/[.$B$3]) - POWER([.$B$4]; 1/[.$B$3])) * ([.$C57] + 0.5) / [.$B$2]; [.$B$3]); 0)" office:value-type="float" office:value="619.249441759521" calcext:value-type="float">
            <text:p>619.249441759521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IF([.$C58] &lt; [.$B$2]; [.$B$4] + ([.$B$5] - [.$B$4]) * ([.$C58] + 0.5) / [.$B$2]; 0)" office:value-type="float" office:value="4429.6484375" calcext:value-type="float">
            <text:p>4429.6484375</text:p>
          </table:table-cell>
          <table:table-cell table:formula="of:=IF([.$C58] &lt; [.$B$2]; POWER(10;  LOG([.$B$4]) + (LOG([.$B$5]) - LOG([.$B$4])) * ([.$C58] + 0.5) / [.$B$2]); 0)" office:value-type="float" office:value="91.8627348472963" calcext:value-type="float">
            <text:p>91.8627348472963</text:p>
          </table:table-cell>
          <table:table-cell table:formula="of:=IF([.$C58] &lt; [.$B$2]; POWER(POWER([.$B$4]; 1/[.$B$3]) + (POWER([.$B$5]; 1/[.$B$3]) - POWER([.$B$4]; 1/[.$B$3])) * ([.$C58] + 0.5) / [.$B$2]; [.$B$3]); 0)" office:value-type="float" office:value="641.242630206582" calcext:value-type="float">
            <text:p>641.242630206582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IF([.$C59] &lt; [.$B$2]; [.$B$4] + ([.$B$5] - [.$B$4]) * ([.$C59] + 0.5) / [.$B$2]; 0)" office:value-type="float" office:value="4507.6953125" calcext:value-type="float">
            <text:p>4507.6953125</text:p>
          </table:table-cell>
          <table:table-cell table:formula="of:=IF([.$C59] &lt; [.$B$2]; POWER(10;  LOG([.$B$4]) + (LOG([.$B$5]) - LOG([.$B$4])) * ([.$C59] + 0.5) / [.$B$2]); 0)" office:value-type="float" office:value="94.3752512124215" calcext:value-type="float">
            <text:p>94.3752512124215</text:p>
          </table:table-cell>
          <table:table-cell table:formula="of:=IF([.$C59] &lt; [.$B$2]; POWER(POWER([.$B$4]; 1/[.$B$3]) + (POWER([.$B$5]; 1/[.$B$3]) - POWER([.$B$4]; 1/[.$B$3])) * ([.$C59] + 0.5) / [.$B$2]; [.$B$3]); 0)" office:value-type="float" office:value="663.723229865213" calcext:value-type="float">
            <text:p>663.723229865213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IF([.$C60] &lt; [.$B$2]; [.$B$4] + ([.$B$5] - [.$B$4]) * ([.$C60] + 0.5) / [.$B$2]; 0)" office:value-type="float" office:value="4585.7421875" calcext:value-type="float">
            <text:p>4585.7421875</text:p>
          </table:table-cell>
          <table:table-cell table:formula="of:=IF([.$C60] &lt; [.$B$2]; POWER(10;  LOG([.$B$4]) + (LOG([.$B$5]) - LOG([.$B$4])) * ([.$C60] + 0.5) / [.$B$2]); 0)" office:value-type="float" office:value="96.9564868301958" calcext:value-type="float">
            <text:p>96.9564868301958</text:p>
          </table:table-cell>
          <table:table-cell table:formula="of:=IF([.$C60] &lt; [.$B$2]; POWER(POWER([.$B$4]; 1/[.$B$3]) + (POWER([.$B$5]; 1/[.$B$3]) - POWER([.$B$4]; 1/[.$B$3])) * ([.$C60] + 0.5) / [.$B$2]; [.$B$3]); 0)" office:value-type="float" office:value="686.695698935381" calcext:value-type="float">
            <text:p>686.69569893538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IF([.$C61] &lt; [.$B$2]; [.$B$4] + ([.$B$5] - [.$B$4]) * ([.$C61] + 0.5) / [.$B$2]; 0)" office:value-type="float" office:value="4663.7890625" calcext:value-type="float">
            <text:p>4663.7890625</text:p>
          </table:table-cell>
          <table:table-cell table:formula="of:=IF([.$C61] &lt; [.$B$2]; POWER(10;  LOG([.$B$4]) + (LOG([.$B$5]) - LOG([.$B$4])) * ([.$C61] + 0.5) / [.$B$2]); 0)" office:value-type="float" office:value="99.6083212249681" calcext:value-type="float">
            <text:p>99.6083212249681</text:p>
          </table:table-cell>
          <table:table-cell table:formula="of:=IF([.$C61] &lt; [.$B$2]; POWER(POWER([.$B$4]; 1/[.$B$3]) + (POWER([.$B$5]; 1/[.$B$3]) - POWER([.$B$4]; 1/[.$B$3])) * ([.$C61] + 0.5) / [.$B$2]; [.$B$3]); 0)" office:value-type="float" office:value="710.164479823877" calcext:value-type="float">
            <text:p>710.16447982387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IF([.$C62] &lt; [.$B$2]; [.$B$4] + ([.$B$5] - [.$B$4]) * ([.$C62] + 0.5) / [.$B$2]; 0)" office:value-type="float" office:value="4741.8359375" calcext:value-type="float">
            <text:p>4741.8359375</text:p>
          </table:table-cell>
          <table:table-cell table:formula="of:=IF([.$C62] &lt; [.$B$2]; POWER(10;  LOG([.$B$4]) + (LOG([.$B$5]) - LOG([.$B$4])) * ([.$C62] + 0.5) / [.$B$2]); 0)" office:value-type="float" office:value="102.332685327522" calcext:value-type="float">
            <text:p>102.332685327522</text:p>
          </table:table-cell>
          <table:table-cell table:formula="of:=IF([.$C62] &lt; [.$B$2]; POWER(POWER([.$B$4]; 1/[.$B$3]) + (POWER([.$B$5]; 1/[.$B$3]) - POWER([.$B$4]; 1/[.$B$3])) * ([.$C62] + 0.5) / [.$B$2]; [.$B$3]); 0)" office:value-type="float" office:value="734.133999395712" calcext:value-type="float">
            <text:p>734.133999395712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IF([.$C63] &lt; [.$B$2]; [.$B$4] + ([.$B$5] - [.$B$4]) * ([.$C63] + 0.5) / [.$B$2]; 0)" office:value-type="float" office:value="4819.8828125" calcext:value-type="float">
            <text:p>4819.8828125</text:p>
          </table:table-cell>
          <table:table-cell table:formula="of:=IF([.$C63] &lt; [.$B$2]; POWER(10;  LOG([.$B$4]) + (LOG([.$B$5]) - LOG([.$B$4])) * ([.$C63] + 0.5) / [.$B$2]); 0)" office:value-type="float" office:value="105.13156288108" calcext:value-type="float">
            <text:p>105.13156288108</text:p>
          </table:table-cell>
          <table:table-cell table:formula="of:=IF([.$C63] &lt; [.$B$2]; POWER(POWER([.$B$4]; 1/[.$B$3]) + (POWER([.$B$5]; 1/[.$B$3]) - POWER([.$B$4]; 1/[.$B$3])) * ([.$C63] + 0.5) / [.$B$2]; [.$B$3]); 0)" office:value-type="float" office:value="758.608669218472" calcext:value-type="float">
            <text:p>758.608669218472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IF([.$C64] &lt; [.$B$2]; [.$B$4] + ([.$B$5] - [.$B$4]) * ([.$C64] + 0.5) / [.$B$2]; 0)" office:value-type="float" office:value="4897.9296875" calcext:value-type="float">
            <text:p>4897.9296875</text:p>
          </table:table-cell>
          <table:table-cell table:formula="of:=IF([.$C64] &lt; [.$B$2]; POWER(10;  LOG([.$B$4]) + (LOG([.$B$5]) - LOG([.$B$4])) * ([.$C64] + 0.5) / [.$B$2]); 0)" office:value-type="float" office:value="108.006991885768" calcext:value-type="float">
            <text:p>108.006991885768</text:p>
          </table:table-cell>
          <table:table-cell table:formula="of:=IF([.$C64] &lt; [.$B$2]; POWER(POWER([.$B$4]; 1/[.$B$3]) + (POWER([.$B$5]; 1/[.$B$3]) - POWER([.$B$4]; 1/[.$B$3])) * ([.$C64] + 0.5) / [.$B$2]; [.$B$3]); 0)" office:value-type="float" office:value="783.59288579991" calcext:value-type="float">
            <text:p>783.5928857999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IF([.$C65] &lt; [.$B$2]; [.$B$4] + ([.$B$5] - [.$B$4]) * ([.$C65] + 0.5) / [.$B$2]; 0)" office:value-type="float" office:value="4975.9765625" calcext:value-type="float">
            <text:p>4975.9765625</text:p>
          </table:table-cell>
          <table:table-cell table:formula="of:=IF([.$C65] &lt; [.$B$2]; POWER(10;  LOG([.$B$4]) + (LOG([.$B$5]) - LOG([.$B$4])) * ([.$C65] + 0.5) / [.$B$2]); 0)" office:value-type="float" office:value="110.96106608258" calcext:value-type="float">
            <text:p>110.96106608258</text:p>
          </table:table-cell>
          <table:table-cell table:formula="of:=IF([.$C65] &lt; [.$B$2]; POWER(POWER([.$B$4]; 1/[.$B$3]) + (POWER([.$B$5]; 1/[.$B$3]) - POWER([.$B$4]; 1/[.$B$3])) * ([.$C65] + 0.5) / [.$B$2]; [.$B$3]); 0)" office:value-type="float" office:value="809.091030819064" calcext:value-type="float">
            <text:p>809.091030819064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IF([.$C66] &lt; [.$B$2]; [.$B$4] + ([.$B$5] - [.$B$4]) * ([.$C66] + 0.5) / [.$B$2]; 0)" office:value-type="float" office:value="5054.0234375" calcext:value-type="float">
            <text:p>5054.0234375</text:p>
          </table:table-cell>
          <table:table-cell table:formula="of:=IF([.$C66] &lt; [.$B$2]; POWER(10;  LOG([.$B$4]) + (LOG([.$B$5]) - LOG([.$B$4])) * ([.$C66] + 0.5) / [.$B$2]); 0)" office:value-type="float" office:value="113.995936477933" calcext:value-type="float">
            <text:p>113.995936477933</text:p>
          </table:table-cell>
          <table:table-cell table:formula="of:=IF([.$C66] &lt; [.$B$2]; POWER(POWER([.$B$4]; 1/[.$B$3]) + (POWER([.$B$5]; 1/[.$B$3]) - POWER([.$B$4]; 1/[.$B$3])) * ([.$C66] + 0.5) / [.$B$2]; [.$B$3]); 0)" office:value-type="float" office:value="835.107471351114" calcext:value-type="float">
            <text:p>835.10747135111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IF([.$C67] &lt; [.$B$2]; [.$B$4] + ([.$B$5] - [.$B$4]) * ([.$C67] + 0.5) / [.$B$2]; 0)" office:value-type="float" office:value="5132.0703125" calcext:value-type="float">
            <text:p>5132.0703125</text:p>
          </table:table-cell>
          <table:table-cell table:formula="of:=IF([.$C67] &lt; [.$B$2]; POWER(10;  LOG([.$B$4]) + (LOG([.$B$5]) - LOG([.$B$4])) * ([.$C67] + 0.5) / [.$B$2]); 0)" office:value-type="float" office:value="117.113812909923" calcext:value-type="float">
            <text:p>117.113812909923</text:p>
          </table:table-cell>
          <table:table-cell table:formula="of:=IF([.$C67] &lt; [.$B$2]; POWER(POWER([.$B$4]; 1/[.$B$3]) + (POWER([.$B$5]; 1/[.$B$3]) - POWER([.$B$4]; 1/[.$B$3])) * ([.$C67] + 0.5) / [.$B$2]; [.$B$3]); 0)" office:value-type="float" office:value="861.646560086258" calcext:value-type="float">
            <text:p>861.64656008625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IF([.$C68] &lt; [.$B$2]; [.$B$4] + ([.$B$5] - [.$B$4]) * ([.$C68] + 0.5) / [.$B$2]; 0)" office:value-type="float" office:value="5210.1171875" calcext:value-type="float">
            <text:p>5210.1171875</text:p>
          </table:table-cell>
          <table:table-cell table:formula="of:=IF([.$C68] &lt; [.$B$2]; POWER(10;  LOG([.$B$4]) + (LOG([.$B$5]) - LOG([.$B$4])) * ([.$C68] + 0.5) / [.$B$2]); 0)" office:value-type="float" office:value="120.316965657417" calcext:value-type="float">
            <text:p>120.316965657417</text:p>
          </table:table-cell>
          <table:table-cell table:formula="of:=IF([.$C68] &lt; [.$B$2]; POWER(POWER([.$B$4]; 1/[.$B$3]) + (POWER([.$B$5]; 1/[.$B$3]) - POWER([.$B$4]; 1/[.$B$3])) * ([.$C68] + 0.5) / [.$B$2]; [.$B$3]); 0)" office:value-type="float" office:value="888.712635542803" calcext:value-type="float">
            <text:p>888.712635542803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IF([.$C69] &lt; [.$B$2]; [.$B$4] + ([.$B$5] - [.$B$4]) * ([.$C69] + 0.5) / [.$B$2]; 0)" office:value-type="float" office:value="5288.1640625" calcext:value-type="float">
            <text:p>5288.1640625</text:p>
          </table:table-cell>
          <table:table-cell table:formula="of:=IF([.$C69] &lt; [.$B$2]; POWER(10;  LOG([.$B$4]) + (LOG([.$B$5]) - LOG([.$B$4])) * ([.$C69] + 0.5) / [.$B$2]); 0)" office:value-type="float" office:value="123.60772709315" calcext:value-type="float">
            <text:p>123.60772709315</text:p>
          </table:table-cell>
          <table:table-cell table:formula="of:=IF([.$C69] &lt; [.$B$2]; POWER(POWER([.$B$4]; 1/[.$B$3]) + (POWER([.$B$5]; 1/[.$B$3]) - POWER([.$B$4]; 1/[.$B$3])) * ([.$C69] + 0.5) / [.$B$2]; [.$B$3]); 0)" office:value-type="float" office:value="916.310022274709" calcext:value-type="float">
            <text:p>916.310022274709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IF([.$C70] &lt; [.$B$2]; [.$B$4] + ([.$B$5] - [.$B$4]) * ([.$C70] + 0.5) / [.$B$2]; 0)" office:value-type="float" office:value="5366.2109375" calcext:value-type="float">
            <text:p>5366.2109375</text:p>
          </table:table-cell>
          <table:table-cell table:formula="of:=IF([.$C70] &lt; [.$B$2]; POWER(10;  LOG([.$B$4]) + (LOG([.$B$5]) - LOG([.$B$4])) * ([.$C70] + 0.5) / [.$B$2]); 0)" office:value-type="float" office:value="126.988493382045" calcext:value-type="float">
            <text:p>126.988493382045</text:p>
          </table:table-cell>
          <table:table-cell table:formula="of:=IF([.$C70] &lt; [.$B$2]; POWER(POWER([.$B$4]; 1/[.$B$3]) + (POWER([.$B$5]; 1/[.$B$3]) - POWER([.$B$4]; 1/[.$B$3])) * ([.$C70] + 0.5) / [.$B$2]; [.$B$3]); 0)" office:value-type="float" office:value="944.443031073775" calcext:value-type="float">
            <text:p>944.44303107377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IF([.$C71] &lt; [.$B$2]; [.$B$4] + ([.$B$5] - [.$B$4]) * ([.$C71] + 0.5) / [.$B$2]; 0)" office:value-type="float" office:value="5444.2578125" calcext:value-type="float">
            <text:p>5444.2578125</text:p>
          </table:table-cell>
          <table:table-cell table:formula="of:=IF([.$C71] &lt; [.$B$2]; POWER(10;  LOG([.$B$4]) + (LOG([.$B$5]) - LOG([.$B$4])) * ([.$C71] + 0.5) / [.$B$2]); 0)" office:value-type="float" office:value="130.461726225976" calcext:value-type="float">
            <text:p>130.461726225976</text:p>
          </table:table-cell>
          <table:table-cell table:formula="of:=IF([.$C71] &lt; [.$B$2]; POWER(POWER([.$B$4]; 1/[.$B$3]) + (POWER([.$B$5]; 1/[.$B$3]) - POWER([.$B$4]; 1/[.$B$3])) * ([.$C71] + 0.5) / [.$B$2]; [.$B$3]); 0)" office:value-type="float" office:value="973.115959166682" calcext:value-type="float">
            <text:p>973.115959166682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IF([.$C72] &lt; [.$B$2]; [.$B$4] + ([.$B$5] - [.$B$4]) * ([.$C72] + 0.5) / [.$B$2]; 0)" office:value-type="float" office:value="5522.3046875" calcext:value-type="float">
            <text:p>5522.3046875</text:p>
          </table:table-cell>
          <table:table-cell table:formula="of:=IF([.$C72] &lt; [.$B$2]; POWER(10;  LOG([.$B$4]) + (LOG([.$B$5]) - LOG([.$B$4])) * ([.$C72] + 0.5) / [.$B$2]); 0)" office:value-type="float" office:value="134.029954656255" calcext:value-type="float">
            <text:p>134.029954656255</text:p>
          </table:table-cell>
          <table:table-cell table:formula="of:=IF([.$C72] &lt; [.$B$2]; POWER(POWER([.$B$4]; 1/[.$B$3]) + (POWER([.$B$5]; 1/[.$B$3]) - POWER([.$B$4]; 1/[.$B$3])) * ([.$C72] + 0.5) / [.$B$2]; [.$B$3]); 0)" office:value-type="float" office:value="1002.33309040706" calcext:value-type="float">
            <text:p>1002.33309040706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IF([.$C73] &lt; [.$B$2]; [.$B$4] + ([.$B$5] - [.$B$4]) * ([.$C73] + 0.5) / [.$B$2]; 0)" office:value-type="float" office:value="5600.3515625" calcext:value-type="float">
            <text:p>5600.3515625</text:p>
          </table:table-cell>
          <table:table-cell table:formula="of:=IF([.$C73] &lt; [.$B$2]; POWER(10;  LOG([.$B$4]) + (LOG([.$B$5]) - LOG([.$B$4])) * ([.$C73] + 0.5) / [.$B$2]); 0)" office:value-type="float" office:value="137.69577687514" calcext:value-type="float">
            <text:p>137.69577687514</text:p>
          </table:table-cell>
          <table:table-cell table:formula="of:=IF([.$C73] &lt; [.$B$2]; POWER(POWER([.$B$4]; 1/[.$B$3]) + (POWER([.$B$5]; 1/[.$B$3]) - POWER([.$B$4]; 1/[.$B$3])) * ([.$C73] + 0.5) / [.$B$2]; [.$B$3]); 0)" office:value-type="float" office:value="1032.09869546276" calcext:value-type="float">
            <text:p>1032.09869546276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IF([.$C74] &lt; [.$B$2]; [.$B$4] + ([.$B$5] - [.$B$4]) * ([.$C74] + 0.5) / [.$B$2]; 0)" office:value-type="float" office:value="5678.3984375" calcext:value-type="float">
            <text:p>5678.3984375</text:p>
          </table:table-cell>
          <table:table-cell table:formula="of:=IF([.$C74] &lt; [.$B$2]; POWER(10;  LOG([.$B$4]) + (LOG([.$B$5]) - LOG([.$B$4])) * ([.$C74] + 0.5) / [.$B$2]); 0)" office:value-type="float" office:value="141.461862147721" calcext:value-type="float">
            <text:p>141.461862147721</text:p>
          </table:table-cell>
          <table:table-cell table:formula="of:=IF([.$C74] &lt; [.$B$2]; POWER(POWER([.$B$4]; 1/[.$B$3]) + (POWER([.$B$5]; 1/[.$B$3]) - POWER([.$B$4]; 1/[.$B$3])) * ([.$C74] + 0.5) / [.$B$2]; [.$B$3]); 0)" office:value-type="float" office:value="1062.41703199855" calcext:value-type="float">
            <text:p>1062.41703199855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IF([.$C75] &lt; [.$B$2]; [.$B$4] + ([.$B$5] - [.$B$4]) * ([.$C75] + 0.5) / [.$B$2]; 0)" office:value-type="float" office:value="5756.4453125" calcext:value-type="float">
            <text:p>5756.4453125</text:p>
          </table:table-cell>
          <table:table-cell table:formula="of:=IF([.$C75] &lt; [.$B$2]; POWER(10;  LOG([.$B$4]) + (LOG([.$B$5]) - LOG([.$B$4])) * ([.$C75] + 0.5) / [.$B$2]); 0)" office:value-type="float" office:value="145.330952745536" calcext:value-type="float">
            <text:p>145.330952745536</text:p>
          </table:table-cell>
          <table:table-cell table:formula="of:=IF([.$C75] &lt; [.$B$2]; POWER(POWER([.$B$4]; 1/[.$B$3]) + (POWER([.$B$5]; 1/[.$B$3]) - POWER([.$B$4]; 1/[.$B$3])) * ([.$C75] + 0.5) / [.$B$2]; [.$B$3]); 0)" office:value-type="float" office:value="1093.29234485427" calcext:value-type="float">
            <text:p>1093.29234485427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IF([.$C76] &lt; [.$B$2]; [.$B$4] + ([.$B$5] - [.$B$4]) * ([.$C76] + 0.5) / [.$B$2]; 0)" office:value-type="float" office:value="5834.4921875" calcext:value-type="float">
            <text:p>5834.4921875</text:p>
          </table:table-cell>
          <table:table-cell table:formula="of:=IF([.$C76] &lt; [.$B$2]; POWER(10;  LOG([.$B$4]) + (LOG([.$B$5]) - LOG([.$B$4])) * ([.$C76] + 0.5) / [.$B$2]); 0)" office:value-type="float" office:value="149.305865943356" calcext:value-type="float">
            <text:p>149.305865943356</text:p>
          </table:table-cell>
          <table:table-cell table:formula="of:=IF([.$C76] &lt; [.$B$2]; POWER(POWER([.$B$4]; 1/[.$B$3]) + (POWER([.$B$5]; 1/[.$B$3]) - POWER([.$B$4]; 1/[.$B$3])) * ([.$C76] + 0.5) / [.$B$2]; [.$B$3]); 0)" office:value-type="float" office:value="1124.72886621879" calcext:value-type="float">
            <text:p>1124.7288662187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IF([.$C77] &lt; [.$B$2]; [.$B$4] + ([.$B$5] - [.$B$4]) * ([.$C77] + 0.5) / [.$B$2]; 0)" office:value-type="float" office:value="5912.5390625" calcext:value-type="float">
            <text:p>5912.5390625</text:p>
          </table:table-cell>
          <table:table-cell table:formula="of:=IF([.$C77] &lt; [.$B$2]; POWER(10;  LOG([.$B$4]) + (LOG([.$B$5]) - LOG([.$B$4])) * ([.$C77] + 0.5) / [.$B$2]); 0)" office:value-type="float" office:value="153.389496070583" calcext:value-type="float">
            <text:p>153.389496070583</text:p>
          </table:table-cell>
          <table:table-cell table:formula="of:=IF([.$C77] &lt; [.$B$2]; POWER(POWER([.$B$4]; 1/[.$B$3]) + (POWER([.$B$5]; 1/[.$B$3]) - POWER([.$B$4]; 1/[.$B$3])) * ([.$C77] + 0.5) / [.$B$2]; [.$B$3]); 0)" office:value-type="float" office:value="1156.73081579972" calcext:value-type="float">
            <text:p>1156.7308157997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IF([.$C78] &lt; [.$B$2]; [.$B$4] + ([.$B$5] - [.$B$4]) * ([.$C78] + 0.5) / [.$B$2]; 0)" office:value-type="float" office:value="5990.5859375" calcext:value-type="float">
            <text:p>5990.5859375</text:p>
          </table:table-cell>
          <table:table-cell table:formula="of:=IF([.$C78] &lt; [.$B$2]; POWER(10;  LOG([.$B$4]) + (LOG([.$B$5]) - LOG([.$B$4])) * ([.$C78] + 0.5) / [.$B$2]); 0)" office:value-type="float" office:value="157.58481661875" calcext:value-type="float">
            <text:p>157.58481661875</text:p>
          </table:table-cell>
          <table:table-cell table:formula="of:=IF([.$C78] &lt; [.$B$2]; POWER(POWER([.$B$4]; 1/[.$B$3]) + (POWER([.$B$5]; 1/[.$B$3]) - POWER([.$B$4]; 1/[.$B$3])) * ([.$C78] + 0.5) / [.$B$2]; [.$B$3]); 0)" office:value-type="float" office:value="1189.30240098916" calcext:value-type="float">
            <text:p>1189.30240098916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IF([.$C79] &lt; [.$B$2]; [.$B$4] + ([.$B$5] - [.$B$4]) * ([.$C79] + 0.5) / [.$B$2]; 0)" office:value-type="float" office:value="6068.6328125" calcext:value-type="float">
            <text:p>6068.6328125</text:p>
          </table:table-cell>
          <table:table-cell table:formula="of:=IF([.$C79] &lt; [.$B$2]; POWER(10;  LOG([.$B$4]) + (LOG([.$B$5]) - LOG([.$B$4])) * ([.$C79] + 0.5) / [.$B$2]); 0)" office:value-type="float" office:value="161.894882406667" calcext:value-type="float">
            <text:p>161.894882406667</text:p>
          </table:table-cell>
          <table:table-cell table:formula="of:=IF([.$C79] &lt; [.$B$2]; POWER(POWER([.$B$4]; 1/[.$B$3]) + (POWER([.$B$5]; 1/[.$B$3]) - POWER([.$B$4]; 1/[.$B$3])) * ([.$C79] + 0.5) / [.$B$2]; [.$B$3]); 0)" office:value-type="float" office:value="1222.44781702556" calcext:value-type="float">
            <text:p>1222.44781702556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IF([.$C80] &lt; [.$B$2]; [.$B$4] + ([.$B$5] - [.$B$4]) * ([.$C80] + 0.5) / [.$B$2]; 0)" office:value-type="float" office:value="6146.6796875" calcext:value-type="float">
            <text:p>6146.6796875</text:p>
          </table:table-cell>
          <table:table-cell table:formula="of:=IF([.$C80] &lt; [.$B$2]; POWER(10;  LOG([.$B$4]) + (LOG([.$B$5]) - LOG([.$B$4])) * ([.$C80] + 0.5) / [.$B$2]); 0)" office:value-type="float" office:value="166.322831804787" calcext:value-type="float">
            <text:p>166.322831804787</text:p>
          </table:table-cell>
          <table:table-cell table:formula="of:=IF([.$C80] &lt; [.$B$2]; POWER(POWER([.$B$4]; 1/[.$B$3]) + (POWER([.$B$5]; 1/[.$B$3]) - POWER([.$B$4]; 1/[.$B$3])) * ([.$C80] + 0.5) / [.$B$2]; [.$B$3]); 0)" office:value-type="float" office:value="1256.17124715185" calcext:value-type="float">
            <text:p>1256.1712471518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IF([.$C81] &lt; [.$B$2]; [.$B$4] + ([.$B$5] - [.$B$4]) * ([.$C81] + 0.5) / [.$B$2]; 0)" office:value-type="float" office:value="6224.7265625" calcext:value-type="float">
            <text:p>6224.7265625</text:p>
          </table:table-cell>
          <table:table-cell table:formula="of:=IF([.$C81] &lt; [.$B$2]; POWER(10;  LOG([.$B$4]) + (LOG([.$B$5]) - LOG([.$B$4])) * ([.$C81] + 0.5) / [.$B$2]); 0)" office:value-type="float" office:value="170.871889020405" calcext:value-type="float">
            <text:p>170.871889020405</text:p>
          </table:table-cell>
          <table:table-cell table:formula="of:=IF([.$C81] &lt; [.$B$2]; POWER(POWER([.$B$4]; 1/[.$B$3]) + (POWER([.$B$5]; 1/[.$B$3]) - POWER([.$B$4]; 1/[.$B$3])) * ([.$C81] + 0.5) / [.$B$2]; [.$B$3]); 0)" office:value-type="float" office:value="1290.47686276989" calcext:value-type="float">
            <text:p>1290.4768627698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IF([.$C82] &lt; [.$B$2]; [.$B$4] + ([.$B$5] - [.$B$4]) * ([.$C82] + 0.5) / [.$B$2]; 0)" office:value-type="float" office:value="6302.7734375" calcext:value-type="float">
            <text:p>6302.7734375</text:p>
          </table:table-cell>
          <table:table-cell table:formula="of:=IF([.$C82] &lt; [.$B$2]; POWER(10;  LOG([.$B$4]) + (LOG([.$B$5]) - LOG([.$B$4])) * ([.$C82] + 0.5) / [.$B$2]); 0)" office:value-type="float" office:value="175.545366445362" calcext:value-type="float">
            <text:p>175.545366445362</text:p>
          </table:table-cell>
          <table:table-cell table:formula="of:=IF([.$C82] &lt; [.$B$2]; POWER(POWER([.$B$4]; 1/[.$B$3]) + (POWER([.$B$5]; 1/[.$B$3]) - POWER([.$B$4]; 1/[.$B$3])) * ([.$C82] + 0.5) / [.$B$2]; [.$B$3]); 0)" office:value-type="float" office:value="1325.36882359148" calcext:value-type="float">
            <text:p>1325.36882359148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IF([.$C83] &lt; [.$B$2]; [.$B$4] + ([.$B$5] - [.$B$4]) * ([.$C83] + 0.5) / [.$B$2]; 0)" office:value-type="float" office:value="6380.8203125" calcext:value-type="float">
            <text:p>6380.8203125</text:p>
          </table:table-cell>
          <table:table-cell table:formula="of:=IF([.$C83] &lt; [.$B$2]; POWER(10;  LOG([.$B$4]) + (LOG([.$B$5]) - LOG([.$B$4])) * ([.$C83] + 0.5) / [.$B$2]); 0)" office:value-type="float" office:value="180.346667067959" calcext:value-type="float">
            <text:p>180.346667067959</text:p>
          </table:table-cell>
          <table:table-cell table:formula="of:=IF([.$C83] &lt; [.$B$2]; POWER(POWER([.$B$4]; 1/[.$B$3]) + (POWER([.$B$5]; 1/[.$B$3]) - POWER([.$B$4]; 1/[.$B$3])) * ([.$C83] + 0.5) / [.$B$2]; [.$B$3]); 0)" office:value-type="float" office:value="1360.85127778591" calcext:value-type="float">
            <text:p>1360.85127778591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IF([.$C84] &lt; [.$B$2]; [.$B$4] + ([.$B$5] - [.$B$4]) * ([.$C84] + 0.5) / [.$B$2]; 0)" office:value-type="float" office:value="6458.8671875" calcext:value-type="float">
            <text:p>6458.8671875</text:p>
          </table:table-cell>
          <table:table-cell table:formula="of:=IF([.$C84] &lt; [.$B$2]; POWER(10;  LOG([.$B$4]) + (LOG([.$B$5]) - LOG([.$B$4])) * ([.$C84] + 0.5) / [.$B$2]); 0)" office:value-type="float" office:value="185.279286950845" calcext:value-type="float">
            <text:p>185.279286950845</text:p>
          </table:table-cell>
          <table:table-cell table:formula="of:=IF([.$C84] &lt; [.$B$2]; POWER(POWER([.$B$4]; 1/[.$B$3]) + (POWER([.$B$5]; 1/[.$B$3]) - POWER([.$B$4]; 1/[.$B$3])) * ([.$C84] + 0.5) / [.$B$2]; [.$B$3]); 0)" office:value-type="float" office:value="1396.92836212431" calcext:value-type="float">
            <text:p>1396.92836212431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IF([.$C85] &lt; [.$B$2]; [.$B$4] + ([.$B$5] - [.$B$4]) * ([.$C85] + 0.5) / [.$B$2]; 0)" office:value-type="float" office:value="6536.9140625" calcext:value-type="float">
            <text:p>6536.9140625</text:p>
          </table:table-cell>
          <table:table-cell table:formula="of:=IF([.$C85] &lt; [.$B$2]; POWER(10;  LOG([.$B$4]) + (LOG([.$B$5]) - LOG([.$B$4])) * ([.$C85] + 0.5) / [.$B$2]); 0)" office:value-type="float" office:value="190.346817776664" calcext:value-type="float">
            <text:p>190.346817776664</text:p>
          </table:table-cell>
          <table:table-cell table:formula="of:=IF([.$C85] &lt; [.$B$2]; POWER(POWER([.$B$4]; 1/[.$B$3]) + (POWER([.$B$5]; 1/[.$B$3]) - POWER([.$B$4]; 1/[.$B$3])) * ([.$C85] + 0.5) / [.$B$2]; [.$B$3]); 0)" office:value-type="float" office:value="1433.60420212072" calcext:value-type="float">
            <text:p>1433.60420212072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IF([.$C86] &lt; [.$B$2]; [.$B$4] + ([.$B$5] - [.$B$4]) * ([.$C86] + 0.5) / [.$B$2]; 0)" office:value-type="float" office:value="6614.9609375" calcext:value-type="float">
            <text:p>6614.9609375</text:p>
          </table:table-cell>
          <table:table-cell table:formula="of:=IF([.$C86] &lt; [.$B$2]; POWER(10;  LOG([.$B$4]) + (LOG([.$B$5]) - LOG([.$B$4])) * ([.$C86] + 0.5) / [.$B$2]); 0)" office:value-type="float" office:value="195.552949463342" calcext:value-type="float">
            <text:p>195.552949463342</text:p>
          </table:table-cell>
          <table:table-cell table:formula="of:=IF([.$C86] &lt; [.$B$2]; POWER(POWER([.$B$4]; 1/[.$B$3]) + (POWER([.$B$5]; 1/[.$B$3]) - POWER([.$B$4]; 1/[.$B$3])) * ([.$C86] + 0.5) / [.$B$2]; [.$B$3]); 0)" office:value-type="float" office:value="1470.88291217019" calcext:value-type="float">
            <text:p>1470.88291217019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$C87] &lt; [.$B$2]; [.$B$4] + ([.$B$5] - [.$B$4]) * ([.$C87] + 0.5) / [.$B$2]; 0)" office:value-type="float" office:value="6693.0078125" calcext:value-type="float">
            <text:p>6693.0078125</text:p>
          </table:table-cell>
          <table:table-cell table:formula="of:=IF([.$C87] &lt; [.$B$2]; POWER(10;  LOG([.$B$4]) + (LOG([.$B$5]) - LOG([.$B$4])) * ([.$C87] + 0.5) / [.$B$2]); 0)" office:value-type="float" office:value="200.901472850892" calcext:value-type="float">
            <text:p>200.901472850892</text:p>
          </table:table-cell>
          <table:table-cell table:formula="of:=IF([.$C87] &lt; [.$B$2]; POWER(POWER([.$B$4]; 1/[.$B$3]) + (POWER([.$B$5]; 1/[.$B$3]) - POWER([.$B$4]; 1/[.$B$3])) * ([.$C87] + 0.5) / [.$B$2]; [.$B$3]); 0)" office:value-type="float" office:value="1508.76859568375" calcext:value-type="float">
            <text:p>1508.7685956837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IF([.$C88] &lt; [.$B$2]; [.$B$4] + ([.$B$5] - [.$B$4]) * ([.$C88] + 0.5) / [.$B$2]; 0)" office:value-type="float" office:value="6771.0546875" calcext:value-type="float">
            <text:p>6771.0546875</text:p>
          </table:table-cell>
          <table:table-cell table:formula="of:=IF([.$C88] &lt; [.$B$2]; POWER(10;  LOG([.$B$4]) + (LOG([.$B$5]) - LOG([.$B$4])) * ([.$C88] + 0.5) / [.$B$2]); 0)" office:value-type="float" office:value="206.396282461718" calcext:value-type="float">
            <text:p>206.396282461718</text:p>
          </table:table-cell>
          <table:table-cell table:formula="of:=IF([.$C88] &lt; [.$B$2]; POWER(POWER([.$B$4]; 1/[.$B$3]) + (POWER([.$B$5]; 1/[.$B$3]) - POWER([.$B$4]; 1/[.$B$3])) * ([.$C88] + 0.5) / [.$B$2]; [.$B$3]); 0)" office:value-type="float" office:value="1547.26534522066" calcext:value-type="float">
            <text:p>1547.2653452206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IF([.$C89] &lt; [.$B$2]; [.$B$4] + ([.$B$5] - [.$B$4]) * ([.$C89] + 0.5) / [.$B$2]; 0)" office:value-type="float" office:value="6849.1015625" calcext:value-type="float">
            <text:p>6849.1015625</text:p>
          </table:table-cell>
          <table:table-cell table:formula="of:=IF([.$C89] &lt; [.$B$2]; POWER(10;  LOG([.$B$4]) + (LOG([.$B$5]) - LOG([.$B$4])) * ([.$C89] + 0.5) / [.$B$2]); 0)" office:value-type="float" office:value="212.041379336398" calcext:value-type="float">
            <text:p>212.041379336398</text:p>
          </table:table-cell>
          <table:table-cell table:formula="of:=IF([.$C89] &lt; [.$B$2]; POWER(POWER([.$B$4]; 1/[.$B$3]) + (POWER([.$B$5]; 1/[.$B$3]) - POWER([.$B$4]; 1/[.$B$3])) * ([.$C89] + 0.5) / [.$B$2]; [.$B$3]); 0)" office:value-type="float" office:value="1586.3772426177" calcext:value-type="float">
            <text:p>1586.3772426177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IF([.$C90] &lt; [.$B$2]; [.$B$4] + ([.$B$5] - [.$B$4]) * ([.$C90] + 0.5) / [.$B$2]; 0)" office:value-type="float" office:value="6927.1484375" calcext:value-type="float">
            <text:p>6927.1484375</text:p>
          </table:table-cell>
          <table:table-cell table:formula="of:=IF([.$C90] &lt; [.$B$2]; POWER(10;  LOG([.$B$4]) + (LOG([.$B$5]) - LOG([.$B$4])) * ([.$C90] + 0.5) / [.$B$2]); 0)" office:value-type="float" office:value="217.840873947047" calcext:value-type="float">
            <text:p>217.840873947047</text:p>
          </table:table-cell>
          <table:table-cell table:formula="of:=IF([.$C90] &lt; [.$B$2]; POWER(POWER([.$B$4]; 1/[.$B$3]) + (POWER([.$B$5]; 1/[.$B$3]) - POWER([.$B$4]; 1/[.$B$3])) * ([.$C90] + 0.5) / [.$B$2]; [.$B$3]); 0)" office:value-type="float" office:value="1626.10835911586" calcext:value-type="float">
            <text:p>1626.10835911586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IF([.$C91] &lt; [.$B$2]; [.$B$4] + ([.$B$5] - [.$B$4]) * ([.$C91] + 0.5) / [.$B$2]; 0)" office:value-type="float" office:value="7005.1953125" calcext:value-type="float">
            <text:p>7005.1953125</text:p>
          </table:table-cell>
          <table:table-cell table:formula="of:=IF([.$C91] &lt; [.$B$2]; POWER(10;  LOG([.$B$4]) + (LOG([.$B$5]) - LOG([.$B$4])) * ([.$C91] + 0.5) / [.$B$2]); 0)" office:value-type="float" office:value="223.79898919035" calcext:value-type="float">
            <text:p>223.79898919035</text:p>
          </table:table-cell>
          <table:table-cell table:formula="of:=IF([.$C91] &lt; [.$B$2]; POWER(POWER([.$B$4]; 1/[.$B$3]) + (POWER([.$B$5]; 1/[.$B$3]) - POWER([.$B$4]; 1/[.$B$3])) * ([.$C91] + 0.5) / [.$B$2]; [.$B$3]); 0)" office:value-type="float" office:value="1666.4627554843" calcext:value-type="float">
            <text:p>1666.462755484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IF([.$C92] &lt; [.$B$2]; [.$B$4] + ([.$B$5] - [.$B$4]) * ([.$C92] + 0.5) / [.$B$2]; 0)" office:value-type="float" office:value="7083.2421875" calcext:value-type="float">
            <text:p>7083.2421875</text:p>
          </table:table-cell>
          <table:table-cell table:formula="of:=IF([.$C92] &lt; [.$B$2]; POWER(10;  LOG([.$B$4]) + (LOG([.$B$5]) - LOG([.$B$4])) * ([.$C92] + 0.5) / [.$B$2]); 0)" office:value-type="float" office:value="229.920063462457" calcext:value-type="float">
            <text:p>229.920063462457</text:p>
          </table:table-cell>
          <table:table-cell table:formula="of:=IF([.$C92] &lt; [.$B$2]; POWER(POWER([.$B$4]; 1/[.$B$3]) + (POWER([.$B$5]; 1/[.$B$3]) - POWER([.$B$4]; 1/[.$B$3])) * ([.$C92] + 0.5) / [.$B$2]; [.$B$3]); 0)" office:value-type="float" office:value="1707.4444821418" calcext:value-type="float">
            <text:p>1707.4444821418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IF([.$C93] &lt; [.$B$2]; [.$B$4] + ([.$B$5] - [.$B$4]) * ([.$C93] + 0.5) / [.$B$2]; 0)" office:value-type="float" office:value="7161.2890625" calcext:value-type="float">
            <text:p>7161.2890625</text:p>
          </table:table-cell>
          <table:table-cell table:formula="of:=IF([.$C93] &lt; [.$B$2]; POWER(10;  LOG([.$B$4]) + (LOG([.$B$5]) - LOG([.$B$4])) * ([.$C93] + 0.5) / [.$B$2]); 0)" office:value-type="float" office:value="236.208553817989" calcext:value-type="float">
            <text:p>236.208553817989</text:p>
          </table:table-cell>
          <table:table-cell table:formula="of:=IF([.$C93] &lt; [.$B$2]; POWER(POWER([.$B$4]; 1/[.$B$3]) + (POWER([.$B$5]; 1/[.$B$3]) - POWER([.$B$4]; 1/[.$B$3])) * ([.$C93] + 0.5) / [.$B$2]; [.$B$3]); 0)" office:value-type="float" office:value="1749.05757927572" calcext:value-type="float">
            <text:p>1749.0575792757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IF([.$C94] &lt; [.$B$2]; [.$B$4] + ([.$B$5] - [.$B$4]) * ([.$C94] + 0.5) / [.$B$2]; 0)" office:value-type="float" office:value="7239.3359375" calcext:value-type="float">
            <text:p>7239.3359375</text:p>
          </table:table-cell>
          <table:table-cell table:formula="of:=IF([.$C94] &lt; [.$B$2]; POWER(10;  LOG([.$B$4]) + (LOG([.$B$5]) - LOG([.$B$4])) * ([.$C94] + 0.5) / [.$B$2]); 0)" office:value-type="float" office:value="242.669039215433" calcext:value-type="float">
            <text:p>242.669039215433</text:p>
          </table:table-cell>
          <table:table-cell table:formula="of:=IF([.$C94] &lt; [.$B$2]; POWER(POWER([.$B$4]; 1/[.$B$3]) + (POWER([.$B$5]; 1/[.$B$3]) - POWER([.$B$4]; 1/[.$B$3])) * ([.$C94] + 0.5) / [.$B$2]; [.$B$3]); 0)" office:value-type="float" office:value="1791.30607695855" calcext:value-type="float">
            <text:p>1791.30607695855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IF([.$C95] &lt; [.$B$2]; [.$B$4] + ([.$B$5] - [.$B$4]) * ([.$C95] + 0.5) / [.$B$2]; 0)" office:value-type="float" office:value="7317.3828125" calcext:value-type="float">
            <text:p>7317.3828125</text:p>
          </table:table-cell>
          <table:table-cell table:formula="of:=IF([.$C95] &lt; [.$B$2]; POWER(10;  LOG([.$B$4]) + (LOG([.$B$5]) - LOG([.$B$4])) * ([.$C95] + 0.5) / [.$B$2]); 0)" office:value-type="float" office:value="249.306223851309" calcext:value-type="float">
            <text:p>249.306223851309</text:p>
          </table:table-cell>
          <table:table-cell table:formula="of:=IF([.$C95] &lt; [.$B$2]; POWER(POWER([.$B$4]; 1/[.$B$3]) + (POWER([.$B$5]; 1/[.$B$3]) - POWER([.$B$4]; 1/[.$B$3])) * ([.$C95] + 0.5) / [.$B$2]; [.$B$3]); 0)" office:value-type="float" office:value="1834.1939952621" calcext:value-type="float">
            <text:p>1834.193995262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IF([.$C96] &lt; [.$B$2]; [.$B$4] + ([.$B$5] - [.$B$4]) * ([.$C96] + 0.5) / [.$B$2]; 0)" office:value-type="float" office:value="7395.4296875" calcext:value-type="float">
            <text:p>7395.4296875</text:p>
          </table:table-cell>
          <table:table-cell table:formula="of:=IF([.$C96] &lt; [.$B$2]; POWER(10;  LOG([.$B$4]) + (LOG([.$B$5]) - LOG([.$B$4])) * ([.$C96] + 0.5) / [.$B$2]); 0)" office:value-type="float" office:value="256.124940585523" calcext:value-type="float">
            <text:p>256.124940585523</text:p>
          </table:table-cell>
          <table:table-cell table:formula="of:=IF([.$C96] &lt; [.$B$2]; POWER(POWER([.$B$4]; 1/[.$B$3]) + (POWER([.$B$5]; 1/[.$B$3]) - POWER([.$B$4]; 1/[.$B$3])) * ([.$C96] + 0.5) / [.$B$2]; [.$B$3]); 0)" office:value-type="float" office:value="1877.7253443694" calcext:value-type="float">
            <text:p>1877.7253443694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IF([.$C97] &lt; [.$B$2]; [.$B$4] + ([.$B$5] - [.$B$4]) * ([.$C97] + 0.5) / [.$B$2]; 0)" office:value-type="float" office:value="7473.4765625" calcext:value-type="float">
            <text:p>7473.4765625</text:p>
          </table:table-cell>
          <table:table-cell table:formula="of:=IF([.$C97] &lt; [.$B$2]; POWER(10;  LOG([.$B$4]) + (LOG([.$B$5]) - LOG([.$B$4])) * ([.$C97] + 0.5) / [.$B$2]); 0)" office:value-type="float" office:value="263.130154460415" calcext:value-type="float">
            <text:p>263.130154460415</text:p>
          </table:table-cell>
          <table:table-cell table:formula="of:=IF([.$C97] &lt; [.$B$2]; POWER(POWER([.$B$4]; 1/[.$B$3]) + (POWER([.$B$5]; 1/[.$B$3]) - POWER([.$B$4]; 1/[.$B$3])) * ([.$C97] + 0.5) / [.$B$2]; [.$B$3]); 0)" office:value-type="float" office:value="1921.90412468447" calcext:value-type="float">
            <text:p>1921.90412468447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IF([.$C98] &lt; [.$B$2]; [.$B$4] + ([.$B$5] - [.$B$4]) * ([.$C98] + 0.5) / [.$B$2]; 0)" office:value-type="float" office:value="7551.5234375" calcext:value-type="float">
            <text:p>7551.5234375</text:p>
          </table:table-cell>
          <table:table-cell table:formula="of:=IF([.$C98] &lt; [.$B$2]; POWER(10;  LOG([.$B$4]) + (LOG([.$B$5]) - LOG([.$B$4])) * ([.$C98] + 0.5) / [.$B$2]); 0)" office:value-type="float" office:value="270.326966316046" calcext:value-type="float">
            <text:p>270.326966316046</text:p>
          </table:table-cell>
          <table:table-cell table:formula="of:=IF([.$C98] &lt; [.$B$2]; POWER(POWER([.$B$4]; 1/[.$B$3]) + (POWER([.$B$5]; 1/[.$B$3]) - POWER([.$B$4]; 1/[.$B$3])) * ([.$C98] + 0.5) / [.$B$2]; [.$B$3]); 0)" office:value-type="float" office:value="1966.73432693984" calcext:value-type="float">
            <text:p>1966.73432693984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IF([.$C99] &lt; [.$B$2]; [.$B$4] + ([.$B$5] - [.$B$4]) * ([.$C99] + 0.5) / [.$B$2]; 0)" office:value-type="float" office:value="7629.5703125" calcext:value-type="float">
            <text:p>7629.5703125</text:p>
          </table:table-cell>
          <table:table-cell table:formula="of:=IF([.$C99] &lt; [.$B$2]; POWER(10;  LOG([.$B$4]) + (LOG([.$B$5]) - LOG([.$B$4])) * ([.$C99] + 0.5) / [.$B$2]); 0)" office:value-type="float" office:value="277.72061650437" calcext:value-type="float">
            <text:p>277.72061650437</text:p>
          </table:table-cell>
          <table:table-cell table:formula="of:=IF([.$C99] &lt; [.$B$2]; POWER(POWER([.$B$4]; 1/[.$B$3]) + (POWER([.$B$5]; 1/[.$B$3]) - POWER([.$B$4]; 1/[.$B$3])) * ([.$C99] + 0.5) / [.$B$2]; [.$B$3]); 0)" office:value-type="float" office:value="2012.21993230203" calcext:value-type="float">
            <text:p>2012.21993230203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IF([.$C100] &lt; [.$B$2]; [.$B$4] + ([.$B$5] - [.$B$4]) * ([.$C100] + 0.5) / [.$B$2]; 0)" office:value-type="float" office:value="7707.6171875" calcext:value-type="float">
            <text:p>7707.6171875</text:p>
          </table:table-cell>
          <table:table-cell table:formula="of:=IF([.$C100] &lt; [.$B$2]; POWER(10;  LOG([.$B$4]) + (LOG([.$B$5]) - LOG([.$B$4])) * ([.$C100] + 0.5) / [.$B$2]); 0)" office:value-type="float" office:value="285.316488704994" calcext:value-type="float">
            <text:p>285.316488704994</text:p>
          </table:table-cell>
          <table:table-cell table:formula="of:=IF([.$C100] &lt; [.$B$2]; POWER(POWER([.$B$4]; 1/[.$B$3]) + (POWER([.$B$5]; 1/[.$B$3]) - POWER([.$B$4]; 1/[.$B$3])) * ([.$C100] + 0.5) / [.$B$2]; [.$B$3]); 0)" office:value-type="float" office:value="2058.36491247502" calcext:value-type="float">
            <text:p>2058.36491247502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IF([.$C101] &lt; [.$B$2]; [.$B$4] + ([.$B$5] - [.$B$4]) * ([.$C101] + 0.5) / [.$B$2]; 0)" office:value-type="float" office:value="7785.6640625" calcext:value-type="float">
            <text:p>7785.6640625</text:p>
          </table:table-cell>
          <table:table-cell table:formula="of:=IF([.$C101] &lt; [.$B$2]; POWER(10;  LOG([.$B$4]) + (LOG([.$B$5]) - LOG([.$B$4])) * ([.$C101] + 0.5) / [.$B$2]); 0)" office:value-type="float" office:value="293.120113845297" calcext:value-type="float">
            <text:p>293.120113845297</text:p>
          </table:table-cell>
          <table:table-cell table:formula="of:=IF([.$C101] &lt; [.$B$2]; POWER(POWER([.$B$4]; 1/[.$B$3]) + (POWER([.$B$5]; 1/[.$B$3]) - POWER([.$B$4]; 1/[.$B$3])) * ([.$C101] + 0.5) / [.$B$2]; [.$B$3]); 0)" office:value-type="float" office:value="2105.17322980173" calcext:value-type="float">
            <text:p>2105.17322980173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IF([.$C102] &lt; [.$B$2]; [.$B$4] + ([.$B$5] - [.$B$4]) * ([.$C102] + 0.5) / [.$B$2]; 0)" office:value-type="float" office:value="7863.7109375" calcext:value-type="float">
            <text:p>7863.7109375</text:p>
          </table:table-cell>
          <table:table-cell table:formula="of:=IF([.$C102] &lt; [.$B$2]; POWER(10;  LOG([.$B$4]) + (LOG([.$B$5]) - LOG([.$B$4])) * ([.$C102] + 0.5) / [.$B$2]); 0)" office:value-type="float" office:value="301.137174127771" calcext:value-type="float">
            <text:p>301.137174127771</text:p>
          </table:table-cell>
          <table:table-cell table:formula="of:=IF([.$C102] &lt; [.$B$2]; POWER(POWER([.$B$4]; 1/[.$B$3]) + (POWER([.$B$5]; 1/[.$B$3]) - POWER([.$B$4]; 1/[.$B$3])) * ([.$C102] + 0.5) / [.$B$2]; [.$B$3]); 0)" office:value-type="float" office:value="2152.6488373635" calcext:value-type="float">
            <text:p>2152.6488373635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IF([.$C103] &lt; [.$B$2]; [.$B$4] + ([.$B$5] - [.$B$4]) * ([.$C103] + 0.5) / [.$B$2]; 0)" office:value-type="float" office:value="7941.7578125" calcext:value-type="float">
            <text:p>7941.7578125</text:p>
          </table:table-cell>
          <table:table-cell table:formula="of:=IF([.$C103] &lt; [.$B$2]; POWER(10;  LOG([.$B$4]) + (LOG([.$B$5]) - LOG([.$B$4])) * ([.$C103] + 0.5) / [.$B$2]); 0)" office:value-type="float" office:value="309.37350716751" calcext:value-type="float">
            <text:p>309.37350716751</text:p>
          </table:table-cell>
          <table:table-cell table:formula="of:=IF([.$C103] &lt; [.$B$2]; POWER(POWER([.$B$4]; 1/[.$B$3]) + (POWER([.$B$5]; 1/[.$B$3]) - POWER([.$B$4]; 1/[.$B$3])) * ([.$C103] + 0.5) / [.$B$2]; [.$B$3]); 0)" office:value-type="float" office:value="2200.79567907786" calcext:value-type="float">
            <text:p>2200.79567907786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IF([.$C104] &lt; [.$B$2]; [.$B$4] + ([.$B$5] - [.$B$4]) * ([.$C104] + 0.5) / [.$B$2]; 0)" office:value-type="float" office:value="8019.8046875" calcext:value-type="float">
            <text:p>8019.8046875</text:p>
          </table:table-cell>
          <table:table-cell table:formula="of:=IF([.$C104] &lt; [.$B$2]; POWER(10;  LOG([.$B$4]) + (LOG([.$B$5]) - LOG([.$B$4])) * ([.$C104] + 0.5) / [.$B$2]); 0)" office:value-type="float" office:value="317.835110242866" calcext:value-type="float">
            <text:p>317.835110242866</text:p>
          </table:table-cell>
          <table:table-cell table:formula="of:=IF([.$C104] &lt; [.$B$2]; POWER(POWER([.$B$4]; 1/[.$B$3]) + (POWER([.$B$5]; 1/[.$B$3]) - POWER([.$B$4]; 1/[.$B$3])) * ([.$C104] + 0.5) / [.$B$2]; [.$B$3]); 0)" office:value-type="float" office:value="2249.61768979434" calcext:value-type="float">
            <text:p>2249.61768979434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IF([.$C105] &lt; [.$B$2]; [.$B$4] + ([.$B$5] - [.$B$4]) * ([.$C105] + 0.5) / [.$B$2]; 0)" office:value-type="float" office:value="8097.8515625" calcext:value-type="float">
            <text:p>8097.8515625</text:p>
          </table:table-cell>
          <table:table-cell table:formula="of:=IF([.$C105] &lt; [.$B$2]; POWER(10;  LOG([.$B$4]) + (LOG([.$B$5]) - LOG([.$B$4])) * ([.$C105] + 0.5) / [.$B$2]); 0)" office:value-type="float" office:value="326.528144662362" calcext:value-type="float">
            <text:p>326.528144662362</text:p>
          </table:table-cell>
          <table:table-cell table:formula="of:=IF([.$C105] &lt; [.$B$2]; POWER(POWER([.$B$4]; 1/[.$B$3]) + (POWER([.$B$5]; 1/[.$B$3]) - POWER([.$B$4]; 1/[.$B$3])) * ([.$C105] + 0.5) / [.$B$2]; [.$B$3]); 0)" office:value-type="float" office:value="2299.11879538858" calcext:value-type="float">
            <text:p>2299.11879538858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IF([.$C106] &lt; [.$B$2]; [.$B$4] + ([.$B$5] - [.$B$4]) * ([.$C106] + 0.5) / [.$B$2]; 0)" office:value-type="float" office:value="8175.8984375" calcext:value-type="float">
            <text:p>8175.8984375</text:p>
          </table:table-cell>
          <table:table-cell table:formula="of:=IF([.$C106] &lt; [.$B$2]; POWER(10;  LOG([.$B$4]) + (LOG([.$B$5]) - LOG([.$B$4])) * ([.$C106] + 0.5) / [.$B$2]); 0)" office:value-type="float" office:value="335.45894025104" calcext:value-type="float">
            <text:p>335.45894025104</text:p>
          </table:table-cell>
          <table:table-cell table:formula="of:=IF([.$C106] &lt; [.$B$2]; POWER(POWER([.$B$4]; 1/[.$B$3]) + (POWER([.$B$5]; 1/[.$B$3]) - POWER([.$B$4]; 1/[.$B$3])) * ([.$C106] + 0.5) / [.$B$2]; [.$B$3]); 0)" office:value-type="float" office:value="2349.30291285469" calcext:value-type="float">
            <text:p>2349.30291285469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IF([.$C107] &lt; [.$B$2]; [.$B$4] + ([.$B$5] - [.$B$4]) * ([.$C107] + 0.5) / [.$B$2]; 0)" office:value-type="float" office:value="8253.9453125" calcext:value-type="float">
            <text:p>8253.9453125</text:p>
          </table:table-cell>
          <table:table-cell table:formula="of:=IF([.$C107] &lt; [.$B$2]; POWER(10;  LOG([.$B$4]) + (LOG([.$B$5]) - LOG([.$B$4])) * ([.$C107] + 0.5) / [.$B$2]); 0)" office:value-type="float" office:value="344.63399995952" calcext:value-type="float">
            <text:p>344.63399995952</text:p>
          </table:table-cell>
          <table:table-cell table:formula="of:=IF([.$C107] &lt; [.$B$2]; POWER(POWER([.$B$4]; 1/[.$B$3]) + (POWER([.$B$5]; 1/[.$B$3]) - POWER([.$B$4]; 1/[.$B$3])) * ([.$C107] + 0.5) / [.$B$2]; [.$B$3]); 0)" office:value-type="float" office:value="2400.17395039593" calcext:value-type="float">
            <text:p>2400.17395039593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IF([.$C108] &lt; [.$B$2]; [.$B$4] + ([.$B$5] - [.$B$4]) * ([.$C108] + 0.5) / [.$B$2]; 0)" office:value-type="float" office:value="8331.9921875" calcext:value-type="float">
            <text:p>8331.9921875</text:p>
          </table:table-cell>
          <table:table-cell table:formula="of:=IF([.$C108] &lt; [.$B$2]; POWER(10;  LOG([.$B$4]) + (LOG([.$B$5]) - LOG([.$B$4])) * ([.$C108] + 0.5) / [.$B$2]); 0)" office:value-type="float" office:value="354.060004599119" calcext:value-type="float">
            <text:p>354.060004599119</text:p>
          </table:table-cell>
          <table:table-cell table:formula="of:=IF([.$C108] &lt; [.$B$2]; POWER(POWER([.$B$4]; 1/[.$B$3]) + (POWER([.$B$5]; 1/[.$B$3]) - POWER([.$B$4]; 1/[.$B$3])) * ([.$C108] + 0.5) / [.$B$2]; [.$B$3]); 0)" office:value-type="float" office:value="2451.73580751379" calcext:value-type="float">
            <text:p>2451.73580751379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IF([.$C109] &lt; [.$B$2]; [.$B$4] + ([.$B$5] - [.$B$4]) * ([.$C109] + 0.5) / [.$B$2]; 0)" office:value-type="float" office:value="8410.0390625" calcext:value-type="float">
            <text:p>8410.0390625</text:p>
          </table:table-cell>
          <table:table-cell table:formula="of:=IF([.$C109] &lt; [.$B$2]; POWER(10;  LOG([.$B$4]) + (LOG([.$B$5]) - LOG([.$B$4])) * ([.$C109] + 0.5) / [.$B$2]); 0)" office:value-type="float" office:value="363.743817706472" calcext:value-type="float">
            <text:p>363.743817706472</text:p>
          </table:table-cell>
          <table:table-cell table:formula="of:=IF([.$C109] &lt; [.$B$2]; POWER(POWER([.$B$4]; 1/[.$B$3]) + (POWER([.$B$5]; 1/[.$B$3]) - POWER([.$B$4]; 1/[.$B$3])) * ([.$C109] + 0.5) / [.$B$2]; [.$B$3]); 0)" office:value-type="float" office:value="2503.99237509542" calcext:value-type="float">
            <text:p>2503.99237509542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IF([.$C110] &lt; [.$B$2]; [.$B$4] + ([.$B$5] - [.$B$4]) * ([.$C110] + 0.5) / [.$B$2]; 0)" office:value-type="float" office:value="8488.0859375" calcext:value-type="float">
            <text:p>8488.0859375</text:p>
          </table:table-cell>
          <table:table-cell table:formula="of:=IF([.$C110] &lt; [.$B$2]; POWER(10;  LOG([.$B$4]) + (LOG([.$B$5]) - LOG([.$B$4])) * ([.$C110] + 0.5) / [.$B$2]); 0)" office:value-type="float" office:value="373.692490541216" calcext:value-type="float">
            <text:p>373.692490541216</text:p>
          </table:table-cell>
          <table:table-cell table:formula="of:=IF([.$C110] &lt; [.$B$2]; POWER(POWER([.$B$4]; 1/[.$B$3]) + (POWER([.$B$5]; 1/[.$B$3]) - POWER([.$B$4]; 1/[.$B$3])) * ([.$C110] + 0.5) / [.$B$2]; [.$B$3]); 0)" office:value-type="float" office:value="2556.94753549956" calcext:value-type="float">
            <text:p>2556.94753549956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IF([.$C111] &lt; [.$B$2]; [.$B$4] + ([.$B$5] - [.$B$4]) * ([.$C111] + 0.5) / [.$B$2]; 0)" office:value-type="float" office:value="8566.1328125" calcext:value-type="float">
            <text:p>8566.1328125</text:p>
          </table:table-cell>
          <table:table-cell table:formula="of:=IF([.$C111] &lt; [.$B$2]; POWER(10;  LOG([.$B$4]) + (LOG([.$B$5]) - LOG([.$B$4])) * ([.$C111] + 0.5) / [.$B$2]); 0)" office:value-type="float" office:value="383.913267220355" calcext:value-type="float">
            <text:p>383.913267220355</text:p>
          </table:table-cell>
          <table:table-cell table:formula="of:=IF([.$C111] &lt; [.$B$2]; POWER(POWER([.$B$4]; 1/[.$B$3]) + (POWER([.$B$5]; 1/[.$B$3]) - POWER([.$B$4]; 1/[.$B$3])) * ([.$C111] + 0.5) / [.$B$2]; [.$B$3]); 0)" office:value-type="float" office:value="2610.60516264092" calcext:value-type="float">
            <text:p>2610.60516264092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IF([.$C112] &lt; [.$B$2]; [.$B$4] + ([.$B$5] - [.$B$4]) * ([.$C112] + 0.5) / [.$B$2]; 0)" office:value-type="float" office:value="8644.1796875" calcext:value-type="float">
            <text:p>8644.1796875</text:p>
          </table:table-cell>
          <table:table-cell table:formula="of:=IF([.$C112] &lt; [.$B$2]; POWER(10;  LOG([.$B$4]) + (LOG([.$B$5]) - LOG([.$B$4])) * ([.$C112] + 0.5) / [.$B$2]); 0)" office:value-type="float" office:value="394.413589993058" calcext:value-type="float">
            <text:p>394.413589993058</text:p>
          </table:table-cell>
          <table:table-cell table:formula="of:=IF([.$C112] &lt; [.$B$2]; POWER(POWER([.$B$4]; 1/[.$B$3]) + (POWER([.$B$5]; 1/[.$B$3]) - POWER([.$B$4]; 1/[.$B$3])) * ([.$C112] + 0.5) / [.$B$2]; [.$B$3]); 0)" office:value-type="float" office:value="2664.96912207309" calcext:value-type="float">
            <text:p>2664.96912207309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IF([.$C113] &lt; [.$B$2]; [.$B$4] + ([.$B$5] - [.$B$4]) * ([.$C113] + 0.5) / [.$B$2]; 0)" office:value-type="float" office:value="8722.2265625" calcext:value-type="float">
            <text:p>8722.2265625</text:p>
          </table:table-cell>
          <table:table-cell table:formula="of:=IF([.$C113] &lt; [.$B$2]; POWER(10;  LOG([.$B$4]) + (LOG([.$B$5]) - LOG([.$B$4])) * ([.$C113] + 0.5) / [.$B$2]); 0)" office:value-type="float" office:value="405.201104659725" calcext:value-type="float">
            <text:p>405.201104659725</text:p>
          </table:table-cell>
          <table:table-cell table:formula="of:=IF([.$C113] &lt; [.$B$2]; POWER(POWER([.$B$4]; 1/[.$B$3]) + (POWER([.$B$5]; 1/[.$B$3]) - POWER([.$B$4]; 1/[.$B$3])) * ([.$C113] + 0.5) / [.$B$2]; [.$B$3]); 0)" office:value-type="float" office:value="2720.04327107005" calcext:value-type="float">
            <text:p>2720.0432710700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IF([.$C114] &lt; [.$B$2]; [.$B$4] + ([.$B$5] - [.$B$4]) * ([.$C114] + 0.5) / [.$B$2]; 0)" office:value-type="float" office:value="8800.2734375" calcext:value-type="float">
            <text:p>8800.2734375</text:p>
          </table:table-cell>
          <table:table-cell table:formula="of:=IF([.$C114] &lt; [.$B$2]; POWER(10;  LOG([.$B$4]) + (LOG([.$B$5]) - LOG([.$B$4])) * ([.$C114] + 0.5) / [.$B$2]); 0)" office:value-type="float" office:value="416.28366613927" calcext:value-type="float">
            <text:p>416.28366613927</text:p>
          </table:table-cell>
          <table:table-cell table:formula="of:=IF([.$C114] &lt; [.$B$2]; POWER(POWER([.$B$4]; 1/[.$B$3]) + (POWER([.$B$5]; 1/[.$B$3]) - POWER([.$B$4]; 1/[.$B$3])) * ([.$C114] + 0.5) / [.$B$2]; [.$B$3]); 0)" office:value-type="float" office:value="2775.83145870621" calcext:value-type="float">
            <text:p>2775.83145870621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IF([.$C115] &lt; [.$B$2]; [.$B$4] + ([.$B$5] - [.$B$4]) * ([.$C115] + 0.5) / [.$B$2]; 0)" office:value-type="float" office:value="8878.3203125" calcext:value-type="float">
            <text:p>8878.3203125</text:p>
          </table:table-cell>
          <table:table-cell table:formula="of:=IF([.$C115] &lt; [.$B$2]; POWER(10;  LOG([.$B$4]) + (LOG([.$B$5]) - LOG([.$B$4])) * ([.$C115] + 0.5) / [.$B$2]); 0)" office:value-type="float" office:value="427.669344188675" calcext:value-type="float">
            <text:p>427.669344188675</text:p>
          </table:table-cell>
          <table:table-cell table:formula="of:=IF([.$C115] &lt; [.$B$2]; POWER(POWER([.$B$4]; 1/[.$B$3]) + (POWER([.$B$5]; 1/[.$B$3]) - POWER([.$B$4]; 1/[.$B$3])) * ([.$C115] + 0.5) / [.$B$2]; [.$B$3]); 0)" office:value-type="float" office:value="2832.33752593514" calcext:value-type="float">
            <text:p>2832.3375259351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IF([.$C116] &lt; [.$B$2]; [.$B$4] + ([.$B$5] - [.$B$4]) * ([.$C116] + 0.5) / [.$B$2]; 0)" office:value-type="float" office:value="8956.3671875" calcext:value-type="float">
            <text:p>8956.3671875</text:p>
          </table:table-cell>
          <table:table-cell table:formula="of:=IF([.$C116] &lt; [.$B$2]; POWER(10;  LOG([.$B$4]) + (LOG([.$B$5]) - LOG([.$B$4])) * ([.$C116] + 0.5) / [.$B$2]); 0)" office:value-type="float" office:value="439.366429278974" calcext:value-type="float">
            <text:p>439.366429278974</text:p>
          </table:table-cell>
          <table:table-cell table:formula="of:=IF([.$C116] &lt; [.$B$2]; POWER(POWER([.$B$4]; 1/[.$B$3]) + (POWER([.$B$5]; 1/[.$B$3]) - POWER([.$B$4]; 1/[.$B$3])) * ([.$C116] + 0.5) / [.$B$2]; [.$B$3]); 0)" office:value-type="float" office:value="2889.56530566694" calcext:value-type="float">
            <text:p>2889.56530566694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IF([.$C117] &lt; [.$B$2]; [.$B$4] + ([.$B$5] - [.$B$4]) * ([.$C117] + 0.5) / [.$B$2]; 0)" office:value-type="float" office:value="9034.4140625" calcext:value-type="float">
            <text:p>9034.4140625</text:p>
          </table:table-cell>
          <table:table-cell table:formula="of:=IF([.$C117] &lt; [.$B$2]; POWER(10;  LOG([.$B$4]) + (LOG([.$B$5]) - LOG([.$B$4])) * ([.$C117] + 0.5) / [.$B$2]); 0)" office:value-type="float" office:value="451.383438631951" calcext:value-type="float">
            <text:p>451.383438631951</text:p>
          </table:table-cell>
          <table:table-cell table:formula="of:=IF([.$C117] &lt; [.$B$2]; POWER(POWER([.$B$4]; 1/[.$B$3]) + (POWER([.$B$5]; 1/[.$B$3]) - POWER([.$B$4]; 1/[.$B$3])) * ([.$C117] + 0.5) / [.$B$2]; [.$B$3]); 0)" office:value-type="float" office:value="2947.51862284432" calcext:value-type="float">
            <text:p>2947.51862284432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IF([.$C118] &lt; [.$B$2]; [.$B$4] + ([.$B$5] - [.$B$4]) * ([.$C118] + 0.5) / [.$B$2]; 0)" office:value-type="float" office:value="9112.4609375" calcext:value-type="float">
            <text:p>9112.4609375</text:p>
          </table:table-cell>
          <table:table-cell table:formula="of:=IF([.$C118] &lt; [.$B$2]; POWER(10;  LOG([.$B$4]) + (LOG([.$B$5]) - LOG([.$B$4])) * ([.$C118] + 0.5) / [.$B$2]); 0)" office:value-type="float" office:value="463.72912242195" calcext:value-type="float">
            <text:p>463.72912242195</text:p>
          </table:table-cell>
          <table:table-cell table:formula="of:=IF([.$C118] &lt; [.$B$2]; POWER(POWER([.$B$4]; 1/[.$B$3]) + (POWER([.$B$5]; 1/[.$B$3]) - POWER([.$B$4]; 1/[.$B$3])) * ([.$C118] + 0.5) / [.$B$2]; [.$B$3]); 0)" office:value-type="float" office:value="3006.20129451737" calcext:value-type="float">
            <text:p>3006.20129451737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IF([.$C119] &lt; [.$B$2]; [.$B$4] + ([.$B$5] - [.$B$4]) * ([.$C119] + 0.5) / [.$B$2]; 0)" office:value-type="float" office:value="9190.5078125" calcext:value-type="float">
            <text:p>9190.5078125</text:p>
          </table:table-cell>
          <table:table-cell table:formula="of:=IF([.$C119] &lt; [.$B$2]; POWER(10;  LOG([.$B$4]) + (LOG([.$B$5]) - LOG([.$B$4])) * ([.$C119] + 0.5) / [.$B$2]); 0)" office:value-type="float" office:value="476.412470147305" calcext:value-type="float">
            <text:p>476.412470147305</text:p>
          </table:table-cell>
          <table:table-cell table:formula="of:=IF([.$C119] &lt; [.$B$2]; POWER(POWER([.$B$4]; 1/[.$B$3]) + (POWER([.$B$5]; 1/[.$B$3]) - POWER([.$B$4]; 1/[.$B$3])) * ([.$C119] + 0.5) / [.$B$2]; [.$B$3]); 0)" office:value-type="float" office:value="3065.61712991714" calcext:value-type="float">
            <text:p>3065.61712991714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IF([.$C120] &lt; [.$B$2]; [.$B$4] + ([.$B$5] - [.$B$4]) * ([.$C120] + 0.5) / [.$B$2]; 0)" office:value-type="float" office:value="9268.5546875" calcext:value-type="float">
            <text:p>9268.5546875</text:p>
          </table:table-cell>
          <table:table-cell table:formula="of:=IF([.$C120] &lt; [.$B$2]; POWER(10;  LOG([.$B$4]) + (LOG([.$B$5]) - LOG([.$B$4])) * ([.$C120] + 0.5) / [.$B$2]); 0)" office:value-type="float" office:value="489.442717176032" calcext:value-type="float">
            <text:p>489.442717176032</text:p>
          </table:table-cell>
          <table:table-cell table:formula="of:=IF([.$C120] &lt; [.$B$2]; POWER(POWER([.$B$4]; 1/[.$B$3]) + (POWER([.$B$5]; 1/[.$B$3]) - POWER([.$B$4]; 1/[.$B$3])) * ([.$C120] + 0.5) / [.$B$2]; [.$B$3]); 0)" office:value-type="float" office:value="3125.76993052801" calcext:value-type="float">
            <text:p>3125.76993052801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IF([.$C121] &lt; [.$B$2]; [.$B$4] + ([.$B$5] - [.$B$4]) * ([.$C121] + 0.5) / [.$B$2]; 0)" office:value-type="float" office:value="9346.6015625" calcext:value-type="float">
            <text:p>9346.6015625</text:p>
          </table:table-cell>
          <table:table-cell table:formula="of:=IF([.$C121] &lt; [.$B$2]; POWER(10;  LOG([.$B$4]) + (LOG([.$B$5]) - LOG([.$B$4])) * ([.$C121] + 0.5) / [.$B$2]); 0)" office:value-type="float" office:value="502.829351470562" calcext:value-type="float">
            <text:p>502.829351470562</text:p>
          </table:table-cell>
          <table:table-cell table:formula="of:=IF([.$C121] &lt; [.$B$2]; POWER(POWER([.$B$4]; 1/[.$B$3]) + (POWER([.$B$5]; 1/[.$B$3]) - POWER([.$B$4]; 1/[.$B$3])) * ([.$C121] + 0.5) / [.$B$2]; [.$B$3]); 0)" office:value-type="float" office:value="3186.66349015878" calcext:value-type="float">
            <text:p>3186.66349015878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IF([.$C122] &lt; [.$B$2]; [.$B$4] + ([.$B$5] - [.$B$4]) * ([.$C122] + 0.5) / [.$B$2]; 0)" office:value-type="float" office:value="9424.6484375" calcext:value-type="float">
            <text:p>9424.6484375</text:p>
          </table:table-cell>
          <table:table-cell table:formula="of:=IF([.$C122] &lt; [.$B$2]; POWER(10;  LOG([.$B$4]) + (LOG([.$B$5]) - LOG([.$B$4])) * ([.$C122] + 0.5) / [.$B$2]); 0)" office:value-type="float" office:value="516.582120496382" calcext:value-type="float">
            <text:p>516.582120496382</text:p>
          </table:table-cell>
          <table:table-cell table:formula="of:=IF([.$C122] &lt; [.$B$2]; POWER(POWER([.$B$4]; 1/[.$B$3]) + (POWER([.$B$5]; 1/[.$B$3]) - POWER([.$B$4]; 1/[.$B$3])) * ([.$C122] + 0.5) / [.$B$2]; [.$B$3]); 0)" office:value-type="float" office:value="3248.30159501276" calcext:value-type="float">
            <text:p>3248.30159501276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IF([.$C123] &lt; [.$B$2]; [.$B$4] + ([.$B$5] - [.$B$4]) * ([.$C123] + 0.5) / [.$B$2]; 0)" office:value-type="float" office:value="9502.6953125" calcext:value-type="float">
            <text:p>9502.6953125</text:p>
          </table:table-cell>
          <table:table-cell table:formula="of:=IF([.$C123] &lt; [.$B$2]; POWER(10;  LOG([.$B$4]) + (LOG([.$B$5]) - LOG([.$B$4])) * ([.$C123] + 0.5) / [.$B$2]); 0)" office:value-type="float" office:value="530.711038319651" calcext:value-type="float">
            <text:p>530.711038319651</text:p>
          </table:table-cell>
          <table:table-cell table:formula="of:=IF([.$C123] &lt; [.$B$2]; POWER(POWER([.$B$4]; 1/[.$B$3]) + (POWER([.$B$5]; 1/[.$B$3]) - POWER([.$B$4]; 1/[.$B$3])) * ([.$C123] + 0.5) / [.$B$2]; [.$B$3]); 0)" office:value-type="float" office:value="3310.68802375661" calcext:value-type="float">
            <text:p>3310.6880237566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IF([.$C124] &lt; [.$B$2]; [.$B$4] + ([.$B$5] - [.$B$4]) * ([.$C124] + 0.5) / [.$B$2]; 0)" office:value-type="float" office:value="9580.7421875" calcext:value-type="float">
            <text:p>9580.7421875</text:p>
          </table:table-cell>
          <table:table-cell table:formula="of:=IF([.$C124] &lt; [.$B$2]; POWER(10;  LOG([.$B$4]) + (LOG([.$B$5]) - LOG([.$B$4])) * ([.$C124] + 0.5) / [.$B$2]); 0)" office:value-type="float" office:value="545.226392898929" calcext:value-type="float">
            <text:p>545.226392898929</text:p>
          </table:table-cell>
          <table:table-cell table:formula="of:=IF([.$C124] &lt; [.$B$2]; POWER(POWER([.$B$4]; 1/[.$B$3]) + (POWER([.$B$5]; 1/[.$B$3]) - POWER([.$B$4]; 1/[.$B$3])) * ([.$C124] + 0.5) / [.$B$2]; [.$B$3]); 0)" office:value-type="float" office:value="3373.8265475881" calcext:value-type="float">
            <text:p>3373.8265475881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IF([.$C125] &lt; [.$B$2]; [.$B$4] + ([.$B$5] - [.$B$4]) * ([.$C125] + 0.5) / [.$B$2]; 0)" office:value-type="float" office:value="9658.7890625" calcext:value-type="float">
            <text:p>9658.7890625</text:p>
          </table:table-cell>
          <table:table-cell table:formula="of:=IF([.$C125] &lt; [.$B$2]; POWER(10;  LOG([.$B$4]) + (LOG([.$B$5]) - LOG([.$B$4])) * ([.$C125] + 0.5) / [.$B$2]); 0)" office:value-type="float" office:value="560.138753576345" calcext:value-type="float">
            <text:p>560.138753576345</text:p>
          </table:table-cell>
          <table:table-cell table:formula="of:=IF([.$C125] &lt; [.$B$2]; POWER(POWER([.$B$4]; 1/[.$B$3]) + (POWER([.$B$5]; 1/[.$B$3]) - POWER([.$B$4]; 1/[.$B$3])) * ([.$C125] + 0.5) / [.$B$2]; [.$B$3]); 0)" office:value-type="float" office:value="3437.72093030284" calcext:value-type="float">
            <text:p>3437.72093030284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IF([.$C126] &lt; [.$B$2]; [.$B$4] + ([.$B$5] - [.$B$4]) * ([.$C126] + 0.5) / [.$B$2]; 0)" office:value-type="float" office:value="9736.8359375" calcext:value-type="float">
            <text:p>9736.8359375</text:p>
          </table:table-cell>
          <table:table-cell table:formula="of:=IF([.$C126] &lt; [.$B$2]; POWER(10;  LOG([.$B$4]) + (LOG([.$B$5]) - LOG([.$B$4])) * ([.$C126] + 0.5) / [.$B$2]); 0)" office:value-type="float" office:value="575.458978773655" calcext:value-type="float">
            <text:p>575.458978773655</text:p>
          </table:table-cell>
          <table:table-cell table:formula="of:=IF([.$C126] &lt; [.$B$2]; POWER(POWER([.$B$4]; 1/[.$B$3]) + (POWER([.$B$5]; 1/[.$B$3]) - POWER([.$B$4]; 1/[.$B$3])) * ([.$C126] + 0.5) / [.$B$2]; [.$B$3]); 0)" office:value-type="float" office:value="3502.37492835993" calcext:value-type="float">
            <text:p>3502.37492835993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IF([.$C127] &lt; [.$B$2]; [.$B$4] + ([.$B$5] - [.$B$4]) * ([.$C127] + 0.5) / [.$B$2]; 0)" office:value-type="float" office:value="9814.8828125" calcext:value-type="float">
            <text:p>9814.8828125</text:p>
          </table:table-cell>
          <table:table-cell table:formula="of:=IF([.$C127] &lt; [.$B$2]; POWER(10;  LOG([.$B$4]) + (LOG([.$B$5]) - LOG([.$B$4])) * ([.$C127] + 0.5) / [.$B$2]); 0)" office:value-type="float" office:value="591.198223898791" calcext:value-type="float">
            <text:p>591.198223898791</text:p>
          </table:table-cell>
          <table:table-cell table:formula="of:=IF([.$C127] &lt; [.$B$2]; POWER(POWER([.$B$4]; 1/[.$B$3]) + (POWER([.$B$5]; 1/[.$B$3]) - POWER([.$B$4]; 1/[.$B$3])) * ([.$C127] + 0.5) / [.$B$2]; [.$B$3]); 0)" office:value-type="float" office:value="3567.79229094654" calcext:value-type="float">
            <text:p>3567.79229094654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$C128] &lt; [.$B$2]; [.$B$4] + ([.$B$5] - [.$B$4]) * ([.$C128] + 0.5) / [.$B$2]; 0)" office:value-type="float" office:value="9892.9296875" calcext:value-type="float">
            <text:p>9892.9296875</text:p>
          </table:table-cell>
          <table:table-cell table:formula="of:=IF([.$C128] &lt; [.$B$2]; POWER(10;  LOG([.$B$4]) + (LOG([.$B$5]) - LOG([.$B$4])) * ([.$C128] + 0.5) / [.$B$2]); 0)" office:value-type="float" office:value="607.367949468663" calcext:value-type="float">
            <text:p>607.367949468663</text:p>
          </table:table-cell>
          <table:table-cell table:formula="of:=IF([.$C128] &lt; [.$B$2]; POWER(POWER([.$B$4]; 1/[.$B$3]) + (POWER([.$B$5]; 1/[.$B$3]) - POWER([.$B$4]; 1/[.$B$3])) * ([.$C128] + 0.5) / [.$B$2]; [.$B$3]); 0)" office:value-type="float" office:value="3633.97676004155" calcext:value-type="float">
            <text:p>3633.97676004155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IF([.$C129] &lt; [.$B$2]; [.$B$4] + ([.$B$5] - [.$B$4]) * ([.$C129] + 0.5) / [.$B$2]; 0)" office:value-type="float" office:value="9970.9765625" calcext:value-type="float">
            <text:p>9970.9765625</text:p>
          </table:table-cell>
          <table:table-cell table:formula="of:=IF([.$C129] &lt; [.$B$2]; POWER(10;  LOG([.$B$4]) + (LOG([.$B$5]) - LOG([.$B$4])) * ([.$C129] + 0.5) / [.$B$2]); 0)" office:value-type="float" office:value="623.979929454118" calcext:value-type="float">
            <text:p>623.979929454118</text:p>
          </table:table-cell>
          <table:table-cell table:formula="of:=IF([.$C129] &lt; [.$B$2]; POWER(POWER([.$B$4]; 1/[.$B$3]) + (POWER([.$B$5]; 1/[.$B$3]) - POWER([.$B$4]; 1/[.$B$3])) * ([.$C129] + 0.5) / [.$B$2]; [.$B$3]); 0)" office:value-type="float" office:value="3700.93207047816" calcext:value-type="float">
            <text:p>3700.93207047816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IF([.$C130] &lt; [.$B$2]; [.$B$4] + ([.$B$5] - [.$B$4]) * ([.$C130] + 0.5) / [.$B$2]; 0)" office:value-type="float" office:value="10049.0234375" calcext:value-type="float">
            <text:p>10049.0234375</text:p>
          </table:table-cell>
          <table:table-cell table:formula="of:=IF([.$C130] &lt; [.$B$2]; POWER(10;  LOG([.$B$4]) + (LOG([.$B$5]) - LOG([.$B$4])) * ([.$C130] + 0.5) / [.$B$2]); 0)" office:value-type="float" office:value="641.046259853156" calcext:value-type="float">
            <text:p>641.046259853156</text:p>
          </table:table-cell>
          <table:table-cell table:formula="of:=IF([.$C130] &lt; [.$B$2]; POWER(POWER([.$B$4]; 1/[.$B$3]) + (POWER([.$B$5]; 1/[.$B$3]) - POWER([.$B$4]; 1/[.$B$3])) * ([.$C130] + 0.5) / [.$B$2]; [.$B$3]); 0)" office:value-type="float" office:value="3768.66195000559" calcext:value-type="float">
            <text:p>3768.66195000559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IF([.$C131] &lt; [.$B$2]; [.$B$4] + ([.$B$5] - [.$B$4]) * ([.$C131] + 0.5) / [.$B$2]; 0)" office:value-type="float" office:value="10127.0703125" calcext:value-type="float">
            <text:p>10127.0703125</text:p>
          </table:table-cell>
          <table:table-cell table:formula="of:=IF([.$C131] &lt; [.$B$2]; POWER(10;  LOG([.$B$4]) + (LOG([.$B$5]) - LOG([.$B$4])) * ([.$C131] + 0.5) / [.$B$2]); 0)" office:value-type="float" office:value="658.579367498608" calcext:value-type="float">
            <text:p>658.579367498608</text:p>
          </table:table-cell>
          <table:table-cell table:formula="of:=IF([.$C131] &lt; [.$B$2]; POWER(POWER([.$B$4]; 1/[.$B$3]) + (POWER([.$B$5]; 1/[.$B$3]) - POWER([.$B$4]; 1/[.$B$3])) * ([.$C131] + 0.5) / [.$B$2]; [.$B$3]); 0)" office:value-type="float" office:value="3837.17011934975" calcext:value-type="float">
            <text:p>3837.17011934975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IF([.$C132] &lt; [.$B$2]; [.$B$4] + ([.$B$5] - [.$B$4]) * ([.$C132] + 0.5) / [.$B$2]; 0)" office:value-type="float" office:value="10205.1171875" calcext:value-type="float">
            <text:p>10205.1171875</text:p>
          </table:table-cell>
          <table:table-cell table:formula="of:=IF([.$C132] &lt; [.$B$2]; POWER(10;  LOG([.$B$4]) + (LOG([.$B$5]) - LOG([.$B$4])) * ([.$C132] + 0.5) / [.$B$2]); 0)" office:value-type="float" office:value="676.592019106734" calcext:value-type="float">
            <text:p>676.592019106734</text:p>
          </table:table-cell>
          <table:table-cell table:formula="of:=IF([.$C132] &lt; [.$B$2]; POWER(POWER([.$B$4]; 1/[.$B$3]) + (POWER([.$B$5]; 1/[.$B$3]) - POWER([.$B$4]; 1/[.$B$3])) * ([.$C132] + 0.5) / [.$B$2]; [.$B$3]); 0)" office:value-type="float" office:value="3906.46029227307" calcext:value-type="float">
            <text:p>3906.46029227307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IF([.$C133] &lt; [.$B$2]; [.$B$4] + ([.$B$5] - [.$B$4]) * ([.$C133] + 0.5) / [.$B$2]; 0)" office:value-type="float" office:value="10283.1640625" calcext:value-type="float">
            <text:p>10283.1640625</text:p>
          </table:table-cell>
          <table:table-cell table:formula="of:=IF([.$C133] &lt; [.$B$2]; POWER(10;  LOG([.$B$4]) + (LOG([.$B$5]) - LOG([.$B$4])) * ([.$C133] + 0.5) / [.$B$2]); 0)" office:value-type="float" office:value="695.097330573289" calcext:value-type="float">
            <text:p>695.097330573289</text:p>
          </table:table-cell>
          <table:table-cell table:formula="of:=IF([.$C133] &lt; [.$B$2]; POWER(POWER([.$B$4]; 1/[.$B$3]) + (POWER([.$B$5]; 1/[.$B$3]) - POWER([.$B$4]; 1/[.$B$3])) * ([.$C133] + 0.5) / [.$B$2]; [.$B$3]); 0)" office:value-type="float" office:value="3976.53617563341" calcext:value-type="float">
            <text:p>3976.53617563341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IF([.$C134] &lt; [.$B$2]; [.$B$4] + ([.$B$5] - [.$B$4]) * ([.$C134] + 0.5) / [.$B$2]; 0)" office:value-type="float" office:value="10361.2109375" calcext:value-type="float">
            <text:p>10361.2109375</text:p>
          </table:table-cell>
          <table:table-cell table:formula="of:=IF([.$C134] &lt; [.$B$2]; POWER(10;  LOG([.$B$4]) + (LOG([.$B$5]) - LOG([.$B$4])) * ([.$C134] + 0.5) / [.$B$2]); 0)" office:value-type="float" office:value="714.108776523851" calcext:value-type="float">
            <text:p>714.108776523851</text:p>
          </table:table-cell>
          <table:table-cell table:formula="of:=IF([.$C134] &lt; [.$B$2]; POWER(POWER([.$B$4]; 1/[.$B$3]) + (POWER([.$B$5]; 1/[.$B$3]) - POWER([.$B$4]; 1/[.$B$3])) * ([.$C134] + 0.5) / [.$B$2]; [.$B$3]); 0)" office:value-type="float" office:value="4047.40146944207" calcext:value-type="float">
            <text:p>4047.40146944207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IF([.$C135] &lt; [.$B$2]; [.$B$4] + ([.$B$5] - [.$B$4]) * ([.$C135] + 0.5) / [.$B$2]; 0)" office:value-type="float" office:value="10439.2578125" calcext:value-type="float">
            <text:p>10439.2578125</text:p>
          </table:table-cell>
          <table:table-cell table:formula="of:=IF([.$C135] &lt; [.$B$2]; POWER(10;  LOG([.$B$4]) + (LOG([.$B$5]) - LOG([.$B$4])) * ([.$C135] + 0.5) / [.$B$2]); 0)" office:value-type="float" office:value="733.64020012536" calcext:value-type="float">
            <text:p>733.64020012536</text:p>
          </table:table-cell>
          <table:table-cell table:formula="of:=IF([.$C135] &lt; [.$B$2]; POWER(POWER([.$B$4]; 1/[.$B$3]) + (POWER([.$B$5]; 1/[.$B$3]) - POWER([.$B$4]; 1/[.$B$3])) * ([.$C135] + 0.5) / [.$B$2]; [.$B$3]); 0)" office:value-type="float" office:value="4119.05986692096" calcext:value-type="float">
            <text:p>4119.05986692096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IF([.$C136] &lt; [.$B$2]; [.$B$4] + ([.$B$5] - [.$B$4]) * ([.$C136] + 0.5) / [.$B$2]; 0)" office:value-type="float" office:value="10517.3046875" calcext:value-type="float">
            <text:p>10517.3046875</text:p>
          </table:table-cell>
          <table:table-cell table:formula="of:=IF([.$C136] &lt; [.$B$2]; POWER(10;  LOG([.$B$4]) + (LOG([.$B$5]) - LOG([.$B$4])) * ([.$C136] + 0.5) / [.$B$2]); 0)" office:value-type="float" office:value="753.705823166006" calcext:value-type="float">
            <text:p>753.705823166006</text:p>
          </table:table-cell>
          <table:table-cell table:formula="of:=IF([.$C136] &lt; [.$B$2]; POWER(POWER([.$B$4]; 1/[.$B$3]) + (POWER([.$B$5]; 1/[.$B$3]) - POWER([.$B$4]; 1/[.$B$3])) * ([.$C136] + 0.5) / [.$B$2]; [.$B$3]); 0)" office:value-type="float" office:value="4191.5150545589" calcext:value-type="float">
            <text:p>4191.5150545589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IF([.$C137] &lt; [.$B$2]; [.$B$4] + ([.$B$5] - [.$B$4]) * ([.$C137] + 0.5) / [.$B$2]; 0)" office:value-type="float" office:value="10595.3515625" calcext:value-type="float">
            <text:p>10595.3515625</text:p>
          </table:table-cell>
          <table:table-cell table:formula="of:=IF([.$C137] &lt; [.$B$2]; POWER(10;  LOG([.$B$4]) + (LOG([.$B$5]) - LOG([.$B$4])) * ([.$C137] + 0.5) / [.$B$2]); 0)" office:value-type="float" office:value="774.32025641081" calcext:value-type="float">
            <text:p>774.32025641081</text:p>
          </table:table-cell>
          <table:table-cell table:formula="of:=IF([.$C137] &lt; [.$B$2]; POWER(POWER([.$B$4]; 1/[.$B$3]) + (POWER([.$B$5]; 1/[.$B$3]) - POWER([.$B$4]; 1/[.$B$3])) * ([.$C137] + 0.5) / [.$B$2]; [.$B$3]); 0)" office:value-type="float" office:value="4264.7707121671" calcext:value-type="float">
            <text:p>4264.7707121671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IF([.$C138] &lt; [.$B$2]; [.$B$4] + ([.$B$5] - [.$B$4]) * ([.$C138] + 0.5) / [.$B$2]; 0)" office:value-type="float" office:value="10673.3984375" calcext:value-type="float">
            <text:p>10673.3984375</text:p>
          </table:table-cell>
          <table:table-cell table:formula="of:=IF([.$C138] &lt; [.$B$2]; POWER(10;  LOG([.$B$4]) + (LOG([.$B$5]) - LOG([.$B$4])) * ([.$C138] + 0.5) / [.$B$2]); 0)" office:value-type="float" office:value="795.49851024044" calcext:value-type="float">
            <text:p>795.49851024044</text:p>
          </table:table-cell>
          <table:table-cell table:formula="of:=IF([.$C138] &lt; [.$B$2]; POWER(POWER([.$B$4]; 1/[.$B$3]) + (POWER([.$B$5]; 1/[.$B$3]) - POWER([.$B$4]; 1/[.$B$3])) * ([.$C138] + 0.5) / [.$B$2]; [.$B$3]); 0)" office:value-type="float" office:value="4338.83051293389" calcext:value-type="float">
            <text:p>4338.83051293389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IF([.$C139] &lt; [.$B$2]; [.$B$4] + ([.$B$5] - [.$B$4]) * ([.$C139] + 0.5) / [.$B$2]; 0)" office:value-type="float" office:value="10751.4453125" calcext:value-type="float">
            <text:p>10751.4453125</text:p>
          </table:table-cell>
          <table:table-cell table:formula="of:=IF([.$C139] &lt; [.$B$2]; POWER(10;  LOG([.$B$4]) + (LOG([.$B$5]) - LOG([.$B$4])) * ([.$C139] + 0.5) / [.$B$2]); 0)" office:value-type="float" office:value="817.256005581007" calcext:value-type="float">
            <text:p>817.256005581007</text:p>
          </table:table-cell>
          <table:table-cell table:formula="of:=IF([.$C139] &lt; [.$B$2]; POWER(POWER([.$B$4]; 1/[.$B$3]) + (POWER([.$B$5]; 1/[.$B$3]) - POWER([.$B$4]; 1/[.$B$3])) * ([.$C139] + 0.5) / [.$B$2]; [.$B$3]); 0)" office:value-type="float" office:value="4413.69812347853" calcext:value-type="float">
            <text:p>4413.69812347853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IF([.$C140] &lt; [.$B$2]; [.$B$4] + ([.$B$5] - [.$B$4]) * ([.$C140] + 0.5) / [.$B$2]; 0)" office:value-type="float" office:value="10829.4921875" calcext:value-type="float">
            <text:p>10829.4921875</text:p>
          </table:table-cell>
          <table:table-cell table:formula="of:=IF([.$C140] &lt; [.$B$2]; POWER(10;  LOG([.$B$4]) + (LOG([.$B$5]) - LOG([.$B$4])) * ([.$C140] + 0.5) / [.$B$2]); 0)" office:value-type="float" office:value="839.608585132796" calcext:value-type="float">
            <text:p>839.608585132796</text:p>
          </table:table-cell>
          <table:table-cell table:formula="of:=IF([.$C140] &lt; [.$B$2]; POWER(POWER([.$B$4]; 1/[.$B$3]) + (POWER([.$B$5]; 1/[.$B$3]) - POWER([.$B$4]; 1/[.$B$3])) * ([.$C140] + 0.5) / [.$B$2]; [.$B$3]); 0)" office:value-type="float" office:value="4489.37720390441" calcext:value-type="float">
            <text:p>4489.37720390441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IF([.$C141] &lt; [.$B$2]; [.$B$4] + ([.$B$5] - [.$B$4]) * ([.$C141] + 0.5) / [.$B$2]; 0)" office:value-type="float" office:value="10907.5390625" calcext:value-type="float">
            <text:p>10907.5390625</text:p>
          </table:table-cell>
          <table:table-cell table:formula="of:=IF([.$C141] &lt; [.$B$2]; POWER(10;  LOG([.$B$4]) + (LOG([.$B$5]) - LOG([.$B$4])) * ([.$C141] + 0.5) / [.$B$2]); 0)" office:value-type="float" office:value="862.572524906115" calcext:value-type="float">
            <text:p>862.572524906115</text:p>
          </table:table-cell>
          <table:table-cell table:formula="of:=IF([.$C141] &lt; [.$B$2]; POWER(POWER([.$B$4]; 1/[.$B$3]) + (POWER([.$B$5]; 1/[.$B$3]) - POWER([.$B$4]; 1/[.$B$3])) * ([.$C141] + 0.5) / [.$B$2]; [.$B$3]); 0)" office:value-type="float" office:value="4565.87140785132" calcext:value-type="float">
            <text:p>4565.87140785132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IF([.$C142] &lt; [.$B$2]; [.$B$4] + ([.$B$5] - [.$B$4]) * ([.$C142] + 0.5) / [.$B$2]; 0)" office:value-type="float" office:value="10985.5859375" calcext:value-type="float">
            <text:p>10985.5859375</text:p>
          </table:table-cell>
          <table:table-cell table:formula="of:=IF([.$C142] &lt; [.$B$2]; POWER(10;  LOG([.$B$4]) + (LOG([.$B$5]) - LOG([.$B$4])) * ([.$C142] + 0.5) / [.$B$2]); 0)" office:value-type="float" office:value="886.164546072658" calcext:value-type="float">
            <text:p>886.164546072658</text:p>
          </table:table-cell>
          <table:table-cell table:formula="of:=IF([.$C142] &lt; [.$B$2]; POWER(POWER([.$B$4]; 1/[.$B$3]) + (POWER([.$B$5]; 1/[.$B$3]) - POWER([.$B$4]; 1/[.$B$3])) * ([.$C142] + 0.5) / [.$B$2]; [.$B$3]); 0)" office:value-type="float" office:value="4643.18438254712" calcext:value-type="float">
            <text:p>4643.1843825471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IF([.$C143] &lt; [.$B$2]; [.$B$4] + ([.$B$5] - [.$B$4]) * ([.$C143] + 0.5) / [.$B$2]; 0)" office:value-type="float" office:value="11063.6328125" calcext:value-type="float">
            <text:p>11063.6328125</text:p>
          </table:table-cell>
          <table:table-cell table:formula="of:=IF([.$C143] &lt; [.$B$2]; POWER(10;  LOG([.$B$4]) + (LOG([.$B$5]) - LOG([.$B$4])) * ([.$C143] + 0.5) / [.$B$2]); 0)" office:value-type="float" office:value="910.401827141008" calcext:value-type="float">
            <text:p>910.401827141008</text:p>
          </table:table-cell>
          <table:table-cell table:formula="of:=IF([.$C143] &lt; [.$B$2]; POWER(POWER([.$B$4]; 1/[.$B$3]) + (POWER([.$B$5]; 1/[.$B$3]) - POWER([.$B$4]; 1/[.$B$3])) * ([.$C143] + 0.5) / [.$B$2]; [.$B$3]); 0)" office:value-type="float" office:value="4721.31976885859" calcext:value-type="float">
            <text:p>4721.31976885859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IF([.$C144] &lt; [.$B$2]; [.$B$4] + ([.$B$5] - [.$B$4]) * ([.$C144] + 0.5) / [.$B$2]; 0)" office:value-type="float" office:value="11141.6796875" calcext:value-type="float">
            <text:p>11141.6796875</text:p>
          </table:table-cell>
          <table:table-cell table:formula="of:=IF([.$C144] &lt; [.$B$2]; POWER(10;  LOG([.$B$4]) + (LOG([.$B$5]) - LOG([.$B$4])) * ([.$C144] + 0.5) / [.$B$2]); 0)" office:value-type="float" office:value="935.302016465155" calcext:value-type="float">
            <text:p>935.302016465155</text:p>
          </table:table-cell>
          <table:table-cell table:formula="of:=IF([.$C144] &lt; [.$B$2]; POWER(POWER([.$B$4]; 1/[.$B$3]) + (POWER([.$B$5]; 1/[.$B$3]) - POWER([.$B$4]; 1/[.$B$3])) * ([.$C144] + 0.5) / [.$B$2]; [.$B$3]); 0)" office:value-type="float" office:value="4800.28120134158" calcext:value-type="float">
            <text:p>4800.28120134158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IF([.$C145] &lt; [.$B$2]; [.$B$4] + ([.$B$5] - [.$B$4]) * ([.$C145] + 0.5) / [.$B$2]; 0)" office:value-type="float" office:value="11219.7265625" calcext:value-type="float">
            <text:p>11219.7265625</text:p>
          </table:table-cell>
          <table:table-cell table:formula="of:=IF([.$C145] &lt; [.$B$2]; POWER(10;  LOG([.$B$4]) + (LOG([.$B$5]) - LOG([.$B$4])) * ([.$C145] + 0.5) / [.$B$2]); 0)" office:value-type="float" office:value="960.883245095127" calcext:value-type="float">
            <text:p>960.883245095127</text:p>
          </table:table-cell>
          <table:table-cell table:formula="of:=IF([.$C145] &lt; [.$B$2]; POWER(POWER([.$B$4]; 1/[.$B$3]) + (POWER([.$B$5]; 1/[.$B$3]) - POWER([.$B$4]; 1/[.$B$3])) * ([.$C145] + 0.5) / [.$B$2]; [.$B$3]); 0)" office:value-type="float" office:value="4880.07230829052" calcext:value-type="float">
            <text:p>4880.07230829052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IF([.$C146] &lt; [.$B$2]; [.$B$4] + ([.$B$5] - [.$B$4]) * ([.$C146] + 0.5) / [.$B$2]; 0)" office:value-type="float" office:value="11297.7734375" calcext:value-type="float">
            <text:p>11297.7734375</text:p>
          </table:table-cell>
          <table:table-cell table:formula="of:=IF([.$C146] &lt; [.$B$2]; POWER(10;  LOG([.$B$4]) + (LOG([.$B$5]) - LOG([.$B$4])) * ([.$C146] + 0.5) / [.$B$2]); 0)" office:value-type="float" office:value="987.1641399791" calcext:value-type="float">
            <text:p>987.1641399791</text:p>
          </table:table-cell>
          <table:table-cell table:formula="of:=IF([.$C146] &lt; [.$B$2]; POWER(POWER([.$B$4]; 1/[.$B$3]) + (POWER([.$B$5]; 1/[.$B$3]) - POWER([.$B$4]; 1/[.$B$3])) * ([.$C146] + 0.5) / [.$B$2]; [.$B$3]); 0)" office:value-type="float" office:value="4960.69671178717" calcext:value-type="float">
            <text:p>4960.69671178717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IF([.$C147] &lt; [.$B$2]; [.$B$4] + ([.$B$5] - [.$B$4]) * ([.$C147] + 0.5) / [.$B$2]; 0)" office:value-type="float" office:value="11375.8203125" calcext:value-type="float">
            <text:p>11375.8203125</text:p>
          </table:table-cell>
          <table:table-cell table:formula="of:=IF([.$C147] &lt; [.$B$2]; POWER(10;  LOG([.$B$4]) + (LOG([.$B$5]) - LOG([.$B$4])) * ([.$C147] + 0.5) / [.$B$2]); 0)" office:value-type="float" office:value="1014.16383752659" calcext:value-type="float">
            <text:p>1014.16383752659</text:p>
          </table:table-cell>
          <table:table-cell table:formula="of:=IF([.$C147] &lt; [.$B$2]; POWER(POWER([.$B$4]; 1/[.$B$3]) + (POWER([.$B$5]; 1/[.$B$3]) - POWER([.$B$4]; 1/[.$B$3])) * ([.$C147] + 0.5) / [.$B$2]; [.$B$3]); 0)" office:value-type="float" office:value="5042.15802774871" calcext:value-type="float">
            <text:p>5042.15802774871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IF([.$C148] &lt; [.$B$2]; [.$B$4] + ([.$B$5] - [.$B$4]) * ([.$C148] + 0.5) / [.$B$2]; 0)" office:value-type="float" office:value="11453.8671875" calcext:value-type="float">
            <text:p>11453.8671875</text:p>
          </table:table-cell>
          <table:table-cell table:formula="of:=IF([.$C148] &lt; [.$B$2]; POWER(10;  LOG([.$B$4]) + (LOG([.$B$5]) - LOG([.$B$4])) * ([.$C148] + 0.5) / [.$B$2]); 0)" office:value-type="float" office:value="1041.90199754261" calcext:value-type="float">
            <text:p>1041.90199754261</text:p>
          </table:table-cell>
          <table:table-cell table:formula="of:=IF([.$C148] &lt; [.$B$2]; POWER(POWER([.$B$4]; 1/[.$B$3]) + (POWER([.$B$5]; 1/[.$B$3]) - POWER([.$B$4]; 1/[.$B$3])) * ([.$C148] + 0.5) / [.$B$2]; [.$B$3]); 0)" office:value-type="float" office:value="5124.45986597524" calcext:value-type="float">
            <text:p>5124.45986597524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IF([.$C149] &lt; [.$B$2]; [.$B$4] + ([.$B$5] - [.$B$4]) * ([.$C149] + 0.5) / [.$B$2]; 0)" office:value-type="float" office:value="11531.9140625" calcext:value-type="float">
            <text:p>11531.9140625</text:p>
          </table:table-cell>
          <table:table-cell table:formula="of:=IF([.$C149] &lt; [.$B$2]; POWER(10;  LOG([.$B$4]) + (LOG([.$B$5]) - LOG([.$B$4])) * ([.$C149] + 0.5) / [.$B$2]); 0)" office:value-type="float" office:value="1070.39881754295" calcext:value-type="float">
            <text:p>1070.39881754295</text:p>
          </table:table-cell>
          <table:table-cell table:formula="of:=IF([.$C149] &lt; [.$B$2]; POWER(POWER([.$B$4]; 1/[.$B$3]) + (POWER([.$B$5]; 1/[.$B$3]) - POWER([.$B$4]; 1/[.$B$3])) * ([.$C149] + 0.5) / [.$B$2]; [.$B$3]); 0)" office:value-type="float" office:value="5207.60583019653" calcext:value-type="float">
            <text:p>5207.60583019653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IF([.$C150] &lt; [.$B$2]; [.$B$4] + ([.$B$5] - [.$B$4]) * ([.$C150] + 0.5) / [.$B$2]; 0)" office:value-type="float" office:value="11609.9609375" calcext:value-type="float">
            <text:p>11609.9609375</text:p>
          </table:table-cell>
          <table:table-cell table:formula="of:=IF([.$C150] &lt; [.$B$2]; POWER(10;  LOG([.$B$4]) + (LOG([.$B$5]) - LOG([.$B$4])) * ([.$C150] + 0.5) / [.$B$2]); 0)" office:value-type="float" office:value="1099.67504746097" calcext:value-type="float">
            <text:p>1099.67504746097</text:p>
          </table:table-cell>
          <table:table-cell table:formula="of:=IF([.$C150] &lt; [.$B$2]; POWER(POWER([.$B$4]; 1/[.$B$3]) + (POWER([.$B$5]; 1/[.$B$3]) - POWER([.$B$4]; 1/[.$B$3])) * ([.$C150] + 0.5) / [.$B$2]; [.$B$3]); 0)" office:value-type="float" office:value="5291.59951811821" calcext:value-type="float">
            <text:p>5291.59951811821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IF([.$C151] &lt; [.$B$2]; [.$B$4] + ([.$B$5] - [.$B$4]) * ([.$C151] + 0.5) / [.$B$2]; 0)" office:value-type="float" office:value="11688.0078125" calcext:value-type="float">
            <text:p>11688.0078125</text:p>
          </table:table-cell>
          <table:table-cell table:formula="of:=IF([.$C151] &lt; [.$B$2]; POWER(10;  LOG([.$B$4]) + (LOG([.$B$5]) - LOG([.$B$4])) * ([.$C151] + 0.5) / [.$B$2]); 0)" office:value-type="float" office:value="1129.75200475664" calcext:value-type="float">
            <text:p>1129.75200475664</text:p>
          </table:table-cell>
          <table:table-cell table:formula="of:=IF([.$C151] &lt; [.$B$2]; POWER(POWER([.$B$4]; 1/[.$B$3]) + (POWER([.$B$5]; 1/[.$B$3]) - POWER([.$B$4]; 1/[.$B$3])) * ([.$C151] + 0.5) / [.$B$2]; [.$B$3]); 0)" office:value-type="float" office:value="5376.4445214673" calcext:value-type="float">
            <text:p>5376.4445214673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IF([.$C152] &lt; [.$B$2]; [.$B$4] + ([.$B$5] - [.$B$4]) * ([.$C152] + 0.5) / [.$B$2]; 0)" office:value-type="float" office:value="11766.0546875" calcext:value-type="float">
            <text:p>11766.0546875</text:p>
          </table:table-cell>
          <table:table-cell table:formula="of:=IF([.$C152] &lt; [.$B$2]; POWER(10;  LOG([.$B$4]) + (LOG([.$B$5]) - LOG([.$B$4])) * ([.$C152] + 0.5) / [.$B$2]); 0)" office:value-type="float" office:value="1160.65158993884" calcext:value-type="float">
            <text:p>1160.65158993884</text:p>
          </table:table-cell>
          <table:table-cell table:formula="of:=IF([.$C152] &lt; [.$B$2]; POWER(POWER([.$B$4]; 1/[.$B$3]) + (POWER([.$B$5]; 1/[.$B$3]) - POWER([.$B$4]; 1/[.$B$3])) * ([.$C152] + 0.5) / [.$B$2]; [.$B$3]); 0)" office:value-type="float" office:value="5462.14442603718" calcext:value-type="float">
            <text:p>5462.14442603718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IF([.$C153] &lt; [.$B$2]; [.$B$4] + ([.$B$5] - [.$B$4]) * ([.$C153] + 0.5) / [.$B$2]; 0)" office:value-type="float" office:value="11844.1015625" calcext:value-type="float">
            <text:p>11844.1015625</text:p>
          </table:table-cell>
          <table:table-cell table:formula="of:=IF([.$C153] &lt; [.$B$2]; POWER(10;  LOG([.$B$4]) + (LOG([.$B$5]) - LOG([.$B$4])) * ([.$C153] + 0.5) / [.$B$2]); 0)" office:value-type="float" office:value="1192.39630251219" calcext:value-type="float">
            <text:p>1192.39630251219</text:p>
          </table:table-cell>
          <table:table-cell table:formula="of:=IF([.$C153] &lt; [.$B$2]; POWER(POWER([.$B$4]; 1/[.$B$3]) + (POWER([.$B$5]; 1/[.$B$3]) - POWER([.$B$4]; 1/[.$B$3])) * ([.$C153] + 0.5) / [.$B$2]; [.$B$3]); 0)" office:value-type="float" office:value="5548.70281173191" calcext:value-type="float">
            <text:p>5548.70281173191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IF([.$C154] &lt; [.$B$2]; [.$B$4] + ([.$B$5] - [.$B$4]) * ([.$C154] + 0.5) / [.$B$2]; 0)" office:value-type="float" office:value="11922.1484375" calcext:value-type="float">
            <text:p>11922.1484375</text:p>
          </table:table-cell>
          <table:table-cell table:formula="of:=IF([.$C154] &lt; [.$B$2]; POWER(10;  LOG([.$B$4]) + (LOG([.$B$5]) - LOG([.$B$4])) * ([.$C154] + 0.5) / [.$B$2]); 0)" office:value-type="float" office:value="1225.00925736006" calcext:value-type="float">
            <text:p>1225.00925736006</text:p>
          </table:table-cell>
          <table:table-cell table:formula="of:=IF([.$C154] &lt; [.$B$2]; POWER(POWER([.$B$4]; 1/[.$B$3]) + (POWER([.$B$5]; 1/[.$B$3]) - POWER([.$B$4]; 1/[.$B$3])) * ([.$C154] + 0.5) / [.$B$2]; [.$B$3]); 0)" office:value-type="float" office:value="5636.12325260996" calcext:value-type="float">
            <text:p>5636.12325260996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IF([.$C155] &lt; [.$B$2]; [.$B$4] + ([.$B$5] - [.$B$4]) * ([.$C155] + 0.5) / [.$B$2]; 0)" office:value-type="float" office:value="12000.1953125" calcext:value-type="float">
            <text:p>12000.1953125</text:p>
          </table:table-cell>
          <table:table-cell table:formula="of:=IF([.$C155] &lt; [.$B$2]; POWER(10;  LOG([.$B$4]) + (LOG([.$B$5]) - LOG([.$B$4])) * ([.$C155] + 0.5) / [.$B$2]); 0)" office:value-type="float" office:value="1258.51420157562" calcext:value-type="float">
            <text:p>1258.51420157562</text:p>
          </table:table-cell>
          <table:table-cell table:formula="of:=IF([.$C155] &lt; [.$B$2]; POWER(POWER([.$B$4]; 1/[.$B$3]) + (POWER([.$B$5]; 1/[.$B$3]) - POWER([.$B$4]; 1/[.$B$3])) * ([.$C155] + 0.5) / [.$B$2]; [.$B$3]); 0)" office:value-type="float" office:value="5724.40931692741" calcext:value-type="float">
            <text:p>5724.40931692741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IF([.$C156] &lt; [.$B$2]; [.$B$4] + ([.$B$5] - [.$B$4]) * ([.$C156] + 0.5) / [.$B$2]; 0)" office:value-type="float" office:value="12078.2421875" calcext:value-type="float">
            <text:p>12078.2421875</text:p>
          </table:table-cell>
          <table:table-cell table:formula="of:=IF([.$C156] &lt; [.$B$2]; POWER(10;  LOG([.$B$4]) + (LOG([.$B$5]) - LOG([.$B$4])) * ([.$C156] + 0.5) / [.$B$2]); 0)" office:value-type="float" office:value="1292.93553175327" calcext:value-type="float">
            <text:p>1292.93553175327</text:p>
          </table:table-cell>
          <table:table-cell table:formula="of:=IF([.$C156] &lt; [.$B$2]; POWER(POWER([.$B$4]; 1/[.$B$3]) + (POWER([.$B$5]; 1/[.$B$3]) - POWER([.$B$4]; 1/[.$B$3])) * ([.$C156] + 0.5) / [.$B$2]; [.$B$3]); 0)" office:value-type="float" office:value="5813.56456718059" calcext:value-type="float">
            <text:p>5813.56456718059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IF([.$C157] &lt; [.$B$2]; [.$B$4] + ([.$B$5] - [.$B$4]) * ([.$C157] + 0.5) / [.$B$2]; 0)" office:value-type="float" office:value="12156.2890625" calcext:value-type="float">
            <text:p>12156.2890625</text:p>
          </table:table-cell>
          <table:table-cell table:formula="of:=IF([.$C157] &lt; [.$B$2]; POWER(10;  LOG([.$B$4]) + (LOG([.$B$5]) - LOG([.$B$4])) * ([.$C157] + 0.5) / [.$B$2]); 0)" office:value-type="float" office:value="1328.29831175304" calcext:value-type="float">
            <text:p>1328.29831175304</text:p>
          </table:table-cell>
          <table:table-cell table:formula="of:=IF([.$C157] &lt; [.$B$2]; POWER(POWER([.$B$4]; 1/[.$B$3]) + (POWER([.$B$5]; 1/[.$B$3]) - POWER([.$B$4]; 1/[.$B$3])) * ([.$C157] + 0.5) / [.$B$2]; [.$B$3]); 0)" office:value-type="float" office:value="5903.59256014808" calcext:value-type="float">
            <text:p>5903.59256014808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IF([.$C158] &lt; [.$B$2]; [.$B$4] + ([.$B$5] - [.$B$4]) * ([.$C158] + 0.5) / [.$B$2]; 0)" office:value-type="float" office:value="12234.3359375" calcext:value-type="float">
            <text:p>12234.3359375</text:p>
          </table:table-cell>
          <table:table-cell table:formula="of:=IF([.$C158] &lt; [.$B$2]; POWER(10;  LOG([.$B$4]) + (LOG([.$B$5]) - LOG([.$B$4])) * ([.$C158] + 0.5) / [.$B$2]); 0)" office:value-type="float" office:value="1364.62829095075" calcext:value-type="float">
            <text:p>1364.62829095075</text:p>
          </table:table-cell>
          <table:table-cell table:formula="of:=IF([.$C158] &lt; [.$B$2]; POWER(POWER([.$B$4]; 1/[.$B$3]) + (POWER([.$B$5]; 1/[.$B$3]) - POWER([.$B$4]; 1/[.$B$3])) * ([.$C158] + 0.5) / [.$B$2]; [.$B$3]); 0)" office:value-type="float" office:value="5994.49684693226" calcext:value-type="float">
            <text:p>5994.49684693226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IF([.$C159] &lt; [.$B$2]; [.$B$4] + ([.$B$5] - [.$B$4]) * ([.$C159] + 0.5) / [.$B$2]; 0)" office:value-type="float" office:value="12312.3828125" calcext:value-type="float">
            <text:p>12312.3828125</text:p>
          </table:table-cell>
          <table:table-cell table:formula="of:=IF([.$C159] &lt; [.$B$2]; POWER(10;  LOG([.$B$4]) + (LOG([.$B$5]) - LOG([.$B$4])) * ([.$C159] + 0.5) / [.$B$2]); 0)" office:value-type="float" office:value="1401.95192298747" calcext:value-type="float">
            <text:p>1401.95192298747</text:p>
          </table:table-cell>
          <table:table-cell table:formula="of:=IF([.$C159] &lt; [.$B$2]; POWER(POWER([.$B$4]; 1/[.$B$3]) + (POWER([.$B$5]; 1/[.$B$3]) - POWER([.$B$4]; 1/[.$B$3])) * ([.$C159] + 0.5) / [.$B$2]; [.$B$3]); 0)" office:value-type="float" office:value="6086.28097300029" calcext:value-type="float">
            <text:p>6086.28097300029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IF([.$C160] &lt; [.$B$2]; [.$B$4] + ([.$B$5] - [.$B$4]) * ([.$C160] + 0.5) / [.$B$2]; 0)" office:value-type="float" office:value="12390.4296875" calcext:value-type="float">
            <text:p>12390.4296875</text:p>
          </table:table-cell>
          <table:table-cell table:formula="of:=IF([.$C160] &lt; [.$B$2]; POWER(10;  LOG([.$B$4]) + (LOG([.$B$5]) - LOG([.$B$4])) * ([.$C160] + 0.5) / [.$B$2]); 0)" office:value-type="float" office:value="1440.29638503162" calcext:value-type="float">
            <text:p>1440.29638503162</text:p>
          </table:table-cell>
          <table:table-cell table:formula="of:=IF([.$C160] &lt; [.$B$2]; POWER(POWER([.$B$4]; 1/[.$B$3]) + (POWER([.$B$5]; 1/[.$B$3]) - POWER([.$B$4]; 1/[.$B$3])) * ([.$C160] + 0.5) / [.$B$2]; [.$B$3]); 0)" office:value-type="float" office:value="6178.94847822458" calcext:value-type="float">
            <text:p>6178.94847822458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IF([.$C161] &lt; [.$B$2]; [.$B$4] + ([.$B$5] - [.$B$4]) * ([.$C161] + 0.5) / [.$B$2]; 0)" office:value-type="float" office:value="12468.4765625" calcext:value-type="float">
            <text:p>12468.4765625</text:p>
          </table:table-cell>
          <table:table-cell table:formula="of:=IF([.$C161] &lt; [.$B$2]; POWER(10;  LOG([.$B$4]) + (LOG([.$B$5]) - LOG([.$B$4])) * ([.$C161] + 0.5) / [.$B$2]); 0)" office:value-type="float" office:value="1479.68959756811" calcext:value-type="float">
            <text:p>1479.68959756811</text:p>
          </table:table-cell>
          <table:table-cell table:formula="of:=IF([.$C161] &lt; [.$B$2]; POWER(POWER([.$B$4]; 1/[.$B$3]) + (POWER([.$B$5]; 1/[.$B$3]) - POWER([.$B$4]; 1/[.$B$3])) * ([.$C161] + 0.5) / [.$B$2]; [.$B$3]); 0)" office:value-type="float" office:value="6272.50289692268" calcext:value-type="float">
            <text:p>6272.50289692268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IF([.$C162] &lt; [.$B$2]; [.$B$4] + ([.$B$5] - [.$B$4]) * ([.$C162] + 0.5) / [.$B$2]; 0)" office:value-type="float" office:value="12546.5234375" calcext:value-type="float">
            <text:p>12546.5234375</text:p>
          </table:table-cell>
          <table:table-cell table:formula="of:=IF([.$C162] &lt; [.$B$2]; POWER(10;  LOG([.$B$4]) + (LOG([.$B$5]) - LOG([.$B$4])) * ([.$C162] + 0.5) / [.$B$2]); 0)" office:value-type="float" office:value="1520.16024472852" calcext:value-type="float">
            <text:p>1520.16024472852</text:p>
          </table:table-cell>
          <table:table-cell table:formula="of:=IF([.$C162] &lt; [.$B$2]; POWER(POWER([.$B$4]; 1/[.$B$3]) + (POWER([.$B$5]; 1/[.$B$3]) - POWER([.$B$4]; 1/[.$B$3])) * ([.$C162] + 0.5) / [.$B$2]; [.$B$3]); 0)" office:value-type="float" office:value="6366.94775789679" calcext:value-type="float">
            <text:p>6366.94775789679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IF([.$C163] &lt; [.$B$2]; [.$B$4] + ([.$B$5] - [.$B$4]) * ([.$C163] + 0.5) / [.$B$2]; 0)" office:value-type="float" office:value="12624.5703125" calcext:value-type="float">
            <text:p>12624.5703125</text:p>
          </table:table-cell>
          <table:table-cell table:formula="of:=IF([.$C163] &lt; [.$B$2]; POWER(10;  LOG([.$B$4]) + (LOG([.$B$5]) - LOG([.$B$4])) * ([.$C163] + 0.5) / [.$B$2]); 0)" office:value-type="float" office:value="1561.73779517748" calcext:value-type="float">
            <text:p>1561.73779517748</text:p>
          </table:table-cell>
          <table:table-cell table:formula="of:=IF([.$C163] &lt; [.$B$2]; POWER(POWER([.$B$4]; 1/[.$B$3]) + (POWER([.$B$5]; 1/[.$B$3]) - POWER([.$B$4]; 1/[.$B$3])) * ([.$C163] + 0.5) / [.$B$2]; [.$B$3]); 0)" office:value-type="float" office:value="6462.28658447265" calcext:value-type="float">
            <text:p>6462.28658447265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IF([.$C164] &lt; [.$B$2]; [.$B$4] + ([.$B$5] - [.$B$4]) * ([.$C164] + 0.5) / [.$B$2]; 0)" office:value-type="float" office:value="12702.6171875" calcext:value-type="float">
            <text:p>12702.6171875</text:p>
          </table:table-cell>
          <table:table-cell table:formula="of:=IF([.$C164] &lt; [.$B$2]; POWER(10;  LOG([.$B$4]) + (LOG([.$B$5]) - LOG([.$B$4])) * ([.$C164] + 0.5) / [.$B$2]); 0)" office:value-type="float" office:value="1604.45252357024" calcext:value-type="float">
            <text:p>1604.45252357024</text:p>
          </table:table-cell>
          <table:table-cell table:formula="of:=IF([.$C164] &lt; [.$B$2]; POWER(POWER([.$B$4]; 1/[.$B$3]) + (POWER([.$B$5]; 1/[.$B$3]) - POWER([.$B$4]; 1/[.$B$3])) * ([.$C164] + 0.5) / [.$B$2]; [.$B$3]); 0)" office:value-type="float" office:value="6558.52289453803" calcext:value-type="float">
            <text:p>6558.52289453803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IF([.$C165] &lt; [.$B$2]; [.$B$4] + ([.$B$5] - [.$B$4]) * ([.$C165] + 0.5) / [.$B$2]; 0)" office:value-type="float" office:value="12780.6640625" calcext:value-type="float">
            <text:p>12780.6640625</text:p>
          </table:table-cell>
          <table:table-cell table:formula="of:=IF([.$C165] &lt; [.$B$2]; POWER(10;  LOG([.$B$4]) + (LOG([.$B$5]) - LOG([.$B$4])) * ([.$C165] + 0.5) / [.$B$2]); 0)" office:value-type="float" office:value="1648.3355325971" calcext:value-type="float">
            <text:p>1648.3355325971</text:p>
          </table:table-cell>
          <table:table-cell table:formula="of:=IF([.$C165] &lt; [.$B$2]; POWER(POWER([.$B$4]; 1/[.$B$3]) + (POWER([.$B$5]; 1/[.$B$3]) - POWER([.$B$4]; 1/[.$B$3])) * ([.$C165] + 0.5) / [.$B$2]; [.$B$3]); 0)" office:value-type="float" office:value="6655.66020058068" calcext:value-type="float">
            <text:p>6655.66020058068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IF([.$C166] &lt; [.$B$2]; [.$B$4] + ([.$B$5] - [.$B$4]) * ([.$C166] + 0.5) / [.$B$2]; 0)" office:value-type="float" office:value="12858.7109375" calcext:value-type="float">
            <text:p>12858.7109375</text:p>
          </table:table-cell>
          <table:table-cell table:formula="of:=IF([.$C166] &lt; [.$B$2]; POWER(10;  LOG([.$B$4]) + (LOG([.$B$5]) - LOG([.$B$4])) * ([.$C166] + 0.5) / [.$B$2]); 0)" office:value-type="float" office:value="1693.41877563088" calcext:value-type="float">
            <text:p>1693.41877563088</text:p>
          </table:table-cell>
          <table:table-cell table:formula="of:=IF([.$C166] &lt; [.$B$2]; POWER(POWER([.$B$4]; 1/[.$B$3]) + (POWER([.$B$5]; 1/[.$B$3]) - POWER([.$B$4]; 1/[.$B$3])) * ([.$C166] + 0.5) / [.$B$2]; [.$B$3]); 0)" office:value-type="float" office:value="6753.70200972585" calcext:value-type="float">
            <text:p>6753.70200972585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IF([.$C167] &lt; [.$B$2]; [.$B$4] + ([.$B$5] - [.$B$4]) * ([.$C167] + 0.5) / [.$B$2]; 0)" office:value-type="float" office:value="12936.7578125" calcext:value-type="float">
            <text:p>12936.7578125</text:p>
          </table:table-cell>
          <table:table-cell table:formula="of:=IF([.$C167] &lt; [.$B$2]; POWER(10;  LOG([.$B$4]) + (LOG([.$B$5]) - LOG([.$B$4])) * ([.$C167] + 0.5) / [.$B$2]); 0)" office:value-type="float" office:value="1739.73507999363" calcext:value-type="float">
            <text:p>1739.73507999363</text:p>
          </table:table-cell>
          <table:table-cell table:formula="of:=IF([.$C167] &lt; [.$B$2]; POWER(POWER([.$B$4]; 1/[.$B$3]) + (POWER([.$B$5]; 1/[.$B$3]) - POWER([.$B$4]; 1/[.$B$3])) * ([.$C167] + 0.5) / [.$B$2]; [.$B$3]); 0)" office:value-type="float" office:value="6852.65182377336" calcext:value-type="float">
            <text:p>6852.65182377336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IF([.$C168] &lt; [.$B$2]; [.$B$4] + ([.$B$5] - [.$B$4]) * ([.$C168] + 0.5) / [.$B$2]; 0)" office:value-type="float" office:value="13014.8046875" calcext:value-type="float">
            <text:p>13014.8046875</text:p>
          </table:table-cell>
          <table:table-cell table:formula="of:=IF([.$C168] &lt; [.$B$2]; POWER(10;  LOG([.$B$4]) + (LOG([.$B$5]) - LOG([.$B$4])) * ([.$C168] + 0.5) / [.$B$2]); 0)" office:value-type="float" office:value="1787.31817085994" calcext:value-type="float">
            <text:p>1787.31817085994</text:p>
          </table:table-cell>
          <table:table-cell table:formula="of:=IF([.$C168] &lt; [.$B$2]; POWER(POWER([.$B$4]; 1/[.$B$3]) + (POWER([.$B$5]; 1/[.$B$3]) - POWER([.$B$4]; 1/[.$B$3])) * ([.$C168] + 0.5) / [.$B$2]; [.$B$3]); 0)" office:value-type="float" office:value="6952.51313923414" calcext:value-type="float">
            <text:p>6952.51313923414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IF([.$C169] &lt; [.$B$2]; [.$B$4] + ([.$B$5] - [.$B$4]) * ([.$C169] + 0.5) / [.$B$2]; 0)" office:value-type="float" office:value="13092.8515625" calcext:value-type="float">
            <text:p>13092.8515625</text:p>
          </table:table-cell>
          <table:table-cell table:formula="of:=IF([.$C169] &lt; [.$B$2]; POWER(10;  LOG([.$B$4]) + (LOG([.$B$5]) - LOG([.$B$4])) * ([.$C169] + 0.5) / [.$B$2]); 0)" office:value-type="float" office:value="1836.20269581378" calcext:value-type="float">
            <text:p>1836.20269581378</text:p>
          </table:table-cell>
          <table:table-cell table:formula="of:=IF([.$C169] &lt; [.$B$2]; POWER(POWER([.$B$4]; 1/[.$B$3]) + (POWER([.$B$5]; 1/[.$B$3]) - POWER([.$B$4]; 1/[.$B$3])) * ([.$C169] + 0.5) / [.$B$2]; [.$B$3]); 0)" office:value-type="float" office:value="7053.28944736644" calcext:value-type="float">
            <text:p>7053.28944736644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IF([.$C170] &lt; [.$B$2]; [.$B$4] + ([.$B$5] - [.$B$4]) * ([.$C170] + 0.5) / [.$B$2]; 0)" office:value-type="float" office:value="13170.8984375" calcext:value-type="float">
            <text:p>13170.8984375</text:p>
          </table:table-cell>
          <table:table-cell table:formula="of:=IF([.$C170] &lt; [.$B$2]; POWER(10;  LOG([.$B$4]) + (LOG([.$B$5]) - LOG([.$B$4])) * ([.$C170] + 0.5) / [.$B$2]); 0)" office:value-type="float" office:value="1886.4242500772" calcext:value-type="float">
            <text:p>1886.4242500772</text:p>
          </table:table-cell>
          <table:table-cell table:formula="of:=IF([.$C170] &lt; [.$B$2]; POWER(POWER([.$B$4]; 1/[.$B$3]) + (POWER([.$B$5]; 1/[.$B$3]) - POWER([.$B$4]; 1/[.$B$3])) * ([.$C170] + 0.5) / [.$B$2]; [.$B$3]); 0)" office:value-type="float" office:value="7154.9842342115" calcext:value-type="float">
            <text:p>7154.9842342115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IF([.$C171] &lt; [.$B$2]; [.$B$4] + ([.$B$5] - [.$B$4]) * ([.$C171] + 0.5) / [.$B$2]; 0)" office:value-type="float" office:value="13248.9453125" calcext:value-type="float">
            <text:p>13248.9453125</text:p>
          </table:table-cell>
          <table:table-cell table:formula="of:=IF([.$C171] &lt; [.$B$2]; POWER(10;  LOG([.$B$4]) + (LOG([.$B$5]) - LOG([.$B$4])) * ([.$C171] + 0.5) / [.$B$2]); 0)" office:value-type="float" office:value="1938.01940242887" calcext:value-type="float">
            <text:p>1938.01940242887</text:p>
          </table:table-cell>
          <table:table-cell table:formula="of:=IF([.$C171] &lt; [.$B$2]; POWER(POWER([.$B$4]; 1/[.$B$3]) + (POWER([.$B$5]; 1/[.$B$3]) - POWER([.$B$4]; 1/[.$B$3])) * ([.$C171] + 0.5) / [.$B$2]; [.$B$3]); 0)" office:value-type="float" office:value="7257.60098062884" calcext:value-type="float">
            <text:p>7257.60098062884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IF([.$C172] &lt; [.$B$2]; [.$B$4] + ([.$B$5] - [.$B$4]) * ([.$C172] + 0.5) / [.$B$2]; 0)" office:value-type="float" office:value="13326.9921875" calcext:value-type="float">
            <text:p>13326.9921875</text:p>
          </table:table-cell>
          <table:table-cell table:formula="of:=IF([.$C172] &lt; [.$B$2]; POWER(10;  LOG([.$B$4]) + (LOG([.$B$5]) - LOG([.$B$4])) * ([.$C172] + 0.5) / [.$B$2]); 0)" office:value-type="float" office:value="1991.0257218317" calcext:value-type="float">
            <text:p>1991.0257218317</text:p>
          </table:table-cell>
          <table:table-cell table:formula="of:=IF([.$C172] &lt; [.$B$2]; POWER(POWER([.$B$4]; 1/[.$B$3]) + (POWER([.$B$5]; 1/[.$B$3]) - POWER([.$B$4]; 1/[.$B$3])) * ([.$C172] + 0.5) / [.$B$2]; [.$B$3]); 0)" office:value-type="float" office:value="7361.14316233113" calcext:value-type="float">
            <text:p>7361.14316233113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IF([.$C173] &lt; [.$B$2]; [.$B$4] + ([.$B$5] - [.$B$4]) * ([.$C173] + 0.5) / [.$B$2]; 0)" office:value-type="float" office:value="13405.0390625" calcext:value-type="float">
            <text:p>13405.0390625</text:p>
          </table:table-cell>
          <table:table-cell table:formula="of:=IF([.$C173] &lt; [.$B$2]; POWER(10;  LOG([.$B$4]) + (LOG([.$B$5]) - LOG([.$B$4])) * ([.$C173] + 0.5) / [.$B$2]); 0)" office:value-type="float" office:value="2045.48180478854" calcext:value-type="float">
            <text:p>2045.48180478854</text:p>
          </table:table-cell>
          <table:table-cell table:formula="of:=IF([.$C173] &lt; [.$B$2]; POWER(POWER([.$B$4]; 1/[.$B$3]) + (POWER([.$B$5]; 1/[.$B$3]) - POWER([.$B$4]; 1/[.$B$3])) * ([.$C173] + 0.5) / [.$B$2]; [.$B$3]); 0)" office:value-type="float" office:value="7465.61424991862" calcext:value-type="float">
            <text:p>7465.61424991862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IF([.$C174] &lt; [.$B$2]; [.$B$4] + ([.$B$5] - [.$B$4]) * ([.$C174] + 0.5) / [.$B$2]; 0)" office:value-type="float" office:value="13483.0859375" calcext:value-type="float">
            <text:p>13483.0859375</text:p>
          </table:table-cell>
          <table:table-cell table:formula="of:=IF([.$C174] &lt; [.$B$2]; POWER(10;  LOG([.$B$4]) + (LOG([.$B$5]) - LOG([.$B$4])) * ([.$C174] + 0.5) / [.$B$2]); 0)" office:value-type="float" office:value="2101.4273034463" calcext:value-type="float">
            <text:p>2101.4273034463</text:p>
          </table:table-cell>
          <table:table-cell table:formula="of:=IF([.$C174] &lt; [.$B$2]; POWER(POWER([.$B$4]; 1/[.$B$3]) + (POWER([.$B$5]; 1/[.$B$3]) - POWER([.$B$4]; 1/[.$B$3])) * ([.$C174] + 0.5) / [.$B$2]; [.$B$3]); 0)" office:value-type="float" office:value="7571.01770891317" calcext:value-type="float">
            <text:p>7571.01770891317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IF([.$C175] &lt; [.$B$2]; [.$B$4] + ([.$B$5] - [.$B$4]) * ([.$C175] + 0.5) / [.$B$2]; 0)" office:value-type="float" office:value="13561.1328125" calcext:value-type="float">
            <text:p>13561.1328125</text:p>
          </table:table-cell>
          <table:table-cell table:formula="of:=IF([.$C175] &lt; [.$B$2]; POWER(10;  LOG([.$B$4]) + (LOG([.$B$5]) - LOG([.$B$4])) * ([.$C175] + 0.5) / [.$B$2]); 0)" office:value-type="float" office:value="2158.90295446851" calcext:value-type="float">
            <text:p>2158.90295446851</text:p>
          </table:table-cell>
          <table:table-cell table:formula="of:=IF([.$C175] &lt; [.$B$2]; POWER(POWER([.$B$4]; 1/[.$B$3]) + (POWER([.$B$5]; 1/[.$B$3]) - POWER([.$B$4]; 1/[.$B$3])) * ([.$C175] + 0.5) / [.$B$2]; [.$B$3]); 0)" office:value-type="float" office:value="7677.35699979193" calcext:value-type="float">
            <text:p>7677.35699979193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IF([.$C176] &lt; [.$B$2]; [.$B$4] + ([.$B$5] - [.$B$4]) * ([.$C176] + 0.5) / [.$B$2]; 0)" office:value-type="float" office:value="13639.1796875" calcext:value-type="float">
            <text:p>13639.1796875</text:p>
          </table:table-cell>
          <table:table-cell table:formula="of:=IF([.$C176] &lt; [.$B$2]; POWER(10;  LOG([.$B$4]) + (LOG([.$B$5]) - LOG([.$B$4])) * ([.$C176] + 0.5) / [.$B$2]); 0)" office:value-type="float" office:value="2217.95060869779" calcext:value-type="float">
            <text:p>2217.95060869779</text:p>
          </table:table-cell>
          <table:table-cell table:formula="of:=IF([.$C176] &lt; [.$B$2]; POWER(POWER([.$B$4]; 1/[.$B$3]) + (POWER([.$B$5]; 1/[.$B$3]) - POWER([.$B$4]; 1/[.$B$3])) * ([.$C176] + 0.5) / [.$B$2]; [.$B$3]); 0)" office:value-type="float" office:value="7784.63557802051" calcext:value-type="float">
            <text:p>7784.63557802051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IF([.$C177] &lt; [.$B$2]; [.$B$4] + ([.$B$5] - [.$B$4]) * ([.$C177] + 0.5) / [.$B$2]; 0)" office:value-type="float" office:value="13717.2265625" calcext:value-type="float">
            <text:p>13717.2265625</text:p>
          </table:table-cell>
          <table:table-cell table:formula="of:=IF([.$C177] &lt; [.$B$2]; POWER(10;  LOG([.$B$4]) + (LOG([.$B$5]) - LOG([.$B$4])) * ([.$C177] + 0.5) / [.$B$2]); 0)" office:value-type="float" office:value="2278.61326162943" calcext:value-type="float">
            <text:p>2278.61326162943</text:p>
          </table:table-cell>
          <table:table-cell table:formula="of:=IF([.$C177] &lt; [.$B$2]; POWER(POWER([.$B$4]; 1/[.$B$3]) + (POWER([.$B$5]; 1/[.$B$3]) - POWER([.$B$4]; 1/[.$B$3])) * ([.$C177] + 0.5) / [.$B$2]; [.$B$3]); 0)" office:value-type="float" office:value="7892.85689408588" calcext:value-type="float">
            <text:p>7892.85689408588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IF([.$C178] &lt; [.$B$2]; [.$B$4] + ([.$B$5] - [.$B$4]) * ([.$C178] + 0.5) / [.$B$2]; 0)" office:value-type="float" office:value="13795.2734375" calcext:value-type="float">
            <text:p>13795.2734375</text:p>
          </table:table-cell>
          <table:table-cell table:formula="of:=IF([.$C178] &lt; [.$B$2]; POWER(10;  LOG([.$B$4]) + (LOG([.$B$5]) - LOG([.$B$4])) * ([.$C178] + 0.5) / [.$B$2]); 0)" office:value-type="float" office:value="2340.93508471854" calcext:value-type="float">
            <text:p>2340.93508471854</text:p>
          </table:table-cell>
          <table:table-cell table:formula="of:=IF([.$C178] &lt; [.$B$2]; POWER(POWER([.$B$4]; 1/[.$B$3]) + (POWER([.$B$5]; 1/[.$B$3]) - POWER([.$B$4]; 1/[.$B$3])) * ([.$C178] + 0.5) / [.$B$2]; [.$B$3]); 0)" office:value-type="float" office:value="8002.0243935288" calcext:value-type="float">
            <text:p>8002.0243935288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IF([.$C179] &lt; [.$B$2]; [.$B$4] + ([.$B$5] - [.$B$4]) * ([.$C179] + 0.5) / [.$B$2]; 0)" office:value-type="float" office:value="13873.3203125" calcext:value-type="float">
            <text:p>13873.3203125</text:p>
          </table:table-cell>
          <table:table-cell table:formula="of:=IF([.$C179] &lt; [.$B$2]; POWER(10;  LOG([.$B$4]) + (LOG([.$B$5]) - LOG([.$B$4])) * ([.$C179] + 0.5) / [.$B$2]); 0)" office:value-type="float" office:value="2404.96145754347" calcext:value-type="float">
            <text:p>2404.96145754347</text:p>
          </table:table-cell>
          <table:table-cell table:formula="of:=IF([.$C179] &lt; [.$B$2]; POWER(POWER([.$B$4]; 1/[.$B$3]) + (POWER([.$B$5]; 1/[.$B$3]) - POWER([.$B$4]; 1/[.$B$3])) * ([.$C179] + 0.5) / [.$B$2]; [.$B$3]); 0)" office:value-type="float" office:value="8112.14151697599" calcext:value-type="float">
            <text:p>8112.14151697599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IF([.$C180] &lt; [.$B$2]; [.$B$4] + ([.$B$5] - [.$B$4]) * ([.$C180] + 0.5) / [.$B$2]; 0)" office:value-type="float" office:value="13951.3671875" calcext:value-type="float">
            <text:p>13951.3671875</text:p>
          </table:table-cell>
          <table:table-cell table:formula="of:=IF([.$C180] &lt; [.$B$2]; POWER(10;  LOG([.$B$4]) + (LOG([.$B$5]) - LOG([.$B$4])) * ([.$C180] + 0.5) / [.$B$2]); 0)" office:value-type="float" office:value="2470.7390008489" calcext:value-type="float">
            <text:p>2470.7390008489</text:p>
          </table:table-cell>
          <table:table-cell table:formula="of:=IF([.$C180] &lt; [.$B$2]; POWER(POWER([.$B$4]; 1/[.$B$3]) + (POWER([.$B$5]; 1/[.$B$3]) - POWER([.$B$4]; 1/[.$B$3])) * ([.$C180] + 0.5) / [.$B$2]; [.$B$3]); 0)" office:value-type="float" office:value="8223.21170017177" calcext:value-type="float">
            <text:p>8223.21170017177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IF([.$C181] &lt; [.$B$2]; [.$B$4] + ([.$B$5] - [.$B$4]) * ([.$C181] + 0.5) / [.$B$2]; 0)" office:value-type="float" office:value="14029.4140625" calcext:value-type="float">
            <text:p>14029.4140625</text:p>
          </table:table-cell>
          <table:table-cell table:formula="of:=IF([.$C181] &lt; [.$B$2]; POWER(10;  LOG([.$B$4]) + (LOG([.$B$5]) - LOG([.$B$4])) * ([.$C181] + 0.5) / [.$B$2]); 0)" office:value-type="float" office:value="2538.31561049268" calcext:value-type="float">
            <text:p>2538.31561049268</text:p>
          </table:table-cell>
          <table:table-cell table:formula="of:=IF([.$C181] &lt; [.$B$2]; POWER(POWER([.$B$4]; 1/[.$B$3]) + (POWER([.$B$5]; 1/[.$B$3]) - POWER([.$B$4]; 1/[.$B$3])) * ([.$C181] + 0.5) / [.$B$2]; [.$B$3]); 0)" office:value-type="float" office:value="8335.23837400946" calcext:value-type="float">
            <text:p>8335.23837400946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IF([.$C182] &lt; [.$B$2]; [.$B$4] + ([.$B$5] - [.$B$4]) * ([.$C182] + 0.5) / [.$B$2]; 0)" office:value-type="float" office:value="14107.4609375" calcext:value-type="float">
            <text:p>14107.4609375</text:p>
          </table:table-cell>
          <table:table-cell table:formula="of:=IF([.$C182] &lt; [.$B$2]; POWER(10;  LOG([.$B$4]) + (LOG([.$B$5]) - LOG([.$B$4])) * ([.$C182] + 0.5) / [.$B$2]); 0)" office:value-type="float" office:value="2607.74049232117" calcext:value-type="float">
            <text:p>2607.74049232117</text:p>
          </table:table-cell>
          <table:table-cell table:formula="of:=IF([.$C182] &lt; [.$B$2]; POWER(POWER([.$B$4]; 1/[.$B$3]) + (POWER([.$B$5]; 1/[.$B$3]) - POWER([.$B$4]; 1/[.$B$3])) * ([.$C182] + 0.5) / [.$B$2]; [.$B$3]); 0)" office:value-type="float" office:value="8448.2249645624" calcext:value-type="float">
            <text:p>8448.2249645624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IF([.$C183] &lt; [.$B$2]; [.$B$4] + ([.$B$5] - [.$B$4]) * ([.$C183] + 0.5) / [.$B$2]; 0)" office:value-type="float" office:value="14185.5078125" calcext:value-type="float">
            <text:p>14185.5078125</text:p>
          </table:table-cell>
          <table:table-cell table:formula="of:=IF([.$C183] &lt; [.$B$2]; POWER(10;  LOG([.$B$4]) + (LOG([.$B$5]) - LOG([.$B$4])) * ([.$C183] + 0.5) / [.$B$2]); 0)" office:value-type="float" office:value="2679.06419799843" calcext:value-type="float">
            <text:p>2679.06419799843</text:p>
          </table:table-cell>
          <table:table-cell table:formula="of:=IF([.$C183] &lt; [.$B$2]; POWER(POWER([.$B$4]; 1/[.$B$3]) + (POWER([.$B$5]; 1/[.$B$3]) - POWER([.$B$4]; 1/[.$B$3])) * ([.$C183] + 0.5) / [.$B$2]; [.$B$3]); 0)" office:value-type="float" office:value="8562.17489311458" calcext:value-type="float">
            <text:p>8562.17489311458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IF([.$C184] &lt; [.$B$2]; [.$B$4] + ([.$B$5] - [.$B$4]) * ([.$C184] + 0.5) / [.$B$2]; 0)" office:value-type="float" office:value="14263.5546875" calcext:value-type="float">
            <text:p>14263.5546875</text:p>
          </table:table-cell>
          <table:table-cell table:formula="of:=IF([.$C184] &lt; [.$B$2]; POWER(10;  LOG([.$B$4]) + (LOG([.$B$5]) - LOG([.$B$4])) * ([.$C184] + 0.5) / [.$B$2]); 0)" office:value-type="float" office:value="2752.33866181535" calcext:value-type="float">
            <text:p>2752.33866181535</text:p>
          </table:table-cell>
          <table:table-cell table:formula="of:=IF([.$C184] &lt; [.$B$2]; POWER(POWER([.$B$4]; 1/[.$B$3]) + (POWER([.$B$5]; 1/[.$B$3]) - POWER([.$B$4]; 1/[.$B$3])) * ([.$C184] + 0.5) / [.$B$2]; [.$B$3]); 0)" office:value-type="float" office:value="8677.09157619098" calcext:value-type="float">
            <text:p>8677.09157619098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IF([.$C185] &lt; [.$B$2]; [.$B$4] + ([.$B$5] - [.$B$4]) * ([.$C185] + 0.5) / [.$B$2]; 0)" office:value-type="float" office:value="14341.6015625" calcext:value-type="float">
            <text:p>14341.6015625</text:p>
          </table:table-cell>
          <table:table-cell table:formula="of:=IF([.$C185] &lt; [.$B$2]; POWER(10;  LOG([.$B$4]) + (LOG([.$B$5]) - LOG([.$B$4])) * ([.$C185] + 0.5) / [.$B$2]); 0)" office:value-type="float" office:value="2827.6172385056" calcext:value-type="float">
            <text:p>2827.6172385056</text:p>
          </table:table-cell>
          <table:table-cell table:formula="of:=IF([.$C185] &lt; [.$B$2]; POWER(POWER([.$B$4]; 1/[.$B$3]) + (POWER([.$B$5]; 1/[.$B$3]) - POWER([.$B$4]; 1/[.$B$3])) * ([.$C185] + 0.5) / [.$B$2]; [.$B$3]); 0)" office:value-type="float" office:value="8792.9784255875" calcext:value-type="float">
            <text:p>8792.9784255875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IF([.$C186] &lt; [.$B$2]; [.$B$4] + ([.$B$5] - [.$B$4]) * ([.$C186] + 0.5) / [.$B$2]; 0)" office:value-type="float" office:value="14419.6484375" calcext:value-type="float">
            <text:p>14419.6484375</text:p>
          </table:table-cell>
          <table:table-cell table:formula="of:=IF([.$C186] &lt; [.$B$2]; POWER(10;  LOG([.$B$4]) + (LOG([.$B$5]) - LOG([.$B$4])) * ([.$C186] + 0.5) / [.$B$2]); 0)" office:value-type="float" office:value="2904.95474209576" calcext:value-type="float">
            <text:p>2904.95474209576</text:p>
          </table:table-cell>
          <table:table-cell table:formula="of:=IF([.$C186] &lt; [.$B$2]; POWER(POWER([.$B$4]; 1/[.$B$3]) + (POWER([.$B$5]; 1/[.$B$3]) - POWER([.$B$4]; 1/[.$B$3])) * ([.$C186] + 0.5) / [.$B$2]; [.$B$3]); 0)" office:value-type="float" office:value="8909.83884840063" calcext:value-type="float">
            <text:p>8909.83884840063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IF([.$C187] &lt; [.$B$2]; [.$B$4] + ([.$B$5] - [.$B$4]) * ([.$C187] + 0.5) / [.$B$2]; 0)" office:value-type="float" office:value="14497.6953125" calcext:value-type="float">
            <text:p>14497.6953125</text:p>
          </table:table-cell>
          <table:table-cell table:formula="of:=IF([.$C187] &lt; [.$B$2]; POWER(10;  LOG([.$B$4]) + (LOG([.$B$5]) - LOG([.$B$4])) * ([.$C187] + 0.5) / [.$B$2]); 0)" office:value-type="float" office:value="2984.40748581819" calcext:value-type="float">
            <text:p>2984.40748581819</text:p>
          </table:table-cell>
          <table:table-cell table:formula="of:=IF([.$C187] &lt; [.$B$2]; POWER(POWER([.$B$4]; 1/[.$B$3]) + (POWER([.$B$5]; 1/[.$B$3]) - POWER([.$B$4]; 1/[.$B$3])) * ([.$C187] + 0.5) / [.$B$2]; [.$B$3]); 0)" office:value-type="float" office:value="9027.67624705674" calcext:value-type="float">
            <text:p>9027.67624705674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IF([.$C188] &lt; [.$B$2]; [.$B$4] + ([.$B$5] - [.$B$4]) * ([.$C188] + 0.5) / [.$B$2]; 0)" office:value-type="float" office:value="14575.7421875" calcext:value-type="float">
            <text:p>14575.7421875</text:p>
          </table:table-cell>
          <table:table-cell table:formula="of:=IF([.$C188] &lt; [.$B$2]; POWER(10;  LOG([.$B$4]) + (LOG([.$B$5]) - LOG([.$B$4])) * ([.$C188] + 0.5) / [.$B$2]); 0)" office:value-type="float" office:value="3066.03332311538" calcext:value-type="float">
            <text:p>3066.03332311538</text:p>
          </table:table-cell>
          <table:table-cell table:formula="of:=IF([.$C188] &lt; [.$B$2]; POWER(POWER([.$B$4]; 1/[.$B$3]) + (POWER([.$B$5]; 1/[.$B$3]) - POWER([.$B$4]; 1/[.$B$3])) * ([.$C188] + 0.5) / [.$B$2]; [.$B$3]); 0)" office:value-type="float" office:value="9146.49401934107" calcext:value-type="float">
            <text:p>9146.49401934107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IF([.$C189] &lt; [.$B$2]; [.$B$4] + ([.$B$5] - [.$B$4]) * ([.$C189] + 0.5) / [.$B$2]; 0)" office:value-type="float" office:value="14653.7890625" calcext:value-type="float">
            <text:p>14653.7890625</text:p>
          </table:table-cell>
          <table:table-cell table:formula="of:=IF([.$C189] &lt; [.$B$2]; POWER(10;  LOG([.$B$4]) + (LOG([.$B$5]) - LOG([.$B$4])) * ([.$C189] + 0.5) / [.$B$2]); 0)" office:value-type="float" office:value="3149.89168976592" calcext:value-type="float">
            <text:p>3149.89168976592</text:p>
          </table:table-cell>
          <table:table-cell table:formula="of:=IF([.$C189] &lt; [.$B$2]; POWER(POWER([.$B$4]; 1/[.$B$3]) + (POWER([.$B$5]; 1/[.$B$3]) - POWER([.$B$4]; 1/[.$B$3])) * ([.$C189] + 0.5) / [.$B$2]; [.$B$3]); 0)" office:value-type="float" office:value="9266.29555842639" calcext:value-type="float">
            <text:p>9266.29555842639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IF([.$C190] &lt; [.$B$2]; [.$B$4] + ([.$B$5] - [.$B$4]) * ([.$C190] + 0.5) / [.$B$2]; 0)" office:value-type="float" office:value="14731.8359375" calcext:value-type="float">
            <text:p>14731.8359375</text:p>
          </table:table-cell>
          <table:table-cell table:formula="of:=IF([.$C190] &lt; [.$B$2]; POWER(10;  LOG([.$B$4]) + (LOG([.$B$5]) - LOG([.$B$4])) * ([.$C190] + 0.5) / [.$B$2]); 0)" office:value-type="float" office:value="3236.04364716262" calcext:value-type="float">
            <text:p>3236.04364716262</text:p>
          </table:table-cell>
          <table:table-cell table:formula="of:=IF([.$C190] &lt; [.$B$2]; POWER(POWER([.$B$4]; 1/[.$B$3]) + (POWER([.$B$5]; 1/[.$B$3]) - POWER([.$B$4]; 1/[.$B$3])) * ([.$C190] + 0.5) / [.$B$2]; [.$B$3]); 0)" office:value-type="float" office:value="9387.08425290135" calcext:value-type="float">
            <text:p>9387.08425290135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IF([.$C191] &lt; [.$B$2]; [.$B$4] + ([.$B$5] - [.$B$4]) * ([.$C191] + 0.5) / [.$B$2]; 0)" office:value-type="float" office:value="14809.8828125" calcext:value-type="float">
            <text:p>14809.8828125</text:p>
          </table:table-cell>
          <table:table-cell table:formula="of:=IF([.$C191] &lt; [.$B$2]; POWER(10;  LOG([.$B$4]) + (LOG([.$B$5]) - LOG([.$B$4])) * ([.$C191] + 0.5) / [.$B$2]); 0)" office:value-type="float" office:value="3324.55192677427" calcext:value-type="float">
            <text:p>3324.55192677427</text:p>
          </table:table-cell>
          <table:table-cell table:formula="of:=IF([.$C191] &lt; [.$B$2]; POWER(POWER([.$B$4]; 1/[.$B$3]) + (POWER([.$B$5]; 1/[.$B$3]) - POWER([.$B$4]; 1/[.$B$3])) * ([.$C191] + 0.5) / [.$B$2]; [.$B$3]); 0)" office:value-type="float" office:value="9508.86348679853" calcext:value-type="float">
            <text:p>9508.86348679853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IF([.$C192] &lt; [.$B$2]; [.$B$4] + ([.$B$5] - [.$B$4]) * ([.$C192] + 0.5) / [.$B$2]; 0)" office:value-type="float" office:value="14887.9296875" calcext:value-type="float">
            <text:p>14887.9296875</text:p>
          </table:table-cell>
          <table:table-cell table:formula="of:=IF([.$C192] &lt; [.$B$2]; POWER(10;  LOG([.$B$4]) + (LOG([.$B$5]) - LOG([.$B$4])) * ([.$C192] + 0.5) / [.$B$2]); 0)" office:value-type="float" office:value="3415.48097582353" calcext:value-type="float">
            <text:p>3415.48097582353</text:p>
          </table:table-cell>
          <table:table-cell table:formula="of:=IF([.$C192] &lt; [.$B$2]; POWER(POWER([.$B$4]; 1/[.$B$3]) + (POWER([.$B$5]; 1/[.$B$3]) - POWER([.$B$4]; 1/[.$B$3])) * ([.$C192] + 0.5) / [.$B$2]; [.$B$3]); 0)" office:value-type="float" office:value="9631.63663962217" calcext:value-type="float">
            <text:p>9631.63663962217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IF([.$C193] &lt; [.$B$2]; [.$B$4] + ([.$B$5] - [.$B$4]) * ([.$C193] + 0.5) / [.$B$2]; 0)" office:value-type="float" office:value="14965.9765625" calcext:value-type="float">
            <text:p>14965.9765625</text:p>
          </table:table-cell>
          <table:table-cell table:formula="of:=IF([.$C193] &lt; [.$B$2]; POWER(10;  LOG([.$B$4]) + (LOG([.$B$5]) - LOG([.$B$4])) * ([.$C193] + 0.5) / [.$B$2]); 0)" office:value-type="float" office:value="3508.89700421409" calcext:value-type="float">
            <text:p>3508.89700421409</text:p>
          </table:table-cell>
          <table:table-cell table:formula="of:=IF([.$C193] &lt; [.$B$2]; POWER(POWER([.$B$4]; 1/[.$B$3]) + (POWER([.$B$5]; 1/[.$B$3]) - POWER([.$B$4]; 1/[.$B$3])) * ([.$C193] + 0.5) / [.$B$2]; [.$B$3]); 0)" office:value-type="float" office:value="9755.40708637561" calcext:value-type="float">
            <text:p>9755.4070863756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IF([.$C194] &lt; [.$B$2]; [.$B$4] + ([.$B$5] - [.$B$4]) * ([.$C194] + 0.5) / [.$B$2]; 0)" office:value-type="float" office:value="15044.0234375" calcext:value-type="float">
            <text:p>15044.0234375</text:p>
          </table:table-cell>
          <table:table-cell table:formula="of:=IF([.$C194] &lt; [.$B$2]; POWER(10;  LOG([.$B$4]) + (LOG([.$B$5]) - LOG([.$B$4])) * ([.$C194] + 0.5) / [.$B$2]); 0)" office:value-type="float" office:value="3604.8680327414" calcext:value-type="float">
            <text:p>3604.8680327414</text:p>
          </table:table-cell>
          <table:table-cell table:formula="of:=IF([.$C194] &lt; [.$B$2]; POWER(POWER([.$B$4]; 1/[.$B$3]) + (POWER([.$B$5]; 1/[.$B$3]) - POWER([.$B$4]; 1/[.$B$3])) * ([.$C194] + 0.5) / [.$B$2]; [.$B$3]); 0)" office:value-type="float" office:value="9880.17819758843" calcext:value-type="float">
            <text:p>9880.17819758843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IF([.$C195] &lt; [.$B$2]; [.$B$4] + ([.$B$5] - [.$B$4]) * ([.$C195] + 0.5) / [.$B$2]; 0)" office:value-type="float" office:value="15122.0703125" calcext:value-type="float">
            <text:p>15122.0703125</text:p>
          </table:table-cell>
          <table:table-cell table:formula="of:=IF([.$C195] &lt; [.$B$2]; POWER(10;  LOG([.$B$4]) + (LOG([.$B$5]) - LOG([.$B$4])) * ([.$C195] + 0.5) / [.$B$2]); 0)" office:value-type="float" office:value="3703.46394262189" calcext:value-type="float">
            <text:p>3703.46394262189</text:p>
          </table:table-cell>
          <table:table-cell table:formula="of:=IF([.$C195] &lt; [.$B$2]; POWER(POWER([.$B$4]; 1/[.$B$3]) + (POWER([.$B$5]; 1/[.$B$3]) - POWER([.$B$4]; 1/[.$B$3])) * ([.$C195] + 0.5) / [.$B$2]; [.$B$3]); 0)" office:value-type="float" office:value="10005.9533393433" calcext:value-type="float">
            <text:p>10005.9533393433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IF([.$C196] &lt; [.$B$2]; [.$B$4] + ([.$B$5] - [.$B$4]) * ([.$C196] + 0.5) / [.$B$2]; 0)" office:value-type="float" office:value="15200.1171875" calcext:value-type="float">
            <text:p>15200.1171875</text:p>
          </table:table-cell>
          <table:table-cell table:formula="of:=IF([.$C196] &lt; [.$B$2]; POWER(10;  LOG([.$B$4]) + (LOG([.$B$5]) - LOG([.$B$4])) * ([.$C196] + 0.5) / [.$B$2]); 0)" office:value-type="float" office:value="3804.75652637695" calcext:value-type="float">
            <text:p>3804.75652637695</text:p>
          </table:table-cell>
          <table:table-cell table:formula="of:=IF([.$C196] &lt; [.$B$2]; POWER(POWER([.$B$4]; 1/[.$B$3]) + (POWER([.$B$5]; 1/[.$B$3]) - POWER([.$B$4]; 1/[.$B$3])) * ([.$C196] + 0.5) / [.$B$2]; [.$B$3]); 0)" office:value-type="float" office:value="10132.7358733027" calcext:value-type="float">
            <text:p>10132.7358733027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IF([.$C197] &lt; [.$B$2]; [.$B$4] + ([.$B$5] - [.$B$4]) * ([.$C197] + 0.5) / [.$B$2]; 0)" office:value-type="float" office:value="15278.1640625" calcext:value-type="float">
            <text:p>15278.1640625</text:p>
          </table:table-cell>
          <table:table-cell table:formula="of:=IF([.$C197] &lt; [.$B$2]; POWER(10;  LOG([.$B$4]) + (LOG([.$B$5]) - LOG([.$B$4])) * ([.$C197] + 0.5) / [.$B$2]); 0)" office:value-type="float" office:value="3908.81954010857" calcext:value-type="float">
            <text:p>3908.81954010857</text:p>
          </table:table-cell>
          <table:table-cell table:formula="of:=IF([.$C197] &lt; [.$B$2]; POWER(POWER([.$B$4]; 1/[.$B$3]) + (POWER([.$B$5]; 1/[.$B$3]) - POWER([.$B$4]; 1/[.$B$3])) * ([.$C197] + 0.5) / [.$B$2]; [.$B$3]); 0)" office:value-type="float" office:value="10260.5291567347" calcext:value-type="float">
            <text:p>10260.5291567347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IF([.$C198] &lt; [.$B$2]; [.$B$4] + ([.$B$5] - [.$B$4]) * ([.$C198] + 0.5) / [.$B$2]; 0)" office:value-type="float" office:value="15356.2109375" calcext:value-type="float">
            <text:p>15356.2109375</text:p>
          </table:table-cell>
          <table:table-cell table:formula="of:=IF([.$C198] &lt; [.$B$2]; POWER(10;  LOG([.$B$4]) + (LOG([.$B$5]) - LOG([.$B$4])) * ([.$C198] + 0.5) / [.$B$2]); 0)" office:value-type="float" office:value="4015.72875720481" calcext:value-type="float">
            <text:p>4015.72875720481</text:p>
          </table:table-cell>
          <table:table-cell table:formula="of:=IF([.$C198] &lt; [.$B$2]; POWER(POWER([.$B$4]; 1/[.$B$3]) + (POWER([.$B$5]; 1/[.$B$3]) - POWER([.$B$4]; 1/[.$B$3])) * ([.$C198] + 0.5) / [.$B$2]; [.$B$3]); 0)" office:value-type="float" office:value="10389.3365425398" calcext:value-type="float">
            <text:p>10389.3365425398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IF([.$C199] &lt; [.$B$2]; [.$B$4] + ([.$B$5] - [.$B$4]) * ([.$C199] + 0.5) / [.$B$2]; 0)" office:value-type="float" office:value="15434.2578125" calcext:value-type="float">
            <text:p>15434.2578125</text:p>
          </table:table-cell>
          <table:table-cell table:formula="of:=IF([.$C199] &lt; [.$B$2]; POWER(10;  LOG([.$B$4]) + (LOG([.$B$5]) - LOG([.$B$4])) * ([.$C199] + 0.5) / [.$B$2]); 0)" office:value-type="float" office:value="4125.56202351408" calcext:value-type="float">
            <text:p>4125.56202351408</text:p>
          </table:table-cell>
          <table:table-cell table:formula="of:=IF([.$C199] &lt; [.$B$2]; POWER(POWER([.$B$4]; 1/[.$B$3]) + (POWER([.$B$5]; 1/[.$B$3]) - POWER([.$B$4]; 1/[.$B$3])) * ([.$C199] + 0.5) / [.$B$2]; [.$B$3]); 0)" office:value-type="float" office:value="10519.1613792759" calcext:value-type="float">
            <text:p>10519.1613792759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IF([.$C200] &lt; [.$B$2]; [.$B$4] + ([.$B$5] - [.$B$4]) * ([.$C200] + 0.5) / [.$B$2]; 0)" office:value-type="float" office:value="15512.3046875" calcext:value-type="float">
            <text:p>15512.3046875</text:p>
          </table:table-cell>
          <table:table-cell table:formula="of:=IF([.$C200] &lt; [.$B$2]; POWER(10;  LOG([.$B$4]) + (LOG([.$B$5]) - LOG([.$B$4])) * ([.$C200] + 0.5) / [.$B$2]); 0)" office:value-type="float" office:value="4238.39931402855" calcext:value-type="float">
            <text:p>4238.39931402855</text:p>
          </table:table-cell>
          <table:table-cell table:formula="of:=IF([.$C200] &lt; [.$B$2]; POWER(POWER([.$B$4]; 1/[.$B$3]) + (POWER([.$B$5]; 1/[.$B$3]) - POWER([.$B$4]; 1/[.$B$3])) * ([.$C200] + 0.5) / [.$B$2]; [.$B$3]); 0)" office:value-type="float" office:value="10650.0070111841" calcext:value-type="float">
            <text:p>10650.0070111841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IF([.$C201] &lt; [.$B$2]; [.$B$4] + ([.$B$5] - [.$B$4]) * ([.$C201] + 0.5) / [.$B$2]; 0)" office:value-type="float" office:value="15590.3515625" calcext:value-type="float">
            <text:p>15590.3515625</text:p>
          </table:table-cell>
          <table:table-cell table:formula="of:=IF([.$C201] &lt; [.$B$2]; POWER(10;  LOG([.$B$4]) + (LOG([.$B$5]) - LOG([.$B$4])) * ([.$C201] + 0.5) / [.$B$2]); 0)" office:value-type="float" office:value="4354.32279111786" calcext:value-type="float">
            <text:p>4354.32279111786</text:p>
          </table:table-cell>
          <table:table-cell table:formula="of:=IF([.$C201] &lt; [.$B$2]; POWER(POWER([.$B$4]; 1/[.$B$3]) + (POWER([.$B$5]; 1/[.$B$3]) - POWER([.$B$4]; 1/[.$B$3])) * ([.$C201] + 0.5) / [.$B$2]; [.$B$3]); 0)" office:value-type="float" office:value="10781.876778214" calcext:value-type="float">
            <text:p>10781.876778214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IF([.$C202] &lt; [.$B$2]; [.$B$4] + ([.$B$5] - [.$B$4]) * ([.$C202] + 0.5) / [.$B$2]; 0)" office:value-type="float" office:value="15668.3984375" calcext:value-type="float">
            <text:p>15668.3984375</text:p>
          </table:table-cell>
          <table:table-cell table:formula="of:=IF([.$C202] &lt; [.$B$2]; POWER(10;  LOG([.$B$4]) + (LOG([.$B$5]) - LOG([.$B$4])) * ([.$C202] + 0.5) / [.$B$2]); 0)" office:value-type="float" office:value="4473.41686435557" calcext:value-type="float">
            <text:p>4473.41686435557</text:p>
          </table:table-cell>
          <table:table-cell table:formula="of:=IF([.$C202] &lt; [.$B$2]; POWER(POWER([.$B$4]; 1/[.$B$3]) + (POWER([.$B$5]; 1/[.$B$3]) - POWER([.$B$4]; 1/[.$B$3])) * ([.$C202] + 0.5) / [.$B$2]; [.$B$3]); 0)" office:value-type="float" office:value="10914.7740160484" calcext:value-type="float">
            <text:p>10914.7740160484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IF([.$C203] &lt; [.$B$2]; [.$B$4] + ([.$B$5] - [.$B$4]) * ([.$C203] + 0.5) / [.$B$2]; 0)" office:value-type="float" office:value="15746.4453125" calcext:value-type="float">
            <text:p>15746.4453125</text:p>
          </table:table-cell>
          <table:table-cell table:formula="of:=IF([.$C203] &lt; [.$B$2]; POWER(10;  LOG([.$B$4]) + (LOG([.$B$5]) - LOG([.$B$4])) * ([.$C203] + 0.5) / [.$B$2]); 0)" office:value-type="float" office:value="4595.76825198195" calcext:value-type="float">
            <text:p>4595.76825198195</text:p>
          </table:table-cell>
          <table:table-cell table:formula="of:=IF([.$C203] &lt; [.$B$2]; POWER(POWER([.$B$4]; 1/[.$B$3]) + (POWER([.$B$5]; 1/[.$B$3]) - POWER([.$B$4]; 1/[.$B$3])) * ([.$C203] + 0.5) / [.$B$2]; [.$B$3]); 0)" office:value-type="float" office:value="11048.7020561282" calcext:value-type="float">
            <text:p>11048.7020561282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IF([.$C204] &lt; [.$B$2]; [.$B$4] + ([.$B$5] - [.$B$4]) * ([.$C204] + 0.5) / [.$B$2]; 0)" office:value-type="float" office:value="15824.4921875" calcext:value-type="float">
            <text:p>15824.4921875</text:p>
          </table:table-cell>
          <table:table-cell table:formula="of:=IF([.$C204] &lt; [.$B$2]; POWER(10;  LOG([.$B$4]) + (LOG([.$B$5]) - LOG([.$B$4])) * ([.$C204] + 0.5) / [.$B$2]); 0)" office:value-type="float" office:value="4721.4660440477" calcext:value-type="float">
            <text:p>4721.4660440477</text:p>
          </table:table-cell>
          <table:table-cell table:formula="of:=IF([.$C204] &lt; [.$B$2]; POWER(POWER([.$B$4]; 1/[.$B$3]) + (POWER([.$B$5]; 1/[.$B$3]) - POWER([.$B$4]; 1/[.$B$3])) * ([.$C204] + 0.5) / [.$B$2]; [.$B$3]); 0)" office:value-type="float" office:value="11183.6642256767" calcext:value-type="float">
            <text:p>11183.6642256767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IF([.$C205] &lt; [.$B$2]; [.$B$4] + ([.$B$5] - [.$B$4]) * ([.$C205] + 0.5) / [.$B$2]; 0)" office:value-type="float" office:value="15902.5390625" calcext:value-type="float">
            <text:p>15902.5390625</text:p>
          </table:table-cell>
          <table:table-cell table:formula="of:=IF([.$C205] &lt; [.$B$2]; POWER(10;  LOG([.$B$4]) + (LOG([.$B$5]) - LOG([.$B$4])) * ([.$C205] + 0.5) / [.$B$2]); 0)" office:value-type="float" office:value="4850.6017672849" calcext:value-type="float">
            <text:p>4850.6017672849</text:p>
          </table:table-cell>
          <table:table-cell table:formula="of:=IF([.$C205] &lt; [.$B$2]; POWER(POWER([.$B$4]; 1/[.$B$3]) + (POWER([.$B$5]; 1/[.$B$3]) - POWER([.$B$4]; 1/[.$B$3])) * ([.$C205] + 0.5) / [.$B$2]; [.$B$3]); 0)" office:value-type="float" office:value="11319.6638477238" calcext:value-type="float">
            <text:p>11319.6638477238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IF([.$C206] &lt; [.$B$2]; [.$B$4] + ([.$B$5] - [.$B$4]) * ([.$C206] + 0.5) / [.$B$2]; 0)" office:value-type="float" office:value="15980.5859375" calcext:value-type="float">
            <text:p>15980.5859375</text:p>
          </table:table-cell>
          <table:table-cell table:formula="of:=IF([.$C206] &lt; [.$B$2]; POWER(10;  LOG([.$B$4]) + (LOG([.$B$5]) - LOG([.$B$4])) * ([.$C206] + 0.5) / [.$B$2]); 0)" office:value-type="float" office:value="4983.26945175202" calcext:value-type="float">
            <text:p>4983.26945175202</text:p>
          </table:table-cell>
          <table:table-cell table:formula="of:=IF([.$C206] &lt; [.$B$2]; POWER(POWER([.$B$4]; 1/[.$B$3]) + (POWER([.$B$5]; 1/[.$B$3]) - POWER([.$B$4]; 1/[.$B$3])) * ([.$C206] + 0.5) / [.$B$2]; [.$B$3]); 0)" office:value-type="float" office:value="11456.7042411298" calcext:value-type="float">
            <text:p>11456.7042411298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IF([.$C207] &lt; [.$B$2]; [.$B$4] + ([.$B$5] - [.$B$4]) * ([.$C207] + 0.5) / [.$B$2]; 0)" office:value-type="float" office:value="16058.6328125" calcext:value-type="float">
            <text:p>16058.6328125</text:p>
          </table:table-cell>
          <table:table-cell table:formula="of:=IF([.$C207] &lt; [.$B$2]; POWER(10;  LOG([.$B$4]) + (LOG([.$B$5]) - LOG([.$B$4])) * ([.$C207] + 0.5) / [.$B$2]); 0)" office:value-type="float" office:value="5119.56569930189" calcext:value-type="float">
            <text:p>5119.56569930189</text:p>
          </table:table-cell>
          <table:table-cell table:formula="of:=IF([.$C207] &lt; [.$B$2]; POWER(POWER([.$B$4]; 1/[.$B$3]) + (POWER([.$B$5]; 1/[.$B$3]) - POWER([.$B$4]; 1/[.$B$3])) * ([.$C207] + 0.5) / [.$B$2]; [.$B$3]); 0)" office:value-type="float" office:value="11594.7887206097" calcext:value-type="float">
            <text:p>11594.7887206097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IF([.$C208] &lt; [.$B$2]; [.$B$4] + ([.$B$5] - [.$B$4]) * ([.$C208] + 0.5) / [.$B$2]; 0)" office:value-type="float" office:value="16136.6796875" calcext:value-type="float">
            <text:p>16136.6796875</text:p>
          </table:table-cell>
          <table:table-cell table:formula="of:=IF([.$C208] &lt; [.$B$2]; POWER(10;  LOG([.$B$4]) + (LOG([.$B$5]) - LOG([.$B$4])) * ([.$C208] + 0.5) / [.$B$2]); 0)" office:value-type="float" office:value="5259.58975392221" calcext:value-type="float">
            <text:p>5259.58975392221</text:p>
          </table:table-cell>
          <table:table-cell table:formula="of:=IF([.$C208] &lt; [.$B$2]; POWER(POWER([.$B$4]; 1/[.$B$3]) + (POWER([.$B$5]; 1/[.$B$3]) - POWER([.$B$4]; 1/[.$B$3])) * ([.$C208] + 0.5) / [.$B$2]; [.$B$3]); 0)" office:value-type="float" office:value="11733.9205967558" calcext:value-type="float">
            <text:p>11733.9205967558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IF([.$C209] &lt; [.$B$2]; [.$B$4] + ([.$B$5] - [.$B$4]) * ([.$C209] + 0.5) / [.$B$2]; 0)" office:value-type="float" office:value="16214.7265625" calcext:value-type="float">
            <text:p>16214.7265625</text:p>
          </table:table-cell>
          <table:table-cell table:formula="of:=IF([.$C209] &lt; [.$B$2]; POWER(10;  LOG([.$B$4]) + (LOG([.$B$5]) - LOG([.$B$4])) * ([.$C209] + 0.5) / [.$B$2]); 0)" office:value-type="float" office:value="5403.44357399997" calcext:value-type="float">
            <text:p>5403.44357399997</text:p>
          </table:table-cell>
          <table:table-cell table:formula="of:=IF([.$C209] &lt; [.$B$2]; POWER(POWER([.$B$4]; 1/[.$B$3]) + (POWER([.$B$5]; 1/[.$B$3]) - POWER([.$B$4]; 1/[.$B$3])) * ([.$C209] + 0.5) / [.$B$2]; [.$B$3]); 0)" office:value-type="float" office:value="11874.1031760616" calcext:value-type="float">
            <text:p>11874.1031760616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IF([.$C210] &lt; [.$B$2]; [.$B$4] + ([.$B$5] - [.$B$4]) * ([.$C210] + 0.5) / [.$B$2]; 0)" office:value-type="float" office:value="16292.7734375" calcext:value-type="float">
            <text:p>16292.7734375</text:p>
          </table:table-cell>
          <table:table-cell table:formula="of:=IF([.$C210] &lt; [.$B$2]; POWER(10;  LOG([.$B$4]) + (LOG([.$B$5]) - LOG([.$B$4])) * ([.$C210] + 0.5) / [.$B$2]); 0)" office:value-type="float" office:value="5551.23190656239" calcext:value-type="float">
            <text:p>5551.23190656239</text:p>
          </table:table-cell>
          <table:table-cell table:formula="of:=IF([.$C210] &lt; [.$B$2]; POWER(POWER([.$B$4]; 1/[.$B$3]) + (POWER([.$B$5]; 1/[.$B$3]) - POWER([.$B$4]; 1/[.$B$3])) * ([.$C210] + 0.5) / [.$B$2]; [.$B$3]); 0)" office:value-type="float" office:value="12015.3397609442" calcext:value-type="float">
            <text:p>12015.3397609442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IF([.$C211] &lt; [.$B$2]; [.$B$4] + ([.$B$5] - [.$B$4]) * ([.$C211] + 0.5) / [.$B$2]; 0)" office:value-type="float" office:value="16370.8203125" calcext:value-type="float">
            <text:p>16370.8203125</text:p>
          </table:table-cell>
          <table:table-cell table:formula="of:=IF([.$C211] &lt; [.$B$2]; POWER(10;  LOG([.$B$4]) + (LOG([.$B$5]) - LOG([.$B$4])) * ([.$C211] + 0.5) / [.$B$2]); 0)" office:value-type="float" office:value="5703.06236354832" calcext:value-type="float">
            <text:p>5703.06236354832</text:p>
          </table:table-cell>
          <table:table-cell table:formula="of:=IF([.$C211] &lt; [.$B$2]; POWER(POWER([.$B$4]; 1/[.$B$3]) + (POWER([.$B$5]; 1/[.$B$3]) - POWER([.$B$4]; 1/[.$B$3])) * ([.$C211] + 0.5) / [.$B$2]; [.$B$3]); 0)" office:value-type="float" office:value="12157.6336497677" calcext:value-type="float">
            <text:p>12157.6336497677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IF([.$C212] &lt; [.$B$2]; [.$B$4] + ([.$B$5] - [.$B$4]) * ([.$C212] + 0.5) / [.$B$2]; 0)" office:value-type="float" office:value="16448.8671875" calcext:value-type="float">
            <text:p>16448.8671875</text:p>
          </table:table-cell>
          <table:table-cell table:formula="of:=IF([.$C212] &lt; [.$B$2]; POWER(10;  LOG([.$B$4]) + (LOG([.$B$5]) - LOG([.$B$4])) * ([.$C212] + 0.5) / [.$B$2]); 0)" office:value-type="float" office:value="5859.04550016584" calcext:value-type="float">
            <text:p>5859.04550016584</text:p>
          </table:table-cell>
          <table:table-cell table:formula="of:=IF([.$C212] &lt; [.$B$2]; POWER(POWER([.$B$4]; 1/[.$B$3]) + (POWER([.$B$5]; 1/[.$B$3]) - POWER([.$B$4]; 1/[.$B$3])) * ([.$C212] + 0.5) / [.$B$2]; [.$B$3]); 0)" office:value-type="float" office:value="12300.9881368654" calcext:value-type="float">
            <text:p>12300.9881368654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IF([.$C213] &lt; [.$B$2]; [.$B$4] + ([.$B$5] - [.$B$4]) * ([.$C213] + 0.5) / [.$B$2]; 0)" office:value-type="float" office:value="16526.9140625" calcext:value-type="float">
            <text:p>16526.9140625</text:p>
          </table:table-cell>
          <table:table-cell table:formula="of:=IF([.$C213] &lt; [.$B$2]; POWER(10;  LOG([.$B$4]) + (LOG([.$B$5]) - LOG([.$B$4])) * ([.$C213] + 0.5) / [.$B$2]); 0)" office:value-type="float" office:value="6019.29489539286" calcext:value-type="float">
            <text:p>6019.29489539286</text:p>
          </table:table-cell>
          <table:table-cell table:formula="of:=IF([.$C213] &lt; [.$B$2]; POWER(POWER([.$B$4]; 1/[.$B$3]) + (POWER([.$B$5]; 1/[.$B$3]) - POWER([.$B$4]; 1/[.$B$3])) * ([.$C213] + 0.5) / [.$B$2]; [.$B$3]); 0)" office:value-type="float" office:value="12445.4065125619" calcext:value-type="float">
            <text:p>12445.4065125619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IF([.$C214] &lt; [.$B$2]; [.$B$4] + ([.$B$5] - [.$B$4]) * ([.$C214] + 0.5) / [.$B$2]; 0)" office:value-type="float" office:value="16604.9609375" calcext:value-type="float">
            <text:p>16604.9609375</text:p>
          </table:table-cell>
          <table:table-cell table:formula="of:=IF([.$C214] &lt; [.$B$2]; POWER(10;  LOG([.$B$4]) + (LOG([.$B$5]) - LOG([.$B$4])) * ([.$C214] + 0.5) / [.$B$2]); 0)" office:value-type="float" office:value="6183.92723467961" calcext:value-type="float">
            <text:p>6183.92723467961</text:p>
          </table:table-cell>
          <table:table-cell table:formula="of:=IF([.$C214] &lt; [.$B$2]; POWER(POWER([.$B$4]; 1/[.$B$3]) + (POWER([.$B$5]; 1/[.$B$3]) - POWER([.$B$4]; 1/[.$B$3])) * ([.$C214] + 0.5) / [.$B$2]; [.$B$3]); 0)" office:value-type="float" office:value="12590.8920631957" calcext:value-type="float">
            <text:p>12590.8920631957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IF([.$C215] &lt; [.$B$2]; [.$B$4] + ([.$B$5] - [.$B$4]) * ([.$C215] + 0.5) / [.$B$2]; 0)" office:value-type="float" office:value="16683.0078125" calcext:value-type="float">
            <text:p>16683.0078125</text:p>
          </table:table-cell>
          <table:table-cell table:formula="of:=IF([.$C215] &lt; [.$B$2]; POWER(10;  LOG([.$B$4]) + (LOG([.$B$5]) - LOG([.$B$4])) * ([.$C215] + 0.5) / [.$B$2]); 0)" office:value-type="float" office:value="6353.062394913" calcext:value-type="float">
            <text:p>6353.062394913</text:p>
          </table:table-cell>
          <table:table-cell table:formula="of:=IF([.$C215] &lt; [.$B$2]; POWER(POWER([.$B$4]; 1/[.$B$3]) + (POWER([.$B$5]; 1/[.$B$3]) - POWER([.$B$4]; 1/[.$B$3])) * ([.$C215] + 0.5) / [.$B$2]; [.$B$3]); 0)" office:value-type="float" office:value="12737.4480711406" calcext:value-type="float">
            <text:p>12737.4480711406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IF([.$C216] &lt; [.$B$2]; [.$B$4] + ([.$B$5] - [.$B$4]) * ([.$C216] + 0.5) / [.$B$2]; 0)" office:value-type="float" office:value="16761.0546875" calcext:value-type="float">
            <text:p>16761.0546875</text:p>
          </table:table-cell>
          <table:table-cell table:formula="of:=IF([.$C216] &lt; [.$B$2]; POWER(10;  LOG([.$B$4]) + (LOG([.$B$5]) - LOG([.$B$4])) * ([.$C216] + 0.5) / [.$B$2]); 0)" office:value-type="float" office:value="6526.82353170491" calcext:value-type="float">
            <text:p>6526.82353170491</text:p>
          </table:table-cell>
          <table:table-cell table:formula="of:=IF([.$C216] &lt; [.$B$2]; POWER(POWER([.$B$4]; 1/[.$B$3]) + (POWER([.$B$5]; 1/[.$B$3]) - POWER([.$B$4]; 1/[.$B$3])) * ([.$C216] + 0.5) / [.$B$2]; [.$B$3]); 0)" office:value-type="float" office:value="12885.0778148277" calcext:value-type="float">
            <text:p>12885.0778148277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IF([.$C217] &lt; [.$B$2]; [.$B$4] + ([.$B$5] - [.$B$4]) * ([.$C217] + 0.5) / [.$B$2]; 0)" office:value-type="float" office:value="16839.1015625" calcext:value-type="float">
            <text:p>16839.1015625</text:p>
          </table:table-cell>
          <table:table-cell table:formula="of:=IF([.$C217] &lt; [.$B$2]; POWER(10;  LOG([.$B$4]) + (LOG([.$B$5]) - LOG([.$B$4])) * ([.$C217] + 0.5) / [.$B$2]); 0)" office:value-type="float" office:value="6705.33716906779" calcext:value-type="float">
            <text:p>6705.33716906779</text:p>
          </table:table-cell>
          <table:table-cell table:formula="of:=IF([.$C217] &lt; [.$B$2]; POWER(POWER([.$B$4]; 1/[.$B$3]) + (POWER([.$B$5]; 1/[.$B$3]) - POWER([.$B$4]; 1/[.$B$3])) * ([.$C217] + 0.5) / [.$B$2]; [.$B$3]); 0)" office:value-type="float" office:value="13033.7845687668" calcext:value-type="float">
            <text:p>13033.7845687668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IF([.$C218] &lt; [.$B$2]; [.$B$4] + ([.$B$5] - [.$B$4]) * ([.$C218] + 0.5) / [.$B$2]; 0)" office:value-type="float" office:value="16917.1484375" calcext:value-type="float">
            <text:p>16917.1484375</text:p>
          </table:table-cell>
          <table:table-cell table:formula="of:=IF([.$C218] &lt; [.$B$2]; POWER(10;  LOG([.$B$4]) + (LOG([.$B$5]) - LOG([.$B$4])) * ([.$C218] + 0.5) / [.$B$2]); 0)" office:value-type="float" office:value="6888.73329154303" calcext:value-type="float">
            <text:p>6888.73329154303</text:p>
          </table:table-cell>
          <table:table-cell table:formula="of:=IF([.$C218] &lt; [.$B$2]; POWER(POWER([.$B$4]; 1/[.$B$3]) + (POWER([.$B$5]; 1/[.$B$3]) - POWER([.$B$4]; 1/[.$B$3])) * ([.$C218] + 0.5) / [.$B$2]; [.$B$3]); 0)" office:value-type="float" office:value="13183.5716035674" calcext:value-type="float">
            <text:p>13183.5716035674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IF([.$C219] &lt; [.$B$2]; [.$B$4] + ([.$B$5] - [.$B$4]) * ([.$C219] + 0.5) / [.$B$2]; 0)" office:value-type="float" office:value="16995.1953125" calcext:value-type="float">
            <text:p>16995.1953125</text:p>
          </table:table-cell>
          <table:table-cell table:formula="of:=IF([.$C219] &lt; [.$B$2]; POWER(10;  LOG([.$B$4]) + (LOG([.$B$5]) - LOG([.$B$4])) * ([.$C219] + 0.5) / [.$B$2]); 0)" office:value-type="float" office:value="7077.14543884906" calcext:value-type="float">
            <text:p>7077.14543884906</text:p>
          </table:table-cell>
          <table:table-cell table:formula="of:=IF([.$C219] &lt; [.$B$2]; POWER(POWER([.$B$4]; 1/[.$B$3]) + (POWER([.$B$5]; 1/[.$B$3]) - POWER([.$B$4]; 1/[.$B$3])) * ([.$C219] + 0.5) / [.$B$2]; [.$B$3]); 0)" office:value-type="float" office:value="13334.4421859601" calcext:value-type="float">
            <text:p>13334.4421859601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IF([.$C220] &lt; [.$B$2]; [.$B$4] + ([.$B$5] - [.$B$4]) * ([.$C220] + 0.5) / [.$B$2]; 0)" office:value-type="float" office:value="17073.2421875" calcext:value-type="float">
            <text:p>17073.2421875</text:p>
          </table:table-cell>
          <table:table-cell table:formula="of:=IF([.$C220] &lt; [.$B$2]; POWER(10;  LOG([.$B$4]) + (LOG([.$B$5]) - LOG([.$B$4])) * ([.$C220] + 0.5) / [.$B$2]); 0)" office:value-type="float" office:value="7270.71080311823" calcext:value-type="float">
            <text:p>7270.71080311823</text:p>
          </table:table-cell>
          <table:table-cell table:formula="of:=IF([.$C220] &lt; [.$B$2]; POWER(POWER([.$B$4]; 1/[.$B$3]) + (POWER([.$B$5]; 1/[.$B$3]) - POWER([.$B$4]; 1/[.$B$3])) * ([.$C220] + 0.5) / [.$B$2]; [.$B$3]); 0)" office:value-type="float" office:value="13486.399578817" calcext:value-type="float">
            <text:p>13486.399578817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IF([.$C221] &lt; [.$B$2]; [.$B$4] + ([.$B$5] - [.$B$4]) * ([.$C221] + 0.5) / [.$B$2]; 0)" office:value-type="float" office:value="17151.2890625" calcext:value-type="float">
            <text:p>17151.2890625</text:p>
          </table:table-cell>
          <table:table-cell table:formula="of:=IF([.$C221] &lt; [.$B$2]; POWER(10;  LOG([.$B$4]) + (LOG([.$B$5]) - LOG([.$B$4])) * ([.$C221] + 0.5) / [.$B$2]); 0)" office:value-type="float" office:value="7469.57032879307" calcext:value-type="float">
            <text:p>7469.57032879307</text:p>
          </table:table-cell>
          <table:table-cell table:formula="of:=IF([.$C221] &lt; [.$B$2]; POWER(POWER([.$B$4]; 1/[.$B$3]) + (POWER([.$B$5]; 1/[.$B$3]) - POWER([.$B$4]; 1/[.$B$3])) * ([.$C221] + 0.5) / [.$B$2]; [.$B$3]); 0)" office:value-type="float" office:value="13639.4470411731" calcext:value-type="float">
            <text:p>13639.4470411731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IF([.$C222] &lt; [.$B$2]; [.$B$4] + ([.$B$5] - [.$B$4]) * ([.$C222] + 0.5) / [.$B$2]; 0)" office:value-type="float" office:value="17229.3359375" calcext:value-type="float">
            <text:p>17229.3359375</text:p>
          </table:table-cell>
          <table:table-cell table:formula="of:=IF([.$C222] &lt; [.$B$2]; POWER(10;  LOG([.$B$4]) + (LOG([.$B$5]) - LOG([.$B$4])) * ([.$C222] + 0.5) / [.$B$2]); 0)" office:value-type="float" office:value="7673.86881525488" calcext:value-type="float">
            <text:p>7673.86881525488</text:p>
          </table:table-cell>
          <table:table-cell table:formula="of:=IF([.$C222] &lt; [.$B$2]; POWER(POWER([.$B$4]; 1/[.$B$3]) + (POWER([.$B$5]; 1/[.$B$3]) - POWER([.$B$4]; 1/[.$B$3])) * ([.$C222] + 0.5) / [.$B$2]; [.$B$3]); 0)" office:value-type="float" office:value="13793.5878282457" calcext:value-type="float">
            <text:p>13793.5878282457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IF([.$C223] &lt; [.$B$2]; [.$B$4] + ([.$B$5] - [.$B$4]) * ([.$C223] + 0.5) / [.$B$2]; 0)" office:value-type="float" office:value="17307.3828125" calcext:value-type="float">
            <text:p>17307.3828125</text:p>
          </table:table-cell>
          <table:table-cell table:formula="of:=IF([.$C223] &lt; [.$B$2]; POWER(10;  LOG([.$B$4]) + (LOG([.$B$5]) - LOG([.$B$4])) * ([.$C223] + 0.5) / [.$B$2]); 0)" office:value-type="float" office:value="7883.7550222593" calcext:value-type="float">
            <text:p>7883.7550222593</text:p>
          </table:table-cell>
          <table:table-cell table:formula="of:=IF([.$C223] &lt; [.$B$2]; POWER(POWER([.$B$4]; 1/[.$B$3]) + (POWER([.$B$5]; 1/[.$B$3]) - POWER([.$B$4]; 1/[.$B$3])) * ([.$C223] + 0.5) / [.$B$2]; [.$B$3]); 0)" office:value-type="float" office:value="13948.8251914557" calcext:value-type="float">
            <text:p>13948.8251914557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IF([.$C224] &lt; [.$B$2]; [.$B$4] + ([.$B$5] - [.$B$4]) * ([.$C224] + 0.5) / [.$B$2]; 0)" office:value-type="float" office:value="17385.4296875" calcext:value-type="float">
            <text:p>17385.4296875</text:p>
          </table:table-cell>
          <table:table-cell table:formula="of:=IF([.$C224] &lt; [.$B$2]; POWER(10;  LOG([.$B$4]) + (LOG([.$B$5]) - LOG([.$B$4])) * ([.$C224] + 0.5) / [.$B$2]); 0)" office:value-type="float" office:value="8099.38177825553" calcext:value-type="float">
            <text:p>8099.38177825553</text:p>
          </table:table-cell>
          <table:table-cell table:formula="of:=IF([.$C224] &lt; [.$B$2]; POWER(POWER([.$B$4]; 1/[.$B$3]) + (POWER([.$B$5]; 1/[.$B$3]) - POWER([.$B$4]; 1/[.$B$3])) * ([.$C224] + 0.5) / [.$B$2]; [.$B$3]); 0)" office:value-type="float" office:value="14105.1623784469" calcext:value-type="float">
            <text:p>14105.1623784469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IF([.$C225] &lt; [.$B$2]; [.$B$4] + ([.$B$5] - [.$B$4]) * ([.$C225] + 0.5) / [.$B$2]; 0)" office:value-type="float" office:value="17463.4765625" calcext:value-type="float">
            <text:p>17463.4765625</text:p>
          </table:table-cell>
          <table:table-cell table:formula="of:=IF([.$C225] &lt; [.$B$2]; POWER(10;  LOG([.$B$4]) + (LOG([.$B$5]) - LOG([.$B$4])) * ([.$C225] + 0.5) / [.$B$2]); 0)" office:value-type="float" office:value="8320.90609166826" calcext:value-type="float">
            <text:p>8320.90609166826</text:p>
          </table:table-cell>
          <table:table-cell table:formula="of:=IF([.$C225] &lt; [.$B$2]; POWER(POWER([.$B$4]; 1/[.$B$3]) + (POWER([.$B$5]; 1/[.$B$3]) - POWER([.$B$4]; 1/[.$B$3])) * ([.$C225] + 0.5) / [.$B$2]; [.$B$3]); 0)" office:value-type="float" office:value="14262.6026331063" calcext:value-type="float">
            <text:p>14262.6026331063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IF([.$C226] &lt; [.$B$2]; [.$B$4] + ([.$B$5] - [.$B$4]) * ([.$C226] + 0.5) / [.$B$2]; 0)" office:value-type="float" office:value="17541.5234375" calcext:value-type="float">
            <text:p>17541.5234375</text:p>
          </table:table-cell>
          <table:table-cell table:formula="of:=IF([.$C226] &lt; [.$B$2]; POWER(10;  LOG([.$B$4]) + (LOG([.$B$5]) - LOG([.$B$4])) * ([.$C226] + 0.5) / [.$B$2]); 0)" office:value-type="float" office:value="8548.48926522322" calcext:value-type="float">
            <text:p>8548.48926522322</text:p>
          </table:table-cell>
          <table:table-cell table:formula="of:=IF([.$C226] &lt; [.$B$2]; POWER(POWER([.$B$4]; 1/[.$B$3]) + (POWER([.$B$5]; 1/[.$B$3]) - POWER([.$B$4]; 1/[.$B$3])) * ([.$C226] + 0.5) / [.$B$2]; [.$B$3]); 0)" office:value-type="float" office:value="14421.1491955837" calcext:value-type="float">
            <text:p>14421.1491955837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IF([.$C227] &lt; [.$B$2]; [.$B$4] + ([.$B$5] - [.$B$4]) * ([.$C227] + 0.5) / [.$B$2]; 0)" office:value-type="float" office:value="17619.5703125" calcext:value-type="float">
            <text:p>17619.5703125</text:p>
          </table:table-cell>
          <table:table-cell table:formula="of:=IF([.$C227] &lt; [.$B$2]; POWER(10;  LOG([.$B$4]) + (LOG([.$B$5]) - LOG([.$B$4])) * ([.$C227] + 0.5) / [.$B$2]); 0)" office:value-type="float" office:value="8782.2970133996" calcext:value-type="float">
            <text:p>8782.2970133996</text:p>
          </table:table-cell>
          <table:table-cell table:formula="of:=IF([.$C227] &lt; [.$B$2]; POWER(POWER([.$B$4]; 1/[.$B$3]) + (POWER([.$B$5]; 1/[.$B$3]) - POWER([.$B$4]; 1/[.$B$3])) * ([.$C227] + 0.5) / [.$B$2]; [.$B$3]); 0)" office:value-type="float" office:value="14580.8053023109" calcext:value-type="float">
            <text:p>14580.8053023109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IF([.$C228] &lt; [.$B$2]; [.$B$4] + ([.$B$5] - [.$B$4]) * ([.$C228] + 0.5) / [.$B$2]; 0)" office:value-type="float" office:value="17697.6171875" calcext:value-type="float">
            <text:p>17697.6171875</text:p>
          </table:table-cell>
          <table:table-cell table:formula="of:=IF([.$C228] &lt; [.$B$2]; POWER(10;  LOG([.$B$4]) + (LOG([.$B$5]) - LOG([.$B$4])) * ([.$C228] + 0.5) / [.$B$2]); 0)" office:value-type="float" office:value="9022.49958309487" calcext:value-type="float">
            <text:p>9022.49958309487</text:p>
          </table:table-cell>
          <table:table-cell table:formula="of:=IF([.$C228] &lt; [.$B$2]; POWER(POWER([.$B$4]; 1/[.$B$3]) + (POWER([.$B$5]; 1/[.$B$3]) - POWER([.$B$4]; 1/[.$B$3])) * ([.$C228] + 0.5) / [.$B$2]; [.$B$3]); 0)" office:value-type="float" office:value="14741.5741860217" calcext:value-type="float">
            <text:p>14741.5741860217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IF([.$C229] &lt; [.$B$2]; [.$B$4] + ([.$B$5] - [.$B$4]) * ([.$C229] + 0.5) / [.$B$2]; 0)" office:value-type="float" office:value="17775.6640625" calcext:value-type="float">
            <text:p>17775.6640625</text:p>
          </table:table-cell>
          <table:table-cell table:formula="of:=IF([.$C229] &lt; [.$B$2]; POWER(10;  LOG([.$B$4]) + (LOG([.$B$5]) - LOG([.$B$4])) * ([.$C229] + 0.5) / [.$B$2]); 0)" office:value-type="float" office:value="9269.27187758996" calcext:value-type="float">
            <text:p>9269.27187758996</text:p>
          </table:table-cell>
          <table:table-cell table:formula="of:=IF([.$C229] &lt; [.$B$2]; POWER(POWER([.$B$4]; 1/[.$B$3]) + (POWER([.$B$5]; 1/[.$B$3]) - POWER([.$B$4]; 1/[.$B$3])) * ([.$C229] + 0.5) / [.$B$2]; [.$B$3]); 0)" office:value-type="float" office:value="14903.4590757703" calcext:value-type="float">
            <text:p>14903.4590757703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IF([.$C230] &lt; [.$B$2]; [.$B$4] + ([.$B$5] - [.$B$4]) * ([.$C230] + 0.5) / [.$B$2]; 0)" office:value-type="float" office:value="17853.7109375" calcext:value-type="float">
            <text:p>17853.7109375</text:p>
          </table:table-cell>
          <table:table-cell table:formula="of:=IF([.$C230] &lt; [.$B$2]; POWER(10;  LOG([.$B$4]) + (LOG([.$B$5]) - LOG([.$B$4])) * ([.$C230] + 0.5) / [.$B$2]); 0)" office:value-type="float" office:value="9522.79358390485" calcext:value-type="float">
            <text:p>9522.79358390485</text:p>
          </table:table-cell>
          <table:table-cell table:formula="of:=IF([.$C230] &lt; [.$B$2]; POWER(POWER([.$B$4]; 1/[.$B$3]) + (POWER([.$B$5]; 1/[.$B$3]) - POWER([.$B$4]; 1/[.$B$3])) * ([.$C230] + 0.5) / [.$B$2]; [.$B$3]); 0)" office:value-type="float" office:value="15066.4631969509" calcext:value-type="float">
            <text:p>15066.4631969509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IF([.$C231] &lt; [.$B$2]; [.$B$4] + ([.$B$5] - [.$B$4]) * ([.$C231] + 0.5) / [.$B$2]; 0)" office:value-type="float" office:value="17931.7578125" calcext:value-type="float">
            <text:p>17931.7578125</text:p>
          </table:table-cell>
          <table:table-cell table:formula="of:=IF([.$C231] &lt; [.$B$2]; POWER(10;  LOG([.$B$4]) + (LOG([.$B$5]) - LOG([.$B$4])) * ([.$C231] + 0.5) / [.$B$2]); 0)" office:value-type="float" office:value="9783.24930363758" calcext:value-type="float">
            <text:p>9783.24930363758</text:p>
          </table:table-cell>
          <table:table-cell table:formula="of:=IF([.$C231] &lt; [.$B$2]; POWER(POWER([.$B$4]; 1/[.$B$3]) + (POWER([.$B$5]; 1/[.$B$3]) - POWER([.$B$4]; 1/[.$B$3])) * ([.$C231] + 0.5) / [.$B$2]; [.$B$3]); 0)" office:value-type="float" office:value="15230.589771316" calcext:value-type="float">
            <text:p>15230.589771316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IF([.$C232] &lt; [.$B$2]; [.$B$4] + ([.$B$5] - [.$B$4]) * ([.$C232] + 0.5) / [.$B$2]; 0)" office:value-type="float" office:value="18009.8046875" calcext:value-type="float">
            <text:p>18009.8046875</text:p>
          </table:table-cell>
          <table:table-cell table:formula="of:=IF([.$C232] &lt; [.$B$2]; POWER(10;  LOG([.$B$4]) + (LOG([.$B$5]) - LOG([.$B$4])) * ([.$C232] + 0.5) / [.$B$2]); 0)" office:value-type="float" office:value="10050.8286873817" calcext:value-type="float">
            <text:p>10050.8286873817</text:p>
          </table:table-cell>
          <table:table-cell table:formula="of:=IF([.$C232] &lt; [.$B$2]; POWER(POWER([.$B$4]; 1/[.$B$3]) + (POWER([.$B$5]; 1/[.$B$3]) - POWER([.$B$4]; 1/[.$B$3])) * ([.$C232] + 0.5) / [.$B$2]; [.$B$3]); 0)" office:value-type="float" office:value="15395.8420169954" calcext:value-type="float">
            <text:p>15395.8420169954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IF([.$C233] &lt; [.$B$2]; [.$B$4] + ([.$B$5] - [.$B$4]) * ([.$C233] + 0.5) / [.$B$2]; 0)" office:value-type="float" office:value="18087.8515625" calcext:value-type="float">
            <text:p>18087.8515625</text:p>
          </table:table-cell>
          <table:table-cell table:formula="of:=IF([.$C233] &lt; [.$B$2]; POWER(10;  LOG([.$B$4]) + (LOG([.$B$5]) - LOG([.$B$4])) * ([.$C233] + 0.5) / [.$B$2]); 0)" office:value-type="float" office:value="10325.7265728202" calcext:value-type="float">
            <text:p>10325.7265728202</text:p>
          </table:table-cell>
          <table:table-cell table:formula="of:=IF([.$C233] &lt; [.$B$2]; POWER(POWER([.$B$4]; 1/[.$B$3]) + (POWER([.$B$5]; 1/[.$B$3]) - POWER([.$B$4]; 1/[.$B$3])) * ([.$C233] + 0.5) / [.$B$2]; [.$B$3]); 0)" office:value-type="float" office:value="15562.2231485144" calcext:value-type="float">
            <text:p>15562.2231485144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IF([.$C234] &lt; [.$B$2]; [.$B$4] + ([.$B$5] - [.$B$4]) * ([.$C234] + 0.5) / [.$B$2]; 0)" office:value-type="float" office:value="18165.8984375" calcext:value-type="float">
            <text:p>18165.8984375</text:p>
          </table:table-cell>
          <table:table-cell table:formula="of:=IF([.$C234] &lt; [.$B$2]; POWER(10;  LOG([.$B$4]) + (LOG([.$B$5]) - LOG([.$B$4])) * ([.$C234] + 0.5) / [.$B$2]); 0)" office:value-type="float" office:value="10608.1431265962" calcext:value-type="float">
            <text:p>10608.1431265962</text:p>
          </table:table-cell>
          <table:table-cell table:formula="of:=IF([.$C234] &lt; [.$B$2]; POWER(POWER([.$B$4]; 1/[.$B$3]) + (POWER([.$B$5]; 1/[.$B$3]) - POWER([.$B$4]; 1/[.$B$3])) * ([.$C234] + 0.5) / [.$B$2]; [.$B$3]); 0)" office:value-type="float" office:value="15729.7363768123" calcext:value-type="float">
            <text:p>15729.7363768123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IF([.$C235] &lt; [.$B$2]; [.$B$4] + ([.$B$5] - [.$B$4]) * ([.$C235] + 0.5) / [.$B$2]; 0)" office:value-type="float" office:value="18243.9453125" calcext:value-type="float">
            <text:p>18243.9453125</text:p>
          </table:table-cell>
          <table:table-cell table:formula="of:=IF([.$C235] &lt; [.$B$2]; POWER(10;  LOG([.$B$4]) + (LOG([.$B$5]) - LOG([.$B$4])) * ([.$C235] + 0.5) / [.$B$2]); 0)" office:value-type="float" office:value="10898.2839900646" calcext:value-type="float">
            <text:p>10898.2839900646</text:p>
          </table:table-cell>
          <table:table-cell table:formula="of:=IF([.$C235] &lt; [.$B$2]; POWER(POWER([.$B$4]; 1/[.$B$3]) + (POWER([.$B$5]; 1/[.$B$3]) - POWER([.$B$4]; 1/[.$B$3])) * ([.$C235] + 0.5) / [.$B$2]; [.$B$3]); 0)" office:value-type="float" office:value="15898.3849092605" calcext:value-type="float">
            <text:p>15898.3849092605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IF([.$C236] &lt; [.$B$2]; [.$B$4] + ([.$B$5] - [.$B$4]) * ([.$C236] + 0.5) / [.$B$2]; 0)" office:value-type="float" office:value="18321.9921875" calcext:value-type="float">
            <text:p>18321.9921875</text:p>
          </table:table-cell>
          <table:table-cell table:formula="of:=IF([.$C236] &lt; [.$B$2]; POWER(10;  LOG([.$B$4]) + (LOG([.$B$5]) - LOG([.$B$4])) * ([.$C236] + 0.5) / [.$B$2]); 0)" office:value-type="float" office:value="11196.3604290291" calcext:value-type="float">
            <text:p>11196.3604290291</text:p>
          </table:table-cell>
          <table:table-cell table:formula="of:=IF([.$C236] &lt; [.$B$2]; POWER(POWER([.$B$4]; 1/[.$B$3]) + (POWER([.$B$5]; 1/[.$B$3]) - POWER([.$B$4]; 1/[.$B$3])) * ([.$C236] + 0.5) / [.$B$2]; [.$B$3]); 0)" office:value-type="float" office:value="16068.1719496803" calcext:value-type="float">
            <text:p>16068.1719496803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IF([.$C237] &lt; [.$B$2]; [.$B$4] + ([.$B$5] - [.$B$4]) * ([.$C237] + 0.5) / [.$B$2]; 0)" office:value-type="float" office:value="18400.0390625" calcext:value-type="float">
            <text:p>18400.0390625</text:p>
          </table:table-cell>
          <table:table-cell table:formula="of:=IF([.$C237] &lt; [.$B$2]; POWER(10;  LOG([.$B$4]) + (LOG([.$B$5]) - LOG([.$B$4])) * ([.$C237] + 0.5) / [.$B$2]); 0)" office:value-type="float" office:value="11502.5894875754" calcext:value-type="float">
            <text:p>11502.5894875754</text:p>
          </table:table-cell>
          <table:table-cell table:formula="of:=IF([.$C237] &lt; [.$B$2]; POWER(POWER([.$B$4]; 1/[.$B$3]) + (POWER([.$B$5]; 1/[.$B$3]) - POWER([.$B$4]; 1/[.$B$3])) * ([.$C237] + 0.5) / [.$B$2]; [.$B$3]); 0)" office:value-type="float" office:value="16239.1006983609" calcext:value-type="float">
            <text:p>16239.1006983609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IF([.$C238] &lt; [.$B$2]; [.$B$4] + ([.$B$5] - [.$B$4]) * ([.$C238] + 0.5) / [.$B$2]; 0)" office:value-type="float" office:value="18478.0859375" calcext:value-type="float">
            <text:p>18478.0859375</text:p>
          </table:table-cell>
          <table:table-cell table:formula="of:=IF([.$C238] &lt; [.$B$2]; POWER(10;  LOG([.$B$4]) + (LOG([.$B$5]) - LOG([.$B$4])) * ([.$C238] + 0.5) / [.$B$2]); 0)" office:value-type="float" office:value="11817.1941461117" calcext:value-type="float">
            <text:p>11817.1941461117</text:p>
          </table:table-cell>
          <table:table-cell table:formula="of:=IF([.$C238] &lt; [.$B$2]; POWER(POWER([.$B$4]; 1/[.$B$3]) + (POWER([.$B$5]; 1/[.$B$3]) - POWER([.$B$4]; 1/[.$B$3])) * ([.$C238] + 0.5) / [.$B$2]; [.$B$3]); 0)" office:value-type="float" office:value="16411.1743520767" calcext:value-type="float">
            <text:p>16411.1743520767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IF([.$C239] &lt; [.$B$2]; [.$B$4] + ([.$B$5] - [.$B$4]) * ([.$C239] + 0.5) / [.$B$2]; 0)" office:value-type="float" office:value="18556.1328125" calcext:value-type="float">
            <text:p>18556.1328125</text:p>
          </table:table-cell>
          <table:table-cell table:formula="of:=IF([.$C239] &lt; [.$B$2]; POWER(10;  LOG([.$B$4]) + (LOG([.$B$5]) - LOG([.$B$4])) * ([.$C239] + 0.5) / [.$B$2]); 0)" office:value-type="float" office:value="12140.4034837318" calcext:value-type="float">
            <text:p>12140.4034837318</text:p>
          </table:table-cell>
          <table:table-cell table:formula="of:=IF([.$C239] &lt; [.$B$2]; POWER(POWER([.$B$4]; 1/[.$B$3]) + (POWER([.$B$5]; 1/[.$B$3]) - POWER([.$B$4]; 1/[.$B$3])) * ([.$C239] + 0.5) / [.$B$2]; [.$B$3]); 0)" office:value-type="float" office:value="16584.3961041054" calcext:value-type="float">
            <text:p>16584.3961041054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IF([.$C240] &lt; [.$B$2]; [.$B$4] + ([.$B$5] - [.$B$4]) * ([.$C240] + 0.5) / [.$B$2]; 0)" office:value-type="float" office:value="18634.1796875" calcext:value-type="float">
            <text:p>18634.1796875</text:p>
          </table:table-cell>
          <table:table-cell table:formula="of:=IF([.$C240] &lt; [.$B$2]; POWER(10;  LOG([.$B$4]) + (LOG([.$B$5]) - LOG([.$B$4])) * ([.$C240] + 0.5) / [.$B$2]); 0)" office:value-type="float" office:value="12472.4528450186" calcext:value-type="float">
            <text:p>12472.4528450186</text:p>
          </table:table-cell>
          <table:table-cell table:formula="of:=IF([.$C240] &lt; [.$B$2]; POWER(POWER([.$B$4]; 1/[.$B$3]) + (POWER([.$B$5]; 1/[.$B$3]) - POWER([.$B$4]; 1/[.$B$3])) * ([.$C240] + 0.5) / [.$B$2]; [.$B$3]); 0)" office:value-type="float" office:value="16758.769144245" calcext:value-type="float">
            <text:p>16758.769144245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IF([.$C241] &lt; [.$B$2]; [.$B$4] + ([.$B$5] - [.$B$4]) * ([.$C241] + 0.5) / [.$B$2]; 0)" office:value-type="float" office:value="18712.2265625" calcext:value-type="float">
            <text:p>18712.2265625</text:p>
          </table:table-cell>
          <table:table-cell table:formula="of:=IF([.$C241] &lt; [.$B$2]; POWER(10;  LOG([.$B$4]) + (LOG([.$B$5]) - LOG([.$B$4])) * ([.$C241] + 0.5) / [.$B$2]); 0)" office:value-type="float" office:value="12813.58401141" calcext:value-type="float">
            <text:p>12813.58401141</text:p>
          </table:table-cell>
          <table:table-cell table:formula="of:=IF([.$C241] &lt; [.$B$2]; POWER(POWER([.$B$4]; 1/[.$B$3]) + (POWER([.$B$5]; 1/[.$B$3]) - POWER([.$B$4]; 1/[.$B$3])) * ([.$C241] + 0.5) / [.$B$2]; [.$B$3]); 0)" office:value-type="float" office:value="16934.2966588305" calcext:value-type="float">
            <text:p>16934.2966588305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IF([.$C242] &lt; [.$B$2]; [.$B$4] + ([.$B$5] - [.$B$4]) * ([.$C242] + 0.5) / [.$B$2]; 0)" office:value-type="float" office:value="18790.2734375" calcext:value-type="float">
            <text:p>18790.2734375</text:p>
          </table:table-cell>
          <table:table-cell table:formula="of:=IF([.$C242] &lt; [.$B$2]; POWER(10;  LOG([.$B$4]) + (LOG([.$B$5]) - LOG([.$B$4])) * ([.$C242] + 0.5) / [.$B$2]); 0)" office:value-type="float" office:value="13164.0453772521" calcext:value-type="float">
            <text:p>13164.0453772521</text:p>
          </table:table-cell>
          <table:table-cell table:formula="of:=IF([.$C242] &lt; [.$B$2]; POWER(POWER([.$B$4]; 1/[.$B$3]) + (POWER([.$B$5]; 1/[.$B$3]) - POWER([.$B$4]; 1/[.$B$3])) * ([.$C242] + 0.5) / [.$B$2]; [.$B$3]); 0)" office:value-type="float" office:value="17110.9818307521" calcext:value-type="float">
            <text:p>17110.9818307521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IF([.$C243] &lt; [.$B$2]; [.$B$4] + ([.$B$5] - [.$B$4]) * ([.$C243] + 0.5) / [.$B$2]; 0)" office:value-type="float" office:value="18868.3203125" calcext:value-type="float">
            <text:p>18868.3203125</text:p>
          </table:table-cell>
          <table:table-cell table:formula="of:=IF([.$C243] &lt; [.$B$2]; POWER(10;  LOG([.$B$4]) + (LOG([.$B$5]) - LOG([.$B$4])) * ([.$C243] + 0.5) / [.$B$2]); 0)" office:value-type="float" office:value="13524.0921306671" calcext:value-type="float">
            <text:p>13524.0921306671</text:p>
          </table:table-cell>
          <table:table-cell table:formula="of:=IF([.$C243] &lt; [.$B$2]; POWER(POWER([.$B$4]; 1/[.$B$3]) + (POWER([.$B$5]; 1/[.$B$3]) - POWER([.$B$4]; 1/[.$B$3])) * ([.$C243] + 0.5) / [.$B$2]; [.$B$3]); 0)" office:value-type="float" office:value="17288.8278394707" calcext:value-type="float">
            <text:p>17288.8278394707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IF([.$C244] &lt; [.$B$2]; [.$B$4] + ([.$B$5] - [.$B$4]) * ([.$C244] + 0.5) / [.$B$2]; 0)" office:value-type="float" office:value="18946.3671875" calcext:value-type="float">
            <text:p>18946.3671875</text:p>
          </table:table-cell>
          <table:table-cell table:formula="of:=IF([.$C244] &lt; [.$B$2]; POWER(10;  LOG([.$B$4]) + (LOG([.$B$5]) - LOG([.$B$4])) * ([.$C244] + 0.5) / [.$B$2]); 0)" office:value-type="float" office:value="13893.9864393685" calcext:value-type="float">
            <text:p>13893.9864393685</text:p>
          </table:table-cell>
          <table:table-cell table:formula="of:=IF([.$C244] &lt; [.$B$2]; POWER(POWER([.$B$4]; 1/[.$B$3]) + (POWER([.$B$5]; 1/[.$B$3]) - POWER([.$B$4]; 1/[.$B$3])) * ([.$C244] + 0.5) / [.$B$2]; [.$B$3]); 0)" office:value-type="float" office:value="17467.837861036" calcext:value-type="float">
            <text:p>17467.837861036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IF([.$C245] &lt; [.$B$2]; [.$B$4] + ([.$B$5] - [.$B$4]) * ([.$C245] + 0.5) / [.$B$2]; 0)" office:value-type="float" office:value="19024.4140625" calcext:value-type="float">
            <text:p>19024.4140625</text:p>
          </table:table-cell>
          <table:table-cell table:formula="of:=IF([.$C245] &lt; [.$B$2]; POWER(10;  LOG([.$B$4]) + (LOG([.$B$5]) - LOG([.$B$4])) * ([.$C245] + 0.5) / [.$B$2]); 0)" office:value-type="float" office:value="14273.997641558" calcext:value-type="float">
            <text:p>14273.997641558</text:p>
          </table:table-cell>
          <table:table-cell table:formula="of:=IF([.$C245] &lt; [.$B$2]; POWER(POWER([.$B$4]; 1/[.$B$3]) + (POWER([.$B$5]; 1/[.$B$3]) - POWER([.$B$4]; 1/[.$B$3])) * ([.$C245] + 0.5) / [.$B$2]; [.$B$3]); 0)" office:value-type="float" office:value="17648.0150681019" calcext:value-type="float">
            <text:p>17648.0150681019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IF([.$C246] &lt; [.$B$2]; [.$B$4] + ([.$B$5] - [.$B$4]) * ([.$C246] + 0.5) / [.$B$2]; 0)" office:value-type="float" office:value="19102.4609375" calcext:value-type="float">
            <text:p>19102.4609375</text:p>
          </table:table-cell>
          <table:table-cell table:formula="of:=IF([.$C246] &lt; [.$B$2]; POWER(10;  LOG([.$B$4]) + (LOG([.$B$5]) - LOG([.$B$4])) * ([.$C246] + 0.5) / [.$B$2]); 0)" office:value-type="float" office:value="14664.4024420442" calcext:value-type="float">
            <text:p>14664.4024420442</text:p>
          </table:table-cell>
          <table:table-cell table:formula="of:=IF([.$C246] &lt; [.$B$2]; POWER(POWER([.$B$4]; 1/[.$B$3]) + (POWER([.$B$5]; 1/[.$B$3]) - POWER([.$B$4]; 1/[.$B$3])) * ([.$C246] + 0.5) / [.$B$2]; [.$B$3]); 0)" office:value-type="float" office:value="17829.3626299437" calcext:value-type="float">
            <text:p>17829.3626299437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IF([.$C247] &lt; [.$B$2]; [.$B$4] + ([.$B$5] - [.$B$4]) * ([.$C247] + 0.5) / [.$B$2]; 0)" office:value-type="float" office:value="19180.5078125" calcext:value-type="float">
            <text:p>19180.5078125</text:p>
          </table:table-cell>
          <table:table-cell table:formula="of:=IF([.$C247] &lt; [.$B$2]; POWER(10;  LOG([.$B$4]) + (LOG([.$B$5]) - LOG([.$B$4])) * ([.$C247] + 0.5) / [.$B$2]); 0)" office:value-type="float" office:value="15065.4851137246" calcext:value-type="float">
            <text:p>15065.4851137246</text:p>
          </table:table-cell>
          <table:table-cell table:formula="of:=IF([.$C247] &lt; [.$B$2]; POWER(POWER([.$B$4]; 1/[.$B$3]) + (POWER([.$B$5]; 1/[.$B$3]) - POWER([.$B$4]; 1/[.$B$3])) * ([.$C247] + 0.5) / [.$B$2]; [.$B$3]); 0)" office:value-type="float" office:value="18011.8837124743" calcext:value-type="float">
            <text:p>18011.8837124743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IF([.$C248] &lt; [.$B$2]; [.$B$4] + ([.$B$5] - [.$B$4]) * ([.$C248] + 0.5) / [.$B$2]; 0)" office:value-type="float" office:value="19258.5546875" calcext:value-type="float">
            <text:p>19258.5546875</text:p>
          </table:table-cell>
          <table:table-cell table:formula="of:=IF([.$C248] &lt; [.$B$2]; POWER(10;  LOG([.$B$4]) + (LOG([.$B$5]) - LOG([.$B$4])) * ([.$C248] + 0.5) / [.$B$2]); 0)" office:value-type="float" office:value="15477.5377045788" calcext:value-type="float">
            <text:p>15477.5377045788</text:p>
          </table:table-cell>
          <table:table-cell table:formula="of:=IF([.$C248] &lt; [.$B$2]; POWER(POWER([.$B$4]; 1/[.$B$3]) + (POWER([.$B$5]; 1/[.$B$3]) - POWER([.$B$4]; 1/[.$B$3])) * ([.$C248] + 0.5) / [.$B$2]; [.$B$3]); 0)" office:value-type="float" office:value="18195.5814782601" calcext:value-type="float">
            <text:p>18195.5814782601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IF([.$C249] &lt; [.$B$2]; [.$B$4] + ([.$B$5] - [.$B$4]) * ([.$C249] + 0.5) / [.$B$2]; 0)" office:value-type="float" office:value="19336.6015625" calcext:value-type="float">
            <text:p>19336.6015625</text:p>
          </table:table-cell>
          <table:table-cell table:formula="of:=IF([.$C249] &lt; [.$B$2]; POWER(10;  LOG([.$B$4]) + (LOG([.$B$5]) - LOG([.$B$4])) * ([.$C249] + 0.5) / [.$B$2]); 0)" office:value-type="float" office:value="15900.8602503231" calcext:value-type="float">
            <text:p>15900.8602503231</text:p>
          </table:table-cell>
          <table:table-cell table:formula="of:=IF([.$C249] &lt; [.$B$2]; POWER(POWER([.$B$4]; 1/[.$B$3]) + (POWER([.$B$5]; 1/[.$B$3]) - POWER([.$B$4]; 1/[.$B$3])) * ([.$C249] + 0.5) / [.$B$2]; [.$B$3]); 0)" office:value-type="float" office:value="18380.4590865373" calcext:value-type="float">
            <text:p>18380.4590865373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IF([.$C250] &lt; [.$B$2]; [.$B$4] + ([.$B$5] - [.$B$4]) * ([.$C250] + 0.5) / [.$B$2]; 0)" office:value-type="float" office:value="19414.6484375" calcext:value-type="float">
            <text:p>19414.6484375</text:p>
          </table:table-cell>
          <table:table-cell table:formula="of:=IF([.$C250] &lt; [.$B$2]; POWER(10;  LOG([.$B$4]) + (LOG([.$B$5]) - LOG([.$B$4])) * ([.$C250] + 0.5) / [.$B$2]); 0)" office:value-type="float" office:value="16335.7609928812" calcext:value-type="float">
            <text:p>16335.7609928812</text:p>
          </table:table-cell>
          <table:table-cell table:formula="of:=IF([.$C250] &lt; [.$B$2]; POWER(POWER([.$B$4]; 1/[.$B$3]) + (POWER([.$B$5]; 1/[.$B$3]) - POWER([.$B$4]; 1/[.$B$3])) * ([.$C250] + 0.5) / [.$B$2]; [.$B$3]); 0)" office:value-type="float" office:value="18566.5196932275" calcext:value-type="float">
            <text:p>18566.5196932275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IF([.$C251] &lt; [.$B$2]; [.$B$4] + ([.$B$5] - [.$B$4]) * ([.$C251] + 0.5) / [.$B$2]; 0)" office:value-type="float" office:value="19492.6953125" calcext:value-type="float">
            <text:p>19492.6953125</text:p>
          </table:table-cell>
          <table:table-cell table:formula="of:=IF([.$C251] &lt; [.$B$2]; POWER(10;  LOG([.$B$4]) + (LOG([.$B$5]) - LOG([.$B$4])) * ([.$C251] + 0.5) / [.$B$2]); 0)" office:value-type="float" office:value="16782.55660483" calcext:value-type="float">
            <text:p>16782.55660483</text:p>
          </table:table-cell>
          <table:table-cell table:formula="of:=IF([.$C251] &lt; [.$B$2]; POWER(POWER([.$B$4]; 1/[.$B$3]) + (POWER([.$B$5]; 1/[.$B$3]) - POWER([.$B$4]; 1/[.$B$3])) * ([.$C251] + 0.5) / [.$B$2]; [.$B$3]); 0)" office:value-type="float" office:value="18753.7664509538" calcext:value-type="float">
            <text:p>18753.7664509538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IF([.$C252] &lt; [.$B$2]; [.$B$4] + ([.$B$5] - [.$B$4]) * ([.$C252] + 0.5) / [.$B$2]; 0)" office:value-type="float" office:value="19570.7421875" calcext:value-type="float">
            <text:p>19570.7421875</text:p>
          </table:table-cell>
          <table:table-cell table:formula="of:=IF([.$C252] &lt; [.$B$2]; POWER(10;  LOG([.$B$4]) + (LOG([.$B$5]) - LOG([.$B$4])) * ([.$C252] + 0.5) / [.$B$2]); 0)" office:value-type="float" office:value="17241.5724199847" calcext:value-type="float">
            <text:p>17241.5724199847</text:p>
          </table:table-cell>
          <table:table-cell table:formula="of:=IF([.$C252] &lt; [.$B$2]; POWER(POWER([.$B$4]; 1/[.$B$3]) + (POWER([.$B$5]; 1/[.$B$3]) - POWER([.$B$4]; 1/[.$B$3])) * ([.$C252] + 0.5) / [.$B$2]; [.$B$3]); 0)" office:value-type="float" office:value="18942.2025090564" calcext:value-type="float">
            <text:p>18942.2025090564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IF([.$C253] &lt; [.$B$2]; [.$B$4] + ([.$B$5] - [.$B$4]) * ([.$C253] + 0.5) / [.$B$2]; 0)" office:value-type="float" office:value="19648.7890625" calcext:value-type="float">
            <text:p>19648.7890625</text:p>
          </table:table-cell>
          <table:table-cell table:formula="of:=IF([.$C253] &lt; [.$B$2]; POWER(10;  LOG([.$B$4]) + (LOG([.$B$5]) - LOG([.$B$4])) * ([.$C253] + 0.5) / [.$B$2]); 0)" office:value-type="float" office:value="17713.1426702904" calcext:value-type="float">
            <text:p>17713.1426702904</text:p>
          </table:table-cell>
          <table:table-cell table:formula="of:=IF([.$C253] &lt; [.$B$2]; POWER(POWER([.$B$4]; 1/[.$B$3]) + (POWER([.$B$5]; 1/[.$B$3]) - POWER([.$B$4]; 1/[.$B$3])) * ([.$C253] + 0.5) / [.$B$2]; [.$B$3]); 0)" office:value-type="float" office:value="19131.8310136078" calcext:value-type="float">
            <text:p>19131.8310136078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IF([.$C254] &lt; [.$B$2]; [.$B$4] + ([.$B$5] - [.$B$4]) * ([.$C254] + 0.5) / [.$B$2]; 0)" office:value-type="float" office:value="19726.8359375" calcext:value-type="float">
            <text:p>19726.8359375</text:p>
          </table:table-cell>
          <table:table-cell table:formula="of:=IF([.$C254] &lt; [.$B$2]; POWER(10;  LOG([.$B$4]) + (LOG([.$B$5]) - LOG([.$B$4])) * ([.$C254] + 0.5) / [.$B$2]); 0)" office:value-type="float" office:value="18197.6107291924" calcext:value-type="float">
            <text:p>18197.6107291924</text:p>
          </table:table-cell>
          <table:table-cell table:formula="of:=IF([.$C254] &lt; [.$B$2]; POWER(POWER([.$B$4]; 1/[.$B$3]) + (POWER([.$B$5]; 1/[.$B$3]) - POWER([.$B$4]; 1/[.$B$3])) * ([.$C254] + 0.5) / [.$B$2]; [.$B$3]); 0)" office:value-type="float" office:value="19322.6551074283" calcext:value-type="float">
            <text:p>19322.6551074283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IF([.$C255] &lt; [.$B$2]; [.$B$4] + ([.$B$5] - [.$B$4]) * ([.$C255] + 0.5) / [.$B$2]; 0)" office:value-type="float" office:value="19804.8828125" calcext:value-type="float">
            <text:p>19804.8828125</text:p>
          </table:table-cell>
          <table:table-cell table:formula="of:=IF([.$C255] &lt; [.$B$2]; POWER(10;  LOG([.$B$4]) + (LOG([.$B$5]) - LOG([.$B$4])) * ([.$C255] + 0.5) / [.$B$2]); 0)" office:value-type="float" office:value="18695.3293616637" calcext:value-type="float">
            <text:p>18695.3293616637</text:p>
          </table:table-cell>
          <table:table-cell table:formula="of:=IF([.$C255] &lt; [.$B$2]; POWER(POWER([.$B$4]; 1/[.$B$3]) + (POWER([.$B$5]; 1/[.$B$3]) - POWER([.$B$4]; 1/[.$B$3])) * ([.$C255] + 0.5) / [.$B$2]; [.$B$3]); 0)" office:value-type="float" office:value="19514.6779301015" calcext:value-type="float">
            <text:p>19514.6779301015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IF([.$C256] &lt; [.$B$2]; [.$B$4] + ([.$B$5] - [.$B$4]) * ([.$C256] + 0.5) / [.$B$2]; 0)" office:value-type="float" office:value="19882.9296875" calcext:value-type="float">
            <text:p>19882.9296875</text:p>
          </table:table-cell>
          <table:table-cell table:formula="of:=IF([.$C256] &lt; [.$B$2]; POWER(10;  LOG([.$B$4]) + (LOG([.$B$5]) - LOG([.$B$4])) * ([.$C256] + 0.5) / [.$B$2]); 0)" office:value-type="float" office:value="19206.6609810703" calcext:value-type="float">
            <text:p>19206.6609810703</text:p>
          </table:table-cell>
          <table:table-cell table:formula="of:=IF([.$C256] &lt; [.$B$2]; POWER(POWER([.$B$4]; 1/[.$B$3]) + (POWER([.$B$5]; 1/[.$B$3]) - POWER([.$B$4]; 1/[.$B$3])) * ([.$C256] + 0.5) / [.$B$2]; [.$B$3]); 0)" office:value-type="float" office:value="19707.9026179889" calcext:value-type="float">
            <text:p>19707.9026179889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IF([.$C257] &lt; [.$B$2]; [.$B$4] + ([.$B$5] - [.$B$4]) * ([.$C257] + 0.5) / [.$B$2]; 0)" office:value-type="float" office:value="19960.9765625" calcext:value-type="float">
            <text:p>19960.9765625</text:p>
          </table:table-cell>
          <table:table-cell table:formula="of:=IF([.$C257] &lt; [.$B$2]; POWER(10;  LOG([.$B$4]) + (LOG([.$B$5]) - LOG([.$B$4])) * ([.$C257] + 0.5) / [.$B$2]); 0)" office:value-type="float" office:value="19731.977913062" calcext:value-type="float">
            <text:p>19731.977913062</text:p>
          </table:table-cell>
          <table:table-cell table:formula="of:=IF([.$C257] &lt; [.$B$2]; POWER(POWER([.$B$4]; 1/[.$B$3]) + (POWER([.$B$5]; 1/[.$B$3]) - POWER([.$B$4]; 1/[.$B$3])) * ([.$C257] + 0.5) / [.$B$2]; [.$B$3]); 0)" office:value-type="float" office:value="19902.3323042456" calcext:value-type="float">
            <text:p>19902.3323042456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LOG([.$B2])" office:value-type="float" office:value="1.49136169383427" calcext:value-type="float">
            <text:p>1.49136169383427</text:p>
          </table:table-cell>
          <table:table-cell/>
        </table:table-row>
        <table:table-row table:style-name="ro1">
          <table:table-cell table:number-columns-repeated="2"/>
          <table:table-cell table:formula="of:=AVERAGE([.C2]; [.C4])" office:value-type="float" office:value="1.64535112164393" calcext:value-type="float">
            <text:p>1.64535112164393</text:p>
          </table:table-cell>
          <table:table-cell table:formula="of:=POWER(10; [.$C3])" office:value-type="float" office:value="44.1927595879687" calcext:value-type="float">
            <text:p>44.192759587968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LOG([.$B4])" office:value-type="float" office:value="1.79934054945358" calcext:value-type="float">
            <text:p>1.79934054945358</text:p>
          </table:table-cell>
          <table:table-cell/>
        </table:table-row>
        <table:table-row table:style-name="ro1">
          <table:table-cell table:number-columns-repeated="2"/>
          <table:table-cell table:formula="of:=AVERAGE([.C4]; [.C6])" office:value-type="float" office:value="1.8694299010361" calcext:value-type="float">
            <text:p>1.8694299010361</text:p>
          </table:table-cell>
          <table:table-cell table:formula="of:=POWER(10; [.$C5])" office:value-type="float" office:value="74.0337760755183" calcext:value-type="float">
            <text:p>74.033776075518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LOG([.$B6])" office:value-type="float" office:value="1.93951925261862" calcext:value-type="float">
            <text:p>1.93951925261862</text:p>
          </table:table-cell>
          <table:table-cell/>
        </table:table-row>
        <table:table-row table:style-name="ro1">
          <table:table-cell table:number-columns-repeated="2"/>
          <table:table-cell table:formula="of:=AVERAGE([.C6]; [.C8])" office:value-type="float" office:value="2.01821463281334" calcext:value-type="float">
            <text:p>2.01821463281334</text:p>
          </table:table-cell>
          <table:table-cell table:formula="of:=POWER(10; [.$C7])" office:value-type="float" office:value="104.283268073071" calcext:value-type="float">
            <text:p>104.28326807307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LOG([.$B8])" office:value-type="float" office:value="2.09691001300806" calcext:value-type="float">
            <text:p>2.09691001300806</text:p>
          </table:table-cell>
          <table:table-cell/>
        </table:table-row>
        <table:table-row table:style-name="ro1">
          <table:table-cell table:number-columns-repeated="2"/>
          <table:table-cell table:formula="of:=AVERAGE([.C8]; [.C10])" office:value-type="float" office:value="2.16997403084718" calcext:value-type="float">
            <text:p>2.16997403084718</text:p>
          </table:table-cell>
          <table:table-cell table:formula="of:=POWER(10; [.$C9])" office:value-type="float" office:value="147.90199457749" calcext:value-type="float">
            <text:p>147.9019945774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LOG([.$B10])" office:value-type="float" office:value="2.24303804868629" calcext:value-type="float">
            <text:p>2.24303804868629</text:p>
          </table:table-cell>
          <table:table-cell/>
        </table:table-row>
        <table:table-row table:style-name="ro1">
          <table:table-cell table:number-columns-repeated="2"/>
          <table:table-cell table:formula="of:=AVERAGE([.C10]; [.C12])" office:value-type="float" office:value="2.32048902867917" calcext:value-type="float">
            <text:p>2.32048902867917</text:p>
          </table:table-cell>
          <table:table-cell table:formula="of:=POWER(10; [.$C11])" office:value-type="float" office:value="209.165006633519" calcext:value-type="float">
            <text:p>209.16500663351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LOG([.$B12])" office:value-type="float" office:value="2.39794000867204" calcext:value-type="float">
            <text:p>2.39794000867204</text:p>
          </table:table-cell>
          <table:table-cell/>
        </table:table-row>
        <table:table-row table:style-name="ro1">
          <table:table-cell table:number-columns-repeated="2"/>
          <table:table-cell table:formula="of:=AVERAGE([.C12]; [.C14])" office:value-type="float" office:value="2.47100402651116" calcext:value-type="float">
            <text:p>2.47100402651116</text:p>
          </table:table-cell>
          <table:table-cell table:formula="of:=POWER(10; [.$C13])" office:value-type="float" office:value="295.80398915498" calcext:value-type="float">
            <text:p>295.8039891549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LOG([.$B14])" office:value-type="float" office:value="2.54406804435028" calcext:value-type="float">
            <text:p>2.54406804435028</text:p>
          </table:table-cell>
          <table:table-cell/>
        </table:table-row>
        <table:table-row table:style-name="ro1">
          <table:table-cell table:number-columns-repeated="2"/>
          <table:table-cell table:formula="of:=AVERAGE([.C14]; [.C16])" office:value-type="float" office:value="2.62151902434315" calcext:value-type="float">
            <text:p>2.62151902434315</text:p>
          </table:table-cell>
          <table:table-cell table:formula="of:=POWER(10; [.$C15])" office:value-type="float" office:value="418.330013267037" calcext:value-type="float">
            <text:p>418.3300132670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LOG([.$B16])" office:value-type="float" office:value="2.69897000433602" calcext:value-type="float">
            <text:p>2.69897000433602</text:p>
          </table:table-cell>
          <table:table-cell/>
        </table:table-row>
        <table:table-row table:style-name="ro1">
          <table:table-cell table:number-columns-repeated="2"/>
          <table:table-cell table:formula="of:=AVERAGE([.C16]; [.C18])" office:value-type="float" office:value="2.77203402217514" calcext:value-type="float">
            <text:p>2.77203402217514</text:p>
          </table:table-cell>
          <table:table-cell table:formula="of:=POWER(10; [.$C17])" office:value-type="float" office:value="591.607978309961" calcext:value-type="float">
            <text:p>591.607978309961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LOG([.$B18])" office:value-type="float" office:value="2.84509804001426" calcext:value-type="float">
            <text:p>2.84509804001426</text:p>
          </table:table-cell>
          <table:table-cell/>
        </table:table-row>
        <table:table-row table:style-name="ro1">
          <table:table-cell table:number-columns-repeated="2"/>
          <table:table-cell table:formula="of:=AVERAGE([.C18]; [.C20])" office:value-type="float" office:value="2.92254902000713" calcext:value-type="float">
            <text:p>2.92254902000713</text:p>
          </table:table-cell>
          <table:table-cell table:formula="of:=POWER(10; [.$C19])" office:value-type="float" office:value="836.660026534075" calcext:value-type="float">
            <text:p>836.6600265340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LOG([.$B20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formula="of:=AVERAGE([.C20]; [.C22])" office:value-type="float" office:value="3.07306401783912" calcext:value-type="float">
            <text:p>3.07306401783912</text:p>
          </table:table-cell>
          <table:table-cell table:formula="of:=POWER(10; [.$C21])" office:value-type="float" office:value="1183.21595661992" calcext:value-type="float">
            <text:p>1183.21595661992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LOG([.$B22])" office:value-type="float" office:value="3.14612803567824" calcext:value-type="float">
            <text:p>3.14612803567824</text:p>
          </table:table-cell>
          <table:table-cell/>
        </table:table-row>
        <table:table-row table:style-name="ro1">
          <table:table-cell table:number-columns-repeated="2"/>
          <table:table-cell table:formula="of:=AVERAGE([.C22]; [.C24])" office:value-type="float" office:value="3.22357901567111" calcext:value-type="float">
            <text:p>3.22357901567111</text:p>
          </table:table-cell>
          <table:table-cell table:formula="of:=POWER(10; [.$C23])" office:value-type="float" office:value="1673.32005306815" calcext:value-type="float">
            <text:p>1673.3200530681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LOG([.$B24])" office:value-type="float" office:value="3.30102999566398" calcext:value-type="float">
            <text:p>3.30102999566398</text:p>
          </table:table-cell>
          <table:table-cell/>
        </table:table-row>
        <table:table-row table:style-name="ro1">
          <table:table-cell table:number-columns-repeated="2"/>
          <table:table-cell table:formula="of:=AVERAGE([.C24]; [.C26])" office:value-type="float" office:value="3.3740940135031" calcext:value-type="float">
            <text:p>3.3740940135031</text:p>
          </table:table-cell>
          <table:table-cell table:formula="of:=POWER(10; [.$C25])" office:value-type="float" office:value="2366.43191323984" calcext:value-type="float">
            <text:p>2366.43191323984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LOG([.$B26])" office:value-type="float" office:value="3.44715803134222" calcext:value-type="float">
            <text:p>3.44715803134222</text:p>
          </table:table-cell>
          <table:table-cell/>
        </table:table-row>
        <table:table-row table:style-name="ro1">
          <table:table-cell table:number-columns-repeated="2"/>
          <table:table-cell table:formula="of:=AVERAGE([.C26]; [.C28])" office:value-type="float" office:value="3.52460901133509" calcext:value-type="float">
            <text:p>3.52460901133509</text:p>
          </table:table-cell>
          <table:table-cell table:formula="of:=POWER(10; [.$C27])" office:value-type="float" office:value="3346.6401061363" calcext:value-type="float">
            <text:p>3346.640106136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LOG([.$B28])" office:value-type="float" office:value="3.60205999132796" calcext:value-type="float">
            <text:p>3.60205999132796</text:p>
          </table:table-cell>
          <table:table-cell/>
        </table:table-row>
        <table:table-row table:style-name="ro1">
          <table:table-cell table:number-columns-repeated="2"/>
          <table:table-cell table:formula="of:=AVERAGE([.C28]; [.C30])" office:value-type="float" office:value="3.67512400916708" calcext:value-type="float">
            <text:p>3.67512400916708</text:p>
          </table:table-cell>
          <table:table-cell table:formula="of:=POWER(10; [.$C29])" office:value-type="float" office:value="4732.86382647969" calcext:value-type="float">
            <text:p>4732.86382647969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table:formula="of:=LOG([.$B30])" office:value-type="float" office:value="3.7481880270062" calcext:value-type="float">
            <text:p>3.7481880270062</text:p>
          </table:table-cell>
          <table:table-cell/>
        </table:table-row>
        <table:table-row table:style-name="ro1">
          <table:table-cell table:number-columns-repeated="2"/>
          <table:table-cell table:formula="of:=AVERAGE([.C30]; [.C32])" office:value-type="float" office:value="3.82563900699907" calcext:value-type="float">
            <text:p>3.82563900699907</text:p>
          </table:table-cell>
          <table:table-cell table:formula="of:=POWER(10; [.$C31])" office:value-type="float" office:value="6693.2802122726" calcext:value-type="float">
            <text:p>6693.2802122726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LOG([.$B32])" office:value-type="float" office:value="3.90308998699194" calcext:value-type="float">
            <text:p>3.90308998699194</text:p>
          </table:table-cell>
          <table:table-cell/>
        </table:table-row>
        <table:table-row table:style-name="ro1">
          <table:table-cell table:number-columns-repeated="2"/>
          <table:table-cell table:formula="of:=AVERAGE([.C32]; [.C34])" office:value-type="float" office:value="3.97615400483106" calcext:value-type="float">
            <text:p>3.97615400483106</text:p>
          </table:table-cell>
          <table:table-cell table:formula="of:=POWER(10; [.$C33])" office:value-type="float" office:value="9465.72765295937" calcext:value-type="float">
            <text:p>9465.72765295937</text:p>
          </table:table-cell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table:formula="of:=LOG([.$B34])" office:value-type="float" office:value="4.04921802267018" calcext:value-type="float">
            <text:p>4.04921802267018</text:p>
          </table:table-cell>
          <table:table-cell/>
        </table:table-row>
        <table:table-row table:style-name="ro1">
          <table:table-cell table:number-columns-repeated="2"/>
          <table:table-cell table:formula="of:=AVERAGE([.C34]; [.C36])" office:value-type="float" office:value="4.12666900266305" calcext:value-type="float">
            <text:p>4.12666900266305</text:p>
          </table:table-cell>
          <table:table-cell table:formula="of:=POWER(10; [.$C35])" office:value-type="float" office:value="13386.5604245452" calcext:value-type="float">
            <text:p>13386.5604245452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LOG([.$B36])" office:value-type="float" office:value="4.20411998265592" calcext:value-type="float">
            <text:p>4.204119982655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6T19:26:05.405000000</meta:creation-date>
    <dc:date>2020-07-06T22:19:45.400000000</dc:date>
    <meta:editing-duration>PT22M18S</meta:editing-duration>
    <meta:editing-cycles>2</meta:editing-cycles>
    <meta:generator>LibreOffice/6.4.4.2$Windows_X86_64 LibreOffice_project/3d775be2011f3886db32dfd395a6a6d1ca2630ff</meta:generator>
    <meta:document-statistic meta:table-count="2" meta:cell-count="1105" meta:object-count="0"/>
  </office:meta>
</office:document-meta>
</file>